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6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e16173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3838"/>
    </style:style>
    <style:style style:name="ce18" style:family="table-cell" style:parent-style-name="Default">
      <style:table-cell-properties fo:background-color="#ea7500"/>
    </style:style>
    <style:style style:name="ce21" style:family="table-cell" style:parent-style-name="Default">
      <style:table-cell-properties fo:background-color="#6b5e9b"/>
    </style:style>
    <style:style style:name="ce6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de59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eeeeee"/>
    </style:style>
    <style:style style:name="ce31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2" style:family="table-cell" style:parent-style-name="Default">
      <style:table-cell-properties fo:background-color="#39551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ackground-color="#55308d"/>
    </style:style>
    <style:style style:name="ce39" style:family="table-cell" style:parent-style-name="Default">
      <style:table-cell-properties fo:background-color="#800080"/>
    </style:style>
    <style:style style:name="ce4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be33d"/>
    </style:style>
    <style:style style:name="ce42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block_matmul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6" table:default-cell-style-name="Default"/>
        <table:table-row table:style-name="ro1">
          <table:table-cell table:number-columns-repeated="66"/>
        </table:table-row>
        <table:table-row table:style-name="ro1">
          <table:table-cell table:number-columns-repeated="5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55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55"/>
        </table:table-row>
        <table:table-row table:style-name="ro1">
          <table:table-cell table:number-columns-repeated="18"/>
          <table:table-cell office:value-type="string" calcext:value-type="string">
            <text:p>MAT A 2x2</text:p>
          </table:table-cell>
          <table:table-cell table:number-columns-repeated="2"/>
          <table:table-cell office:value-type="string" calcext:value-type="string">
            <text:p>MAT B 2x2</text:p>
          </table:table-cell>
          <table:table-cell table:number-columns-repeated="4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000" calcext:value-type="float">
            <text:p>9000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565" calcext:value-type="float">
            <text:p>55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table:number-columns-repeated="3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526" calcext:value-type="float">
            <text:p>526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25" calcext:value-type="float">
            <text:p>25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formula="of:=DEC2HEX([.S6])" office:value-type="string" office:string-value="1E" calcext:value-type="string">
            <text:p>1E</text:p>
          </table:table-cell>
          <table:table-cell table:formula="of:=DEC2HEX([.T6])" office:value-type="string" office:string-value="28" calcext:value-type="string">
            <text:p>28</text:p>
          </table:table-cell>
          <table:table-cell/>
          <table:table-cell table:formula="of:=DEC2HEX([.V6])" office:value-type="string" office:string-value="46" calcext:value-type="string">
            <text:p>46</text:p>
          </table:table-cell>
          <table:table-cell table:formula="of:=DEC2HEX([.W6])" office:value-type="string" office:string-value="50" calcext:value-type="string">
            <text:p>50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7"/>
          <table:table-cell table:formula="of:=DEC2HEX([.S7])" office:value-type="string" office:string-value="32" calcext:value-type="string">
            <text:p>32</text:p>
          </table:table-cell>
          <table:table-cell table:formula="of:=DEC2HEX([.T7])" office:value-type="string" office:string-value="3C" calcext:value-type="string">
            <text:p>3C</text:p>
          </table:table-cell>
          <table:table-cell/>
          <table:table-cell table:formula="of:=DEC2HEX([.V7])" office:value-type="string" office:string-value="5A" calcext:value-type="string">
            <text:p>5A</text:p>
          </table:table-cell>
          <table:table-cell table:formula="of:=DEC2HEX([.W7])" office:value-type="string" office:string-value="64" calcext:value-type="string">
            <text:p>64</text:p>
          </table:table-cell>
          <table:table-cell table:number-columns-repeated="4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3"/>
          <table:table-cell office:value-type="string" calcext:value-type="string">
            <text:p>DIRECT MULT</text:p>
          </table:table-cell>
          <table:table-cell table:number-columns-repeated="4"/>
          <table:table-cell office:value-type="string" calcext:value-type="string">
            <text:p>BLOCK MULT</text:p>
          </table:table-cell>
          <table:table-cell table:number-columns-repeated="57"/>
        </table:table-row>
        <table:table-row table:style-name="ro1">
          <table:table-cell table:number-columns-repeated="18"/>
          <table:table-cell table:number-matrix-columns-spanned="2" table:number-matrix-rows-spanned="2" table:formula="of:=MMULT([.S6:.T7];[.V6:.W7])" office:value-type="float" office:value="5700" calcext:value-type="float">
            <text:p>5700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DEC2HEX([.S14])" office:value-type="string" office:string-value="1644" calcext:value-type="string">
            <text:p>1644</text:p>
          </table:table-cell>
          <table:table-cell table:formula="of:=DEC2HEX([.T14])" office:value-type="string" office:string-value="1900" calcext:value-type="string">
            <text:p>1900</text:p>
          </table:table-cell>
          <table:table-cell table:number-columns-repeated="43"/>
        </table:table-row>
        <table:table-row table:style-name="ro1">
          <table:table-cell table:number-columns-repeated="3"/>
          <table:table-cell table:number-matrix-columns-spanned="4" table:number-matrix-rows-spanned="4" table:formula="of:=MMULT([.D6:.G9];[.I6:.L9])" office:value-type="float" office:value="330000" calcext:value-type="float">
            <text:p>330000</text:p>
          </table:table-cell>
          <table:table-cell office:value-type="float" office:value="539210" calcext:value-type="float">
            <text:p>539210</text:p>
          </table:table-cell>
          <table:table-cell office:value-type="float" office:value="42828" calcext:value-type="float">
            <text:p>42828</text:p>
          </table:table-cell>
          <table:table-cell office:value-type="float" office:value="44980" calcext:value-type="float">
            <text:p>44980</text:p>
          </table:table-cell>
          <table:table-cell/>
          <table:table-cell table:number-matrix-columns-spanned="2" table:number-matrix-rows-spanned="2" table:formula="of:=MMULT([.D6:.E7];[.I6:.J7])" office:value-type="float" office:value="135000" calcext:value-type="float">
            <text:p>135000</text:p>
          </table:table-cell>
          <table:table-cell office:value-type="float" office:value="280035" calcext:value-type="float">
            <text:p>280035</text:p>
          </table:table-cell>
          <table:table-cell table:number-matrix-columns-spanned="2" table:number-matrix-rows-spanned="2" table:formula="of:=MMULT([.F6:.G7];[.I8:.J9])" office:value-type="float" office:value="195000" calcext:value-type="float">
            <text:p>195000</text:p>
          </table:table-cell>
          <table:table-cell office:value-type="float" office:value="259175" calcext:value-type="float">
            <text:p>259175</text:p>
          </table:table-cell>
          <table:table-cell/>
          <table:table-cell table:number-matrix-columns-spanned="2" table:number-matrix-rows-spanned="2" table:formula="of:=MMULT([.D6:.E7];[.K6:.L7])" office:value-type="float" office:value="1220" calcext:value-type="float">
            <text:p>1220</text:p>
          </table:table-cell>
          <table:table-cell office:value-type="float" office:value="1305" calcext:value-type="float">
            <text:p>1305</text:p>
          </table:table-cell>
          <table:table-cell table:number-matrix-columns-spanned="2" table:number-matrix-rows-spanned="2" table:formula="of:=MMULT([.F6:.G7];[.K8:.L9])" office:value-type="float" office:value="41608" calcext:value-type="float">
            <text:p>41608</text:p>
          </table:table-cell>
          <table:table-cell office:value-type="float" office:value="43675" calcext:value-type="float">
            <text:p>43675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DEC2HEX([.S15])" office:value-type="string" office:string-value="22C4" calcext:value-type="string">
            <text:p>22C4</text:p>
          </table:table-cell>
          <table:table-cell table:formula="of:=DEC2HEX([.T15])" office:value-type="string" office:string-value="2710" calcext:value-type="string">
            <text:p>2710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9135816" calcext:value-type="float">
            <text:p>9135816</text:p>
          </table:table-cell>
          <table:table-cell office:value-type="float" office:value="22832097" calcext:value-type="float">
            <text:p>22832097</text:p>
          </table:table-cell>
          <table:table-cell office:value-type="float" office:value="218332" calcext:value-type="float">
            <text:p>218332</text:p>
          </table:table-cell>
          <table:table-cell office:value-type="float" office:value="227491" calcext:value-type="float">
            <text:p>227491</text:p>
          </table:table-cell>
          <table:table-cell/>
          <table:table-cell office:value-type="float" office:value="133000" calcext:value-type="float">
            <text:p>133000</text:p>
          </table:table-cell>
          <table:table-cell office:value-type="float" office:value="105117" calcext:value-type="float">
            <text:p>105117</text:p>
          </table:table-cell>
          <table:table-cell office:value-type="float" office:value="9002816" calcext:value-type="float">
            <text:p>9002816</text:p>
          </table:table-cell>
          <table:table-cell office:value-type="float" office:value="22726980" calcext:value-type="float">
            <text:p>22726980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567" calcext:value-type="float">
            <text:p>1567</text:p>
          </table:table-cell>
          <table:table-cell office:value-type="float" office:value="216880" calcext:value-type="float">
            <text:p>216880</text:p>
          </table:table-cell>
          <table:table-cell office:value-type="float" office:value="225924" calcext:value-type="float">
            <text:p>225924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float" office:value="1625000" calcext:value-type="float">
            <text:p>1625000</text:p>
          </table:table-cell>
          <table:table-cell office:value-type="float" office:value="3194781" calcext:value-type="float">
            <text:p>3194781</text:p>
          </table:table-cell>
          <table:table-cell office:value-type="float" office:value="111596" calcext:value-type="float">
            <text:p>111596</text:p>
          </table:table-cell>
          <table:table-cell office:value-type="float" office:value="117375" calcext:value-type="float">
            <text:p>117375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float" office:value="1478000" calcext:value-type="float">
            <text:p>1478000</text:p>
          </table:table-cell>
          <table:table-cell office:value-type="float" office:value="3437879" calcext:value-type="float">
            <text:p>3437879</text:p>
          </table:table-cell>
          <table:table-cell office:value-type="float" office:value="47728" calcext:value-type="float">
            <text:p>47728</text:p>
          </table:table-cell>
          <table:table-cell office:value-type="float" office:value="49987" calcext:value-type="float">
            <text:p>49987</text:p>
          </table:table-cell>
          <table:table-cell/>
          <table:table-cell table:number-matrix-columns-spanned="2" table:number-matrix-rows-spanned="2" table:formula="of:=MMULT([.D8:.E9];[.I6:.J7])" office:value-type="float" office:value="1293000" calcext:value-type="float">
            <text:p>1293000</text:p>
          </table:table-cell>
          <table:table-cell office:value-type="float" office:value="2939481" calcext:value-type="float">
            <text:p>2939481</text:p>
          </table:table-cell>
          <table:table-cell table:number-matrix-columns-spanned="2" table:number-matrix-rows-spanned="2" table:formula="of:=MMULT([.F8:.G9];[.I8:.J9])" office:value-type="float" office:value="332000" calcext:value-type="float">
            <text:p>332000</text:p>
          </table:table-cell>
          <table:table-cell office:value-type="float" office:value="255300" calcext:value-type="float">
            <text:p>255300</text:p>
          </table:table-cell>
          <table:table-cell/>
          <table:table-cell table:number-matrix-columns-spanned="2" table:number-matrix-rows-spanned="2" table:formula="of:=MMULT([.D8:.E9];[.K6:.L7])" office:value-type="float" office:value="11308" calcext:value-type="float">
            <text:p>11308</text:p>
          </table:table-cell>
          <table:table-cell office:value-type="float" office:value="12075" calcext:value-type="float">
            <text:p>12075</text:p>
          </table:table-cell>
          <table:table-cell table:number-matrix-columns-spanned="2" table:number-matrix-rows-spanned="2" table:formula="of:=MMULT([.F8:.G9];[.K8:.L9])" office:value-type="float" office:value="100288" calcext:value-type="float">
            <text:p>100288</text:p>
          </table:table-cell>
          <table:table-cell office:value-type="float" office:value="105300" calcext:value-type="float">
            <text:p>1053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T A in HEX</text:p>
          </table:table-cell>
          <table:table-cell table:number-columns-repeated="7"/>
          <table:table-cell office:value-type="float" office:value="414000" calcext:value-type="float">
            <text:p>414000</text:p>
          </table:table-cell>
          <table:table-cell office:value-type="float" office:value="867879" calcext:value-type="float">
            <text:p>867879</text:p>
          </table:table-cell>
          <table:table-cell office:value-type="float" office:value="1064000" calcext:value-type="float">
            <text:p>1064000</text:p>
          </table:table-cell>
          <table:table-cell office:value-type="float" office:value="2570000" calcext:value-type="float">
            <text:p>2570000</text:p>
          </table:table-cell>
          <table:table-cell/>
          <table:table-cell office:value-type="float" office:value="3728" calcext:value-type="float">
            <text:p>3728</text:p>
          </table:table-cell>
          <table:table-cell office:value-type="float" office:value="3987" calcext:value-type="float">
            <text:p>3987</text:p>
          </table:table-cell>
          <table:table-cell office:value-type="float" office:value="44000" calcext:value-type="float">
            <text:p>44000</text:p>
          </table:table-cell>
          <table:table-cell office:value-type="float" office:value="46000" calcext:value-type="float">
            <text:p>46000</text:p>
          </table:table-cell>
          <table:table-cell table:number-columns-repeated="49"/>
        </table:table-row>
        <table:table-row table:style-name="ro1">
          <table:table-cell table:number-columns-repeated="66"/>
        </table:table-row>
        <table:table-row table:style-name="ro1">
          <table:table-cell table:formula="of:=DEC2HEX([.D6])" office:value-type="string" office:string-value="23" calcext:value-type="string">
            <text:p>23</text:p>
          </table:table-cell>
          <table:table-cell table:formula="of:=DEC2HEX([.E6])" office:value-type="string" office:string-value="32" calcext:value-type="string">
            <text:p>32</text:p>
          </table:table-cell>
          <table:table-cell table:formula="of:=DEC2HEX([.F6])" office:value-type="string" office:string-value="7D0" calcext:value-type="string">
            <text:p>7D0</text:p>
          </table:table-cell>
          <table:table-cell table:formula="of:=DEC2HEX([.G6])" office:value-type="string" office:string-value="43" calcext:value-type="string">
            <text:p>43</text:p>
          </table:table-cell>
          <table:table-cell table:number-columns-repeated="62"/>
        </table:table-row>
        <table:table-row table:style-name="ro1">
          <table:table-cell table:formula="of:=DEC2HEX([.D7])" office:value-type="string" office:string-value="61" calcext:value-type="string">
            <text:p>61</text:p>
          </table:table-cell>
          <table:table-cell table:formula="of:=DEC2HEX([.E7])" office:value-type="string" office:string-value="12" calcext:value-type="string">
            <text:p>12</text:p>
          </table:table-cell>
          <table:table-cell table:formula="of:=DEC2HEX([.F7])" office:value-type="string" office:string-value="2C" calcext:value-type="string">
            <text:p>2C</text:p>
          </table:table-cell>
          <table:table-cell table:formula="of:=DEC2HEX([.G7])" office:value-type="string" office:string-value="2328" calcext:value-type="string">
            <text:p>2328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6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3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31"/>
        </table:table-row>
        <table:table-row table:style-name="ro1">
          <table:table-cell table:formula="of:=DEC2HEX([.D8])" office:value-type="string" office:string-value="F1" calcext:value-type="string">
            <text:p>F1</text:p>
          </table:table-cell>
          <table:table-cell table:formula="of:=DEC2HEX([.E8])" office:value-type="string" office:string-value="20E" calcext:value-type="string">
            <text:p>20E</text:p>
          </table:table-cell>
          <table:table-cell table:formula="of:=DEC2HEX([.F8])" office:value-type="string" office:string-value="1388" calcext:value-type="string">
            <text:p>1388</text:p>
          </table:table-cell>
          <table:table-cell table:formula="of:=DEC2HEX([.G8])" office:value-type="string" office:string-value="C" calcext:value-type="string">
            <text:p>C</text:p>
          </table:table-cell>
          <table:table-cell table:number-columns-repeated="3"/>
          <table:table-cell office:value-type="string" calcext:value-type="string">
            <text:p>R11</text:p>
          </table:table-cell>
          <table:table-cell table:style-name="ce1" table:formula="of:=SUM([.I15];[.K15])" office:value-type="float" office:value="330000" calcext:value-type="float">
            <text:p>330000</text:p>
          </table:table-cell>
          <table:table-cell table:style-name="ce1" table:formula="of:=SUM([.J15];[.L15])" office:value-type="float" office:value="539210" calcext:value-type="float">
            <text:p>539210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style-name="ce6" table:formula="of:=SUM([.N15];[.P15])" office:value-type="float" office:value="42828" calcext:value-type="float">
            <text:p>42828</text:p>
          </table:table-cell>
          <table:table-cell table:style-name="ce6" table:formula="of:=SUM([.O15];[.Q15])" office:value-type="float" office:value="44980" calcext:value-type="float">
            <text:p>44980</text:p>
          </table:table-cell>
          <table:table-cell table:number-columns-repeated="51"/>
        </table:table-row>
        <table:table-row table:style-name="ro1">
          <table:table-cell table:formula="of:=DEC2HEX([.D9])" office:value-type="string" office:string-value="68" calcext:value-type="string">
            <text:p>68</text:p>
          </table:table-cell>
          <table:table-cell table:formula="of:=DEC2HEX([.E9])" office:value-type="string" office:string-value="9B" calcext:value-type="string">
            <text:p>9B</text:p>
          </table:table-cell>
          <table:table-cell table:formula="of:=DEC2HEX([.F9])" office:value-type="string" office:string-value="3E8" calcext:value-type="string">
            <text:p>3E8</text:p>
          </table:table-cell>
          <table:table-cell table:formula="of:=DEC2HEX([.G9])" office:value-type="string" office:string-value="3E8" calcext:value-type="string">
            <text:p>3E8</text:p>
          </table:table-cell>
          <table:table-cell table:number-columns-repeated="4"/>
          <table:table-cell table:style-name="ce1" table:formula="of:=SUM([.I16];[.K16])" office:value-type="float" office:value="9135816" calcext:value-type="float">
            <text:p>9135816</text:p>
          </table:table-cell>
          <table:table-cell table:style-name="ce1" table:formula="of:=SUM([.J16];[.L16])" office:value-type="float" office:value="22832097" calcext:value-type="float">
            <text:p>22832097</text:p>
          </table:table-cell>
          <table:table-cell table:number-columns-repeated="3"/>
          <table:table-cell table:style-name="ce6" table:formula="of:=SUM([.N16];[.P16])" office:value-type="float" office:value="218332" calcext:value-type="float">
            <text:p>218332</text:p>
          </table:table-cell>
          <table:table-cell table:style-name="ce6" table:formula="of:=SUM([.O16];[.Q16])" office:value-type="float" office:value="227491" calcext:value-type="float">
            <text:p>227491</text:p>
          </table:table-cell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40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style-name="ce5" table:formula="of:=SUM([.I18];[.K18])" office:value-type="float" office:value="1625000" calcext:value-type="float">
            <text:p>1625000</text:p>
          </table:table-cell>
          <table:table-cell table:style-name="ce5" table:formula="of:=SUM([.J18];[.L18])" office:value-type="float" office:value="3194781" calcext:value-type="float">
            <text:p>319478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style-name="ce7" table:formula="of:=SUM([.N18];[.P18])" office:value-type="float" office:value="111596" calcext:value-type="float">
            <text:p>111596</text:p>
          </table:table-cell>
          <table:table-cell table:style-name="ce7" table:formula="of:=SUM([.O18];[.Q18])" office:value-type="float" office:value="117375" calcext:value-type="float">
            <text:p>117375</text:p>
          </table:table-cell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T B in HEX</text:p>
          </table:table-cell>
          <table:table-cell table:number-columns-repeated="7"/>
          <table:table-cell table:style-name="ce5" table:formula="of:=SUM([.I19];[.K19])" office:value-type="float" office:value="1478000" calcext:value-type="float">
            <text:p>1478000</text:p>
          </table:table-cell>
          <table:table-cell table:style-name="ce5" table:formula="of:=SUM([.J19];[.L19])" office:value-type="float" office:value="3437879" calcext:value-type="float">
            <text:p>3437879</text:p>
          </table:table-cell>
          <table:table-cell table:number-columns-repeated="3"/>
          <table:table-cell table:style-name="ce7" table:formula="of:=SUM([.N19];[.P19])" office:value-type="float" office:value="47728" calcext:value-type="float">
            <text:p>47728</text:p>
          </table:table-cell>
          <table:table-cell table:style-name="ce7" table:formula="of:=SUM([.O19];[.Q19])" office:value-type="float" office:value="49987" calcext:value-type="float">
            <text:p>49987</text:p>
          </table:table-cell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000" calcext:value-type="float">
            <text:p>9000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565" calcext:value-type="float">
            <text:p>55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000" calcext:value-type="float">
            <text:p>9000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99999" calcext:value-type="float">
            <text:p>99999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0" office:value-type="float" office:value="4821" calcext:value-type="float">
            <text:p>4821</text:p>
          </table:table-cell>
          <table:table-cell table:style-name="ce30" office:value-type="float" office:value="6710" calcext:value-type="float">
            <text:p>6710</text:p>
          </table:table-cell>
          <table:table-cell table:style-name="ce30" office:value-type="float" office:value="3498" calcext:value-type="float">
            <text:p>3498</text:p>
          </table:table-cell>
          <table:table-cell table:style-name="ce30" office:value-type="float" office:value="5120" calcext:value-type="float">
            <text:p>5120</text:p>
          </table:table-cell>
          <table:table-cell table:style-name="ce30" office:value-type="float" office:value="7601" calcext:value-type="float">
            <text:p>7601</text:p>
          </table:table-cell>
          <table:table-cell table:style-name="ce30" office:value-type="float" office:value="8043" calcext:value-type="float">
            <text:p>8043</text:p>
          </table:table-cell>
          <table:table-cell table:style-name="ce30" office:value-type="float" office:value="2981" calcext:value-type="float">
            <text:p>2981</text:p>
          </table:table-cell>
          <table:table-cell table:style-name="ce30" office:value-type="float" office:value="1234" calcext:value-type="float">
            <text:p>1234</text:p>
          </table:table-cell>
          <table:table-cell/>
          <table:table-cell table:style-name="ce30" office:value-type="float" office:value="4321" calcext:value-type="float">
            <text:p>4321</text:p>
          </table:table-cell>
          <table:table-cell table:style-name="ce30" office:value-type="float" office:value="2670" calcext:value-type="float">
            <text:p>2670</text:p>
          </table:table-cell>
          <table:table-cell table:style-name="ce30" office:value-type="float" office:value="9840" calcext:value-type="float">
            <text:p>9840</text:p>
          </table:table-cell>
          <table:table-cell table:style-name="ce30" office:value-type="float" office:value="4510" calcext:value-type="float">
            <text:p>4510</text:p>
          </table:table-cell>
          <table:table-cell table:style-name="ce30" office:value-type="float" office:value="3102" calcext:value-type="float">
            <text:p>3102</text:p>
          </table:table-cell>
          <table:table-cell table:style-name="ce30" office:value-type="float" office:value="6280" calcext:value-type="float">
            <text:p>6280</text:p>
          </table:table-cell>
          <table:table-cell table:style-name="ce30" office:value-type="float" office:value="7943" calcext:value-type="float">
            <text:p>7943</text:p>
          </table:table-cell>
          <table:table-cell table:style-name="ce30" office:value-type="float" office:value="8012" calcext:value-type="float">
            <text:p>8012</text:p>
          </table:table-cell>
          <table:table-cell/>
          <table:table-cell table:number-matrix-columns-spanned="8" table:number-matrix-rows-spanned="8" table:formula="of:=MMULT([.AO27:.AV34];[.AX27:.BE34])" office:value-type="float" office:value="227267787" calcext:value-type="float">
            <text:p>227267787</text:p>
          </table:table-cell>
          <table:table-cell office:value-type="float" office:value="189342960" calcext:value-type="float">
            <text:p>189342960</text:p>
          </table:table-cell>
          <table:table-cell office:value-type="float" office:value="292045938" calcext:value-type="float">
            <text:p>292045938</text:p>
          </table:table-cell>
          <table:table-cell office:value-type="float" office:value="210120614" calcext:value-type="float">
            <text:p>210120614</text:p>
          </table:table-cell>
          <table:table-cell office:value-type="float" office:value="207115409" calcext:value-type="float">
            <text:p>207115409</text:p>
          </table:table-cell>
          <table:table-cell office:value-type="float" office:value="224769230" calcext:value-type="float">
            <text:p>224769230</text:p>
          </table:table-cell>
          <table:table-cell office:value-type="float" office:value="216270849" calcext:value-type="float">
            <text:p>216270849</text:p>
          </table:table-cell>
          <table:table-cell office:value-type="float" office:value="197254706" calcext:value-type="float">
            <text:p>197254706</text:p>
          </table:table-cell>
        </table:table-row>
        <table:table-row table:style-name="ro1">
          <table:table-cell table:number-columns-repeated="18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526" calcext:value-type="float">
            <text:p>526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526" calcext:value-type="float">
            <text:p>526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/>
          <table:table-cell table:style-name="ce30" office:value-type="float" office:value="7105" calcext:value-type="float">
            <text:p>7105</text:p>
          </table:table-cell>
          <table:table-cell table:style-name="ce30" office:value-type="float" office:value="6402" calcext:value-type="float">
            <text:p>6402</text:p>
          </table:table-cell>
          <table:table-cell table:style-name="ce30" office:value-type="float" office:value="3982" calcext:value-type="float">
            <text:p>3982</text:p>
          </table:table-cell>
          <table:table-cell table:style-name="ce30" office:value-type="float" office:value="7251" calcext:value-type="float">
            <text:p>7251</text:p>
          </table:table-cell>
          <table:table-cell table:style-name="ce30" office:value-type="float" office:value="6010" calcext:value-type="float">
            <text:p>6010</text:p>
          </table:table-cell>
          <table:table-cell table:style-name="ce30" office:value-type="float" office:value="5555" calcext:value-type="float">
            <text:p>5555</text:p>
          </table:table-cell>
          <table:table-cell table:style-name="ce30" office:value-type="float" office:value="4678" calcext:value-type="float">
            <text:p>4678</text:p>
          </table:table-cell>
          <table:table-cell table:style-name="ce30" office:value-type="float" office:value="9342" calcext:value-type="float">
            <text:p>9342</text:p>
          </table:table-cell>
          <table:table-cell/>
          <table:table-cell table:style-name="ce30" office:value-type="float" office:value="7892" calcext:value-type="float">
            <text:p>7892</text:p>
          </table:table-cell>
          <table:table-cell table:style-name="ce30" office:value-type="float" office:value="3410" calcext:value-type="float">
            <text:p>3410</text:p>
          </table:table-cell>
          <table:table-cell table:style-name="ce30" office:value-type="float" office:value="6701" calcext:value-type="float">
            <text:p>6701</text:p>
          </table:table-cell>
          <table:table-cell table:style-name="ce30" office:value-type="float" office:value="2205" calcext:value-type="float">
            <text:p>2205</text:p>
          </table:table-cell>
          <table:table-cell table:style-name="ce30" office:value-type="float" office:value="7440" calcext:value-type="float">
            <text:p>7440</text:p>
          </table:table-cell>
          <table:table-cell table:style-name="ce30" office:value-type="float" office:value="3801" calcext:value-type="float">
            <text:p>3801</text:p>
          </table:table-cell>
          <table:table-cell table:style-name="ce30" office:value-type="float" office:value="6932" calcext:value-type="float">
            <text:p>6932</text:p>
          </table:table-cell>
          <table:table-cell table:style-name="ce30" office:value-type="float" office:value="5581" calcext:value-type="float">
            <text:p>5581</text:p>
          </table:table-cell>
          <table:table-cell/>
          <table:table-cell office:value-type="float" office:value="258096239" calcext:value-type="float">
            <text:p>258096239</text:p>
          </table:table-cell>
          <table:table-cell office:value-type="float" office:value="267840692" calcext:value-type="float">
            <text:p>267840692</text:p>
          </table:table-cell>
          <table:table-cell office:value-type="float" office:value="354632080" calcext:value-type="float">
            <text:p>354632080</text:p>
          </table:table-cell>
          <table:table-cell office:value-type="float" office:value="266908321" calcext:value-type="float">
            <text:p>266908321</text:p>
          </table:table-cell>
          <table:table-cell office:value-type="float" office:value="271134317" calcext:value-type="float">
            <text:p>271134317</text:p>
          </table:table-cell>
          <table:table-cell office:value-type="float" office:value="271795553" calcext:value-type="float">
            <text:p>271795553</text:p>
          </table:table-cell>
          <table:table-cell office:value-type="float" office:value="263447807" calcext:value-type="float">
            <text:p>263447807</text:p>
          </table:table-cell>
          <table:table-cell office:value-type="float" office:value="274518764" calcext:value-type="float">
            <text:p>274518764</text:p>
          </table:table-cell>
        </table:table-row>
        <table:table-row table:style-name="ro1">
          <table:table-cell table:formula="of:=DEC2HEX([.I6])" office:value-type="string" office:string-value="3E8" calcext:value-type="string">
            <text:p>3E8</text:p>
          </table:table-cell>
          <table:table-cell table:formula="of:=DEC2HEX([.J6])" office:value-type="string" office:string-value="33" calcext:value-type="string">
            <text:p>33</text:p>
          </table:table-cell>
          <table:table-cell table:formula="of:=DEC2HEX([.K6])" office:value-type="string" office:string-value="C" calcext:value-type="string">
            <text:p>C</text:p>
          </table:table-cell>
          <table:table-cell table:formula="of:=DEC2HEX([.L6])" office:value-type="string" office:string-value="D" calcext:value-type="string">
            <text:p>D</text:p>
          </table:table-cell>
          <table:table-cell table:number-columns-repeated="14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25" calcext:value-type="float">
            <text:p>25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5000" calcext:value-type="float">
            <text:p>15000</text:p>
          </table:table-cell>
          <table:table-cell table:style-name="ce4" office:value-type="float" office:value="1000000" calcext:value-type="float">
            <text:p>1000000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/>
          <table:table-cell table:style-name="ce30" office:value-type="float" office:value="4231" calcext:value-type="float">
            <text:p>4231</text:p>
          </table:table-cell>
          <table:table-cell table:style-name="ce30" office:value-type="float" office:value="3340" calcext:value-type="float">
            <text:p>3340</text:p>
          </table:table-cell>
          <table:table-cell table:style-name="ce30" office:value-type="float" office:value="7021" calcext:value-type="float">
            <text:p>7021</text:p>
          </table:table-cell>
          <table:table-cell table:style-name="ce30" office:value-type="float" office:value="6890" calcext:value-type="float">
            <text:p>6890</text:p>
          </table:table-cell>
          <table:table-cell table:style-name="ce30" office:value-type="float" office:value="5403" calcext:value-type="float">
            <text:p>5403</text:p>
          </table:table-cell>
          <table:table-cell table:style-name="ce30" office:value-type="float" office:value="2991" calcext:value-type="float">
            <text:p>2991</text:p>
          </table:table-cell>
          <table:table-cell table:style-name="ce30" office:value-type="float" office:value="8104" calcext:value-type="float">
            <text:p>8104</text:p>
          </table:table-cell>
          <table:table-cell table:style-name="ce30" office:value-type="float" office:value="8120" calcext:value-type="float">
            <text:p>8120</text:p>
          </table:table-cell>
          <table:table-cell/>
          <table:table-cell table:style-name="ce30" office:value-type="float" office:value="3051" calcext:value-type="float">
            <text:p>3051</text:p>
          </table:table-cell>
          <table:table-cell table:style-name="ce30" office:value-type="float" office:value="9881" calcext:value-type="float">
            <text:p>9881</text:p>
          </table:table-cell>
          <table:table-cell table:style-name="ce30" office:value-type="float" office:value="5094" calcext:value-type="float">
            <text:p>5094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7011" calcext:value-type="float">
            <text:p>7011</text:p>
          </table:table-cell>
          <table:table-cell table:style-name="ce30" office:value-type="float" office:value="3822" calcext:value-type="float">
            <text:p>3822</text:p>
          </table:table-cell>
          <table:table-cell table:style-name="ce30" office:value-type="float" office:value="4310" calcext:value-type="float">
            <text:p>4310</text:p>
          </table:table-cell>
          <table:table-cell table:style-name="ce30" office:value-type="float" office:value="4700" calcext:value-type="float">
            <text:p>4700</text:p>
          </table:table-cell>
          <table:table-cell/>
          <table:table-cell office:value-type="float" office:value="222442826" calcext:value-type="float">
            <text:p>222442826</text:p>
          </table:table-cell>
          <table:table-cell office:value-type="float" office:value="282942770" calcext:value-type="float">
            <text:p>282942770</text:p>
          </table:table-cell>
          <table:table-cell office:value-type="float" office:value="300168132" calcext:value-type="float">
            <text:p>300168132</text:p>
          </table:table-cell>
          <table:table-cell office:value-type="float" office:value="268299988" calcext:value-type="float">
            <text:p>268299988</text:p>
          </table:table-cell>
          <table:table-cell office:value-type="float" office:value="262235591" calcext:value-type="float">
            <text:p>262235591</text:p>
          </table:table-cell>
          <table:table-cell office:value-type="float" office:value="258031916" calcext:value-type="float">
            <text:p>258031916</text:p>
          </table:table-cell>
          <table:table-cell office:value-type="float" office:value="233231741" calcext:value-type="float">
            <text:p>233231741</text:p>
          </table:table-cell>
          <table:table-cell office:value-type="float" office:value="224242078" calcext:value-type="float">
            <text:p>224242078</text:p>
          </table:table-cell>
        </table:table-row>
        <table:table-row table:style-name="ro1">
          <table:table-cell table:formula="of:=DEC2HEX([.I7])" office:value-type="string" office:string-value="7D0" calcext:value-type="string">
            <text:p>7D0</text:p>
          </table:table-cell>
          <table:table-cell table:formula="of:=DEC2HEX([.J7])" office:value-type="string" office:string-value="15BD" calcext:value-type="string">
            <text:p>15BD</text:p>
          </table:table-cell>
          <table:table-cell table:formula="of:=DEC2HEX([.K7])" office:value-type="string" office:string-value="10" calcext:value-type="string">
            <text:p>10</text:p>
          </table:table-cell>
          <table:table-cell table:formula="of:=DEC2HEX([.L7])" office:value-type="string" office:string-value="11" calcext:value-type="string">
            <text:p>11</text:p>
          </table:table-cell>
          <table:table-cell table:number-columns-repeated="14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14"/>
          <table:table-cell table:style-name="ce30" office:value-type="float" office:value="6920" calcext:value-type="float">
            <text:p>6920</text:p>
          </table:table-cell>
          <table:table-cell table:style-name="ce30" office:value-type="float" office:value="7850" calcext:value-type="float">
            <text:p>7850</text:p>
          </table:table-cell>
          <table:table-cell table:style-name="ce30" office:value-type="float" office:value="6001" calcext:value-type="float">
            <text:p>6001</text:p>
          </table:table-cell>
          <table:table-cell table:style-name="ce30" office:value-type="float" office:value="4112" calcext:value-type="float">
            <text:p>4112</text:p>
          </table:table-cell>
          <table:table-cell table:style-name="ce30" office:value-type="float" office:value="3490" calcext:value-type="float">
            <text:p>3490</text:p>
          </table:table-cell>
          <table:table-cell table:style-name="ce30" office:value-type="float" office:value="7654" calcext:value-type="float">
            <text:p>7654</text:p>
          </table:table-cell>
          <table:table-cell table:style-name="ce30" office:value-type="float" office:value="2209" calcext:value-type="float">
            <text:p>2209</text:p>
          </table:table-cell>
          <table:table-cell table:style-name="ce30" office:value-type="float" office:value="4532" calcext:value-type="float">
            <text:p>4532</text:p>
          </table:table-cell>
          <table:table-cell/>
          <table:table-cell table:style-name="ce30" office:value-type="float" office:value="6120" calcext:value-type="float">
            <text:p>6120</text:p>
          </table:table-cell>
          <table:table-cell table:style-name="ce30" office:value-type="float" office:value="4102" calcext:value-type="float">
            <text:p>4102</text:p>
          </table:table-cell>
          <table:table-cell table:style-name="ce30" office:value-type="float" office:value="7015" calcext:value-type="float">
            <text:p>7015</text:p>
          </table:table-cell>
          <table:table-cell table:style-name="ce30" office:value-type="float" office:value="5801" calcext:value-type="float">
            <text:p>5801</text:p>
          </table:table-cell>
          <table:table-cell table:style-name="ce30" office:value-type="float" office:value="2900" calcext:value-type="float">
            <text:p>2900</text:p>
          </table:table-cell>
          <table:table-cell table:style-name="ce30" office:value-type="float" office:value="7031" calcext:value-type="float">
            <text:p>7031</text:p>
          </table:table-cell>
          <table:table-cell table:style-name="ce30" office:value-type="float" office:value="8700" calcext:value-type="float">
            <text:p>8700</text:p>
          </table:table-cell>
          <table:table-cell table:style-name="ce30" office:value-type="float" office:value="3450" calcext:value-type="float">
            <text:p>3450</text:p>
          </table:table-cell>
          <table:table-cell/>
          <table:table-cell office:value-type="float" office:value="230316981" calcext:value-type="float">
            <text:p>230316981</text:p>
          </table:table-cell>
          <table:table-cell office:value-type="float" office:value="212409222" calcext:value-type="float">
            <text:p>212409222</text:p>
          </table:table-cell>
          <table:table-cell office:value-type="float" office:value="307135690" calcext:value-type="float">
            <text:p>307135690</text:p>
          </table:table-cell>
          <table:table-cell office:value-type="float" office:value="210767646" calcext:value-type="float">
            <text:p>210767646</text:p>
          </table:table-cell>
          <table:table-cell office:value-type="float" office:value="218145246" calcext:value-type="float">
            <text:p>218145246</text:p>
          </table:table-cell>
          <table:table-cell office:value-type="float" office:value="227144652" calcext:value-type="float">
            <text:p>227144652</text:p>
          </table:table-cell>
          <table:table-cell office:value-type="float" office:value="228793040" calcext:value-type="float">
            <text:p>228793040</text:p>
          </table:table-cell>
          <table:table-cell office:value-type="float" office:value="246911736" calcext:value-type="float">
            <text:p>246911736</text:p>
          </table:table-cell>
        </table:table-row>
        <table:table-row table:style-name="ro1">
          <table:table-cell table:formula="of:=DEC2HEX([.I8])" office:value-type="string" office:string-value="40" calcext:value-type="string">
            <text:p>40</text:p>
          </table:table-cell>
          <table:table-cell table:formula="of:=DEC2HEX([.J8])" office:value-type="string" office:string-value="2D" calcext:value-type="string">
            <text:p>2D</text:p>
          </table:table-cell>
          <table:table-cell table:formula="of:=DEC2HEX([.K8])" office:value-type="string" office:string-value="14" calcext:value-type="string">
            <text:p>14</text:p>
          </table:table-cell>
          <table:table-cell table:formula="of:=DEC2HEX([.L8])" office:value-type="string" office:string-value="15" calcext:value-type="string">
            <text:p>15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26"/>
          <table:table-cell table:style-name="ce30" office:value-type="float" office:value="1023" calcext:value-type="float">
            <text:p>1023</text:p>
          </table:table-cell>
          <table:table-cell table:style-name="ce30" office:value-type="float" office:value="4209" calcext:value-type="float">
            <text:p>4209</text:p>
          </table:table-cell>
          <table:table-cell table:style-name="ce30" office:value-type="float" office:value="5123" calcext:value-type="float">
            <text:p>5123</text:p>
          </table:table-cell>
          <table:table-cell table:style-name="ce30" office:value-type="float" office:value="6311" calcext:value-type="float">
            <text:p>6311</text:p>
          </table:table-cell>
          <table:table-cell table:style-name="ce30" office:value-type="float" office:value="7980" calcext:value-type="float">
            <text:p>7980</text:p>
          </table:table-cell>
          <table:table-cell table:style-name="ce30" office:value-type="float" office:value="3287" calcext:value-type="float">
            <text:p>3287</text:p>
          </table:table-cell>
          <table:table-cell table:style-name="ce30" office:value-type="float" office:value="6540" calcext:value-type="float">
            <text:p>6540</text:p>
          </table:table-cell>
          <table:table-cell table:style-name="ce30" office:value-type="float" office:value="9031" calcext:value-type="float">
            <text:p>9031</text:p>
          </table:table-cell>
          <table:table-cell/>
          <table:table-cell table:style-name="ce30" office:value-type="float" office:value="4802" calcext:value-type="float">
            <text:p>4802</text:p>
          </table:table-cell>
          <table:table-cell table:style-name="ce30" office:value-type="float" office:value="6511" calcext:value-type="float">
            <text:p>6511</text:p>
          </table:table-cell>
          <table:table-cell table:style-name="ce30" office:value-type="float" office:value="8023" calcext:value-type="float">
            <text:p>8023</text:p>
          </table:table-cell>
          <table:table-cell table:style-name="ce30" office:value-type="float" office:value="7104" calcext:value-type="float">
            <text:p>7104</text:p>
          </table:table-cell>
          <table:table-cell table:style-name="ce30" office:value-type="float" office:value="9001" calcext:value-type="float">
            <text:p>9001</text:p>
          </table:table-cell>
          <table:table-cell table:style-name="ce30" office:value-type="float" office:value="4502" calcext:value-type="float">
            <text:p>4502</text:p>
          </table:table-cell>
          <table:table-cell table:style-name="ce30" office:value-type="float" office:value="3800" calcext:value-type="float">
            <text:p>3800</text:p>
          </table:table-cell>
          <table:table-cell table:style-name="ce30" office:value-type="float" office:value="1210" calcext:value-type="float">
            <text:p>1210</text:p>
          </table:table-cell>
          <table:table-cell/>
          <table:table-cell office:value-type="float" office:value="214997145" calcext:value-type="float">
            <text:p>214997145</text:p>
          </table:table-cell>
          <table:table-cell office:value-type="float" office:value="269889963" calcext:value-type="float">
            <text:p>269889963</text:p>
          </table:table-cell>
          <table:table-cell office:value-type="float" office:value="282805815" calcext:value-type="float">
            <text:p>282805815</text:p>
          </table:table-cell>
          <table:table-cell office:value-type="float" office:value="252693695" calcext:value-type="float">
            <text:p>252693695</text:p>
          </table:table-cell>
          <table:table-cell office:value-type="float" office:value="264830137" calcext:value-type="float">
            <text:p>264830137</text:p>
          </table:table-cell>
          <table:table-cell office:value-type="float" office:value="232277346" calcext:value-type="float">
            <text:p>232277346</text:p>
          </table:table-cell>
          <table:table-cell office:value-type="float" office:value="205424488" calcext:value-type="float">
            <text:p>205424488</text:p>
          </table:table-cell>
          <table:table-cell office:value-type="float" office:value="202172135" calcext:value-type="float">
            <text:p>202172135</text:p>
          </table:table-cell>
        </table:table-row>
        <table:table-row table:style-name="ro1">
          <table:table-cell table:formula="of:=DEC2HEX([.I9])" office:value-type="string" office:string-value="3E8" calcext:value-type="string">
            <text:p>3E8</text:p>
          </table:table-cell>
          <table:table-cell table:formula="of:=DEC2HEX([.J9])" office:value-type="string" office:string-value="9DD" calcext:value-type="string">
            <text:p>9DD</text:p>
          </table:table-cell>
          <table:table-cell table:formula="of:=DEC2HEX([.K9])" office:value-type="string" office:string-value="18" calcext:value-type="string">
            <text:p>18</text:p>
          </table:table-cell>
          <table:table-cell table:formula="of:=DEC2HEX([.L9])" office:value-type="string" office:string-value="19" calcext:value-type="string">
            <text:p>19</text:p>
          </table:table-cell>
          <table:table-cell table:number-columns-repeated="3"/>
          <table:table-cell office:value-type="string" calcext:value-type="string">
            <text:p>R11</text:p>
          </table:table-cell>
          <table:table-cell table:formula="of:=DEC2HEX([.I23])" office:value-type="string" office:string-value="50910" calcext:value-type="string">
            <text:p>50910</text:p>
          </table:table-cell>
          <table:table-cell table:formula="of:=DEC2HEX([.J23])" office:value-type="string" office:string-value="83A4A" calcext:value-type="string">
            <text:p>83A4A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formula="of:=DEC2HEX([.N23])" office:value-type="string" office:string-value="A74C" calcext:value-type="string">
            <text:p>A74C</text:p>
          </table:table-cell>
          <table:table-cell table:formula="of:=DEC2HEX([.O23])" office:value-type="string" office:string-value="AFB4" calcext:value-type="string">
            <text:p>AFB4</text:p>
          </table:table-cell>
          <table:table-cell table:number-columns-repeated="25"/>
          <table:table-cell table:style-name="ce30" office:value-type="float" office:value="8321" calcext:value-type="float">
            <text:p>8321</text:p>
          </table:table-cell>
          <table:table-cell table:style-name="ce30" office:value-type="float" office:value="6900" calcext:value-type="float">
            <text:p>6900</text:p>
          </table:table-cell>
          <table:table-cell table:style-name="ce30" office:value-type="float" office:value="2111" calcext:value-type="float">
            <text:p>2111</text:p>
          </table:table-cell>
          <table:table-cell table:style-name="ce30" office:value-type="float" office:value="4675" calcext:value-type="float">
            <text:p>4675</text:p>
          </table:table-cell>
          <table:table-cell table:style-name="ce30" office:value-type="float" office:value="5620" calcext:value-type="float">
            <text:p>5620</text:p>
          </table:table-cell>
          <table:table-cell table:style-name="ce30" office:value-type="float" office:value="4920" calcext:value-type="float">
            <text:p>4920</text:p>
          </table:table-cell>
          <table:table-cell table:style-name="ce30" office:value-type="float" office:value="3890" calcext:value-type="float">
            <text:p>3890</text:p>
          </table:table-cell>
          <table:table-cell table:style-name="ce30" office:value-type="float" office:value="3854" calcext:value-type="float">
            <text:p>3854</text:p>
          </table:table-cell>
          <table:table-cell/>
          <table:table-cell table:style-name="ce30" office:value-type="float" office:value="6890" calcext:value-type="float">
            <text:p>6890</text:p>
          </table:table-cell>
          <table:table-cell table:style-name="ce30" office:value-type="float" office:value="2230" calcext:value-type="float">
            <text:p>2230</text:p>
          </table:table-cell>
          <table:table-cell table:style-name="ce30" office:value-type="float" office:value="8041" calcext:value-type="float">
            <text:p>8041</text:p>
          </table:table-cell>
          <table:table-cell table:style-name="ce30" office:value-type="float" office:value="4780" calcext:value-type="float">
            <text:p>4780</text:p>
          </table:table-cell>
          <table:table-cell table:style-name="ce30" office:value-type="float" office:value="1101" calcext:value-type="float">
            <text:p>1101</text:p>
          </table:table-cell>
          <table:table-cell table:style-name="ce30" office:value-type="float" office:value="6790" calcext:value-type="float">
            <text:p>6790</text:p>
          </table:table-cell>
          <table:table-cell table:style-name="ce30" office:value-type="float" office:value="3210" calcext:value-type="float">
            <text:p>3210</text:p>
          </table:table-cell>
          <table:table-cell table:style-name="ce30" office:value-type="float" office:value="7600" calcext:value-type="float">
            <text:p>7600</text:p>
          </table:table-cell>
          <table:table-cell/>
          <table:table-cell office:value-type="float" office:value="218692336" calcext:value-type="float">
            <text:p>218692336</text:p>
          </table:table-cell>
          <table:table-cell office:value-type="float" office:value="190971593" calcext:value-type="float">
            <text:p>190971593</text:p>
          </table:table-cell>
          <table:table-cell office:value-type="float" office:value="296679707" calcext:value-type="float">
            <text:p>296679707</text:p>
          </table:table-cell>
          <table:table-cell office:value-type="float" office:value="207146071" calcext:value-type="float">
            <text:p>207146071</text:p>
          </table:table-cell>
          <table:table-cell office:value-type="float" office:value="210704207" calcext:value-type="float">
            <text:p>210704207</text:p>
          </table:table-cell>
          <table:table-cell office:value-type="float" office:value="225441387" calcext:value-type="float">
            <text:p>225441387</text:p>
          </table:table-cell>
          <table:table-cell office:value-type="float" office:value="227703047" calcext:value-type="float">
            <text:p>227703047</text:p>
          </table:table-cell>
          <table:table-cell office:value-type="float" office:value="216171342" calcext:value-type="float">
            <text:p>216171342</text:p>
          </table:table-cell>
        </table:table-row>
        <table:table-row table:style-name="ro1">
          <table:table-cell table:number-columns-repeated="8"/>
          <table:table-cell table:formula="of:=DEC2HEX([.I24])" office:value-type="string" office:string-value="8B66C8" calcext:value-type="string">
            <text:p>8B66C8</text:p>
          </table:table-cell>
          <table:table-cell table:formula="of:=DEC2HEX([.J24])" office:value-type="string" office:string-value="15C63E1" calcext:value-type="string">
            <text:p>15C63E1</text:p>
          </table:table-cell>
          <table:table-cell table:number-columns-repeated="3"/>
          <table:table-cell table:formula="of:=DEC2HEX([.N24])" office:value-type="string" office:string-value="354DC" calcext:value-type="string">
            <text:p>354DC</text:p>
          </table:table-cell>
          <table:table-cell table:formula="of:=DEC2HEX([.O24])" office:value-type="string" office:string-value="378A3" calcext:value-type="string">
            <text:p>378A3</text:p>
          </table:table-cell>
          <table:table-cell table:number-columns-repeated="25"/>
          <table:table-cell table:style-name="ce30" office:value-type="float" office:value="7580" calcext:value-type="float">
            <text:p>7580</text:p>
          </table:table-cell>
          <table:table-cell table:style-name="ce30" office:value-type="float" office:value="6011" calcext:value-type="float">
            <text:p>6011</text:p>
          </table:table-cell>
          <table:table-cell table:style-name="ce30" office:value-type="float" office:value="7040" calcext:value-type="float">
            <text:p>7040</text:p>
          </table:table-cell>
          <table:table-cell table:style-name="ce30" office:value-type="float" office:value="3987" calcext:value-type="float">
            <text:p>3987</text:p>
          </table:table-cell>
          <table:table-cell table:style-name="ce30" office:value-type="float" office:value="5342" calcext:value-type="float">
            <text:p>5342</text:p>
          </table:table-cell>
          <table:table-cell table:style-name="ce30" office:value-type="float" office:value="6231" calcext:value-type="float">
            <text:p>6231</text:p>
          </table:table-cell>
          <table:table-cell table:style-name="ce30" office:value-type="float" office:value="1440" calcext:value-type="float">
            <text:p>1440</text:p>
          </table:table-cell>
          <table:table-cell table:style-name="ce30" office:value-type="float" office:value="7200" calcext:value-type="float">
            <text:p>7200</text:p>
          </table:table-cell>
          <table:table-cell/>
          <table:table-cell table:style-name="ce30" office:value-type="float" office:value="5302" calcext:value-type="float">
            <text:p>5302</text:p>
          </table:table-cell>
          <table:table-cell table:style-name="ce30" office:value-type="float" office:value="6999" calcext:value-type="float">
            <text:p>6999</text:p>
          </table:table-cell>
          <table:table-cell table:style-name="ce30" office:value-type="float" office:value="4222" calcext:value-type="float">
            <text:p>4222</text:p>
          </table:table-cell>
          <table:table-cell table:style-name="ce30" office:value-type="float" office:value="8104" calcext:value-type="float">
            <text:p>8104</text:p>
          </table:table-cell>
          <table:table-cell table:style-name="ce30" office:value-type="float" office:value="5671" calcext:value-type="float">
            <text:p>5671</text:p>
          </table:table-cell>
          <table:table-cell table:style-name="ce30" office:value-type="float" office:value="9012" calcext:value-type="float">
            <text:p>9012</text:p>
          </table:table-cell>
          <table:table-cell table:style-name="ce30" office:value-type="float" office:value="4922" calcext:value-type="float">
            <text:p>4922</text:p>
          </table:table-cell>
          <table:table-cell table:style-name="ce30" office:value-type="float" office:value="2134" calcext:value-type="float">
            <text:p>2134</text:p>
          </table:table-cell>
          <table:table-cell/>
          <table:table-cell office:value-type="float" office:value="224185426" calcext:value-type="float">
            <text:p>224185426</text:p>
          </table:table-cell>
          <table:table-cell office:value-type="float" office:value="242202076" calcext:value-type="float">
            <text:p>242202076</text:p>
          </table:table-cell>
          <table:table-cell office:value-type="float" office:value="322465893" calcext:value-type="float">
            <text:p>322465893</text:p>
          </table:table-cell>
          <table:table-cell office:value-type="float" office:value="228924950" calcext:value-type="float">
            <text:p>228924950</text:p>
          </table:table-cell>
          <table:table-cell office:value-type="float" office:value="242959853" calcext:value-type="float">
            <text:p>242959853</text:p>
          </table:table-cell>
          <table:table-cell office:value-type="float" office:value="227621142" calcext:value-type="float">
            <text:p>227621142</text:p>
          </table:table-cell>
          <table:table-cell office:value-type="float" office:value="228701482" calcext:value-type="float">
            <text:p>228701482</text:p>
          </table:table-cell>
          <table:table-cell office:value-type="float" office:value="258637881" calcext:value-type="float">
            <text:p>258637881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T A in HEX</text:p>
          </table:table-cell>
          <table:table-cell table:number-columns-repeated="4"/>
          <table:table-cell office:value-type="string" calcext:value-type="string">
            <text:p>MAT B in HEX</text:p>
          </table:table-cell>
          <table:table-cell table:number-columns-repeated="5"/>
          <table:table-cell office:value-type="string" calcext:value-type="string">
            <text:p>IN HEX</text:p>
          </table:table-cell>
          <table:table-cell table:number-columns-repeated="10"/>
          <table:table-cell table:style-name="ce30" office:value-type="float" office:value="3130" calcext:value-type="float">
            <text:p>3130</text:p>
          </table:table-cell>
          <table:table-cell table:style-name="ce30" office:value-type="float" office:value="7580" calcext:value-type="float">
            <text:p>7580</text:p>
          </table:table-cell>
          <table:table-cell table:style-name="ce30" office:value-type="float" office:value="6011" calcext:value-type="float">
            <text:p>6011</text:p>
          </table:table-cell>
          <table:table-cell table:style-name="ce30" office:value-type="float" office:value="7040" calcext:value-type="float">
            <text:p>7040</text:p>
          </table:table-cell>
          <table:table-cell table:style-name="ce30" office:value-type="float" office:value="5620" calcext:value-type="float">
            <text:p>5620</text:p>
          </table:table-cell>
          <table:table-cell table:style-name="ce30" office:value-type="float" office:value="4290" calcext:value-type="float">
            <text:p>4290</text:p>
          </table:table-cell>
          <table:table-cell table:style-name="ce30" office:value-type="float" office:value="3890" calcext:value-type="float">
            <text:p>3890</text:p>
          </table:table-cell>
          <table:table-cell table:style-name="ce30" office:value-type="float" office:value="3130" calcext:value-type="float">
            <text:p>3130</text:p>
          </table:table-cell>
          <table:table-cell/>
          <table:table-cell table:style-name="ce30" office:value-type="float" office:value="3041" calcext:value-type="float">
            <text:p>3041</text:p>
          </table:table-cell>
          <table:table-cell table:style-name="ce30" office:value-type="float" office:value="7888" calcext:value-type="float">
            <text:p>7888</text:p>
          </table:table-cell>
          <table:table-cell table:style-name="ce30" office:value-type="float" office:value="6212" calcext:value-type="float">
            <text:p>6212</text:p>
          </table:table-cell>
          <table:table-cell table:style-name="ce30" office:value-type="float" office:value="5099" calcext:value-type="float">
            <text:p>5099</text:p>
          </table:table-cell>
          <table:table-cell table:style-name="ce30" office:value-type="float" office:value="7041" calcext:value-type="float">
            <text:p>7041</text:p>
          </table:table-cell>
          <table:table-cell table:style-name="ce30" office:value-type="float" office:value="3180" calcext:value-type="float">
            <text:p>3180</text:p>
          </table:table-cell>
          <table:table-cell table:style-name="ce30" office:value-type="float" office:value="2001" calcext:value-type="float">
            <text:p>2001</text:p>
          </table:table-cell>
          <table:table-cell table:style-name="ce30" office:value-type="float" office:value="8420" calcext:value-type="float">
            <text:p>8420</text:p>
          </table:table-cell>
          <table:table-cell/>
          <table:table-cell office:value-type="float" office:value="221458901" calcext:value-type="float">
            <text:p>221458901</text:p>
          </table:table-cell>
          <table:table-cell office:value-type="float" office:value="220551741" calcext:value-type="float">
            <text:p>220551741</text:p>
          </table:table-cell>
          <table:table-cell office:value-type="float" office:value="277050704" calcext:value-type="float">
            <text:p>277050704</text:p>
          </table:table-cell>
          <table:table-cell office:value-type="float" office:value="215650350" calcext:value-type="float">
            <text:p>215650350</text:p>
          </table:table-cell>
          <table:table-cell office:value-type="float" office:value="228071011" calcext:value-type="float">
            <text:p>228071011</text:p>
          </table:table-cell>
          <table:table-cell office:value-type="float" office:value="220380682" calcext:value-type="float">
            <text:p>220380682</text:p>
          </table:table-cell>
          <table:table-cell office:value-type="float" office:value="225098170" calcext:value-type="float">
            <text:p>225098170</text:p>
          </table:table-cell>
          <table:table-cell office:value-type="float" office:value="193981300" calcext:value-type="float">
            <text:p>1939813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formula="of:=DEC2HEX([.I26])" office:value-type="string" office:string-value="18CBA8" calcext:value-type="string">
            <text:p>18CBA8</text:p>
          </table:table-cell>
          <table:table-cell table:formula="of:=DEC2HEX([.J26])" office:value-type="string" office:string-value="30BF9D" calcext:value-type="string">
            <text:p>30BF9D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formula="of:=DEC2HEX([.N26])" office:value-type="string" office:string-value="1B3EC" calcext:value-type="string">
            <text:p>1B3EC</text:p>
          </table:table-cell>
          <table:table-cell table:formula="of:=DEC2HEX([.O26])" office:value-type="string" office:string-value="1CA7F" calcext:value-type="string">
            <text:p>1CA7F</text:p>
          </table:table-cell>
          <table:table-cell table:number-columns-repeated="51"/>
        </table:table-row>
        <table:table-row table:style-name="ro1">
          <table:table-cell table:number-columns-repeated="8"/>
          <table:table-cell table:formula="of:=DEC2HEX([.I27])" office:value-type="string" office:string-value="168D70" calcext:value-type="string">
            <text:p>168D70</text:p>
          </table:table-cell>
          <table:table-cell table:formula="of:=DEC2HEX([.J27])" office:value-type="string" office:string-value="347537" calcext:value-type="string">
            <text:p>347537</text:p>
          </table:table-cell>
          <table:table-cell table:number-columns-repeated="3"/>
          <table:table-cell table:formula="of:=DEC2HEX([.N27])" office:value-type="string" office:string-value="BA70" calcext:value-type="string">
            <text:p>BA70</text:p>
          </table:table-cell>
          <table:table-cell table:formula="of:=DEC2HEX([.O27])" office:value-type="string" office:string-value="C343" calcext:value-type="string">
            <text:p>C343</text:p>
          </table:table-cell>
          <table:table-cell table:number-columns-repeated="3"/>
          <table:table-cell table:formula="of:=DEC2HEX([.S26])" office:value-type="string" office:string-value="23" calcext:value-type="string">
            <text:p>23</text:p>
          </table:table-cell>
          <table:table-cell table:formula="of:=DEC2HEX([.T26])" office:value-type="string" office:string-value="32" calcext:value-type="string">
            <text:p>32</text:p>
          </table:table-cell>
          <table:table-cell table:formula="of:=DEC2HEX([.U26])" office:value-type="string" office:string-value="7D0" calcext:value-type="string">
            <text:p>7D0</text:p>
          </table:table-cell>
          <table:table-cell table:formula="of:=DEC2HEX([.V26])" office:value-type="string" office:string-value="43" calcext:value-type="string">
            <text:p>43</text:p>
          </table:table-cell>
          <table:table-cell/>
          <table:table-cell table:formula="of:=DEC2HEX([.X26])" office:value-type="string" office:string-value="3E8" calcext:value-type="string">
            <text:p>3E8</text:p>
          </table:table-cell>
          <table:table-cell table:formula="of:=DEC2HEX([.Y26])" office:value-type="string" office:string-value="33" calcext:value-type="string">
            <text:p>33</text:p>
          </table:table-cell>
          <table:table-cell table:formula="of:=DEC2HEX([.Z26])" office:value-type="string" office:string-value="C" calcext:value-type="string">
            <text:p>C</text:p>
          </table:table-cell>
          <table:table-cell table:formula="of:=DEC2HEX([.AA26])" office:value-type="string" office:string-value="D" calcext:value-type="string">
            <text:p>D</text:p>
          </table:table-cell>
          <table:table-cell table:number-columns-repeated="2"/>
          <table:table-cell table:formula="of:=DEC2HEX([.AD26])" office:value-type="string" office:string-value="23" calcext:value-type="string">
            <text:p>23</text:p>
          </table:table-cell>
          <table:table-cell table:formula="of:=DEC2HEX([.AE26])" office:value-type="string" office:string-value="32" calcext:value-type="string">
            <text:p>32</text:p>
          </table:table-cell>
          <table:table-cell table:formula="of:=DEC2HEX([.AF26])" office:value-type="string" office:string-value="7D0" calcext:value-type="string">
            <text:p>7D0</text:p>
          </table:table-cell>
          <table:table-cell table:formula="of:=DEC2HEX([.AG26])" office:value-type="string" office:string-value="43" calcext:value-type="string">
            <text:p>43</text:p>
          </table:table-cell>
          <table:table-cell/>
          <table:table-cell table:formula="of:=DEC2HEX([.AI26])" office:value-type="string" office:string-value="3E8" calcext:value-type="string">
            <text:p>3E8</text:p>
          </table:table-cell>
          <table:table-cell table:formula="of:=DEC2HEX([.AJ26])" office:value-type="string" office:string-value="33" calcext:value-type="string">
            <text:p>33</text:p>
          </table:table-cell>
          <table:table-cell table:formula="of:=DEC2HEX([.AK26])" office:value-type="string" office:string-value="C" calcext:value-type="string">
            <text:p>C</text:p>
          </table:table-cell>
          <table:table-cell table:formula="of:=DEC2HEX([.AL26])" office:value-type="string" office:string-value="D" calcext:value-type="string">
            <text:p>D</text:p>
          </table:table-cell>
          <table:table-cell table:number-columns-repeated="2"/>
          <table:table-cell table:style-name="ce31" table:formula="of:=DEC2HEX([.AO27])" office:value-type="string" office:string-value="12D5" calcext:value-type="string">
            <text:p>12D5</text:p>
          </table:table-cell>
          <table:table-cell table:style-name="ce31" table:formula="of:=DEC2HEX([.AP27])" office:value-type="string" office:string-value="1A36" calcext:value-type="string">
            <text:p>1A36</text:p>
          </table:table-cell>
          <table:table-cell table:style-name="ce31" table:formula="of:=DEC2HEX([.AQ27])" office:value-type="string" office:string-value="DAA" calcext:value-type="string">
            <text:p>DAA</text:p>
          </table:table-cell>
          <table:table-cell table:style-name="ce31" table:formula="of:=DEC2HEX([.AR27])" office:value-type="string" office:string-value="1400" calcext:value-type="string">
            <text:p>1400</text:p>
          </table:table-cell>
          <table:table-cell table:style-name="ce31" table:formula="of:=DEC2HEX([.AS27])" office:value-type="string" office:string-value="1DB1" calcext:value-type="string">
            <text:p>1DB1</text:p>
          </table:table-cell>
          <table:table-cell table:style-name="ce31" table:formula="of:=DEC2HEX([.AT27])" office:value-type="string" office:string-value="1F6B" calcext:value-type="string">
            <text:p>1F6B</text:p>
          </table:table-cell>
          <table:table-cell table:style-name="ce31" table:formula="of:=DEC2HEX([.AU27])" office:value-type="string" office:string-value="BA5" calcext:value-type="string">
            <text:p>BA5</text:p>
          </table:table-cell>
          <table:table-cell table:style-name="ce31" table:formula="of:=DEC2HEX([.AV27])" office:value-type="string" office:string-value="4D2" calcext:value-type="string">
            <text:p>4D2</text:p>
          </table:table-cell>
          <table:table-cell/>
          <table:table-cell table:style-name="ce32" table:formula="of:=DEC2HEX([.AX27])" office:value-type="string" office:string-value="10E1" calcext:value-type="string">
            <text:p>10E1</text:p>
          </table:table-cell>
          <table:table-cell table:style-name="ce32" table:formula="of:=DEC2HEX([.AY27])" office:value-type="string" office:string-value="A6E" calcext:value-type="string">
            <text:p>A6E</text:p>
          </table:table-cell>
          <table:table-cell table:style-name="ce32" table:formula="of:=DEC2HEX([.AZ27])" office:value-type="string" office:string-value="2670" calcext:value-type="string">
            <text:p>2670</text:p>
          </table:table-cell>
          <table:table-cell table:style-name="ce32" table:formula="of:=DEC2HEX([.BA27])" office:value-type="string" office:string-value="119E" calcext:value-type="string">
            <text:p>119E</text:p>
          </table:table-cell>
          <table:table-cell table:style-name="ce32" table:formula="of:=DEC2HEX([.BB27])" office:value-type="string" office:string-value="C1E" calcext:value-type="string">
            <text:p>C1E</text:p>
          </table:table-cell>
          <table:table-cell table:style-name="ce32" table:formula="of:=DEC2HEX([.BC27])" office:value-type="string" office:string-value="1888" calcext:value-type="string">
            <text:p>1888</text:p>
          </table:table-cell>
          <table:table-cell table:style-name="ce32" table:formula="of:=DEC2HEX([.BD27])" office:value-type="string" office:string-value="1F07" calcext:value-type="string">
            <text:p>1F07</text:p>
          </table:table-cell>
          <table:table-cell table:style-name="ce32" table:formula="of:=DEC2HEX([.BE27])" office:value-type="string" office:string-value="1F4C" calcext:value-type="string">
            <text:p>1F4C</text:p>
          </table:table-cell>
          <table:table-cell/>
          <table:table-cell table:formula="of:=DEC2HEX([.BG27])" office:value-type="string" office:string-value="D8BD4CB" calcext:value-type="string">
            <text:p>D8BD4CB</text:p>
          </table:table-cell>
          <table:table-cell table:formula="of:=DEC2HEX([.BH27])" office:value-type="string" office:string-value="B4924F0" calcext:value-type="string">
            <text:p>B4924F0</text:p>
          </table:table-cell>
          <table:table-cell table:formula="of:=DEC2HEX([.BI27])" office:value-type="string" office:string-value="11684472" calcext:value-type="string">
            <text:p>11684472</text:p>
          </table:table-cell>
          <table:table-cell table:formula="of:=DEC2HEX([.BJ27])" office:value-type="string" office:string-value="C862FA6" calcext:value-type="string">
            <text:p>C862FA6</text:p>
          </table:table-cell>
          <table:table-cell table:formula="of:=DEC2HEX([.BK27])" office:value-type="string" office:string-value="C585491" calcext:value-type="string">
            <text:p>C585491</text:p>
          </table:table-cell>
          <table:table-cell table:formula="of:=DEC2HEX([.BL27])" office:value-type="string" office:string-value="D65B4CE" calcext:value-type="string">
            <text:p>D65B4CE</text:p>
          </table:table-cell>
          <table:table-cell table:formula="of:=DEC2HEX([.BM27])" office:value-type="string" office:string-value="CE40801" calcext:value-type="string">
            <text:p>CE40801</text:p>
          </table:table-cell>
          <table:table-cell table:formula="of:=DEC2HEX([.BN27])" office:value-type="string" office:string-value="BC1DE32" calcext:value-type="string">
            <text:p>BC1DE32</text:p>
          </table:table-cell>
        </table:table-row>
        <table:table-row table:style-name="ro1">
          <table:table-cell table:number-columns-repeated="18"/>
          <table:table-cell table:formula="of:=DEC2HEX([.S27])" office:value-type="string" office:string-value="61" calcext:value-type="string">
            <text:p>61</text:p>
          </table:table-cell>
          <table:table-cell table:formula="of:=DEC2HEX([.T27])" office:value-type="string" office:string-value="12" calcext:value-type="string">
            <text:p>12</text:p>
          </table:table-cell>
          <table:table-cell table:formula="of:=DEC2HEX([.U27])" office:value-type="string" office:string-value="2C" calcext:value-type="string">
            <text:p>2C</text:p>
          </table:table-cell>
          <table:table-cell table:formula="of:=DEC2HEX([.V27])" office:value-type="string" office:string-value="2328" calcext:value-type="string">
            <text:p>2328</text:p>
          </table:table-cell>
          <table:table-cell/>
          <table:table-cell table:formula="of:=DEC2HEX([.X27])" office:value-type="string" office:string-value="7D0" calcext:value-type="string">
            <text:p>7D0</text:p>
          </table:table-cell>
          <table:table-cell table:formula="of:=DEC2HEX([.Y27])" office:value-type="string" office:string-value="15BD" calcext:value-type="string">
            <text:p>15BD</text:p>
          </table:table-cell>
          <table:table-cell table:formula="of:=DEC2HEX([.Z27])" office:value-type="string" office:string-value="10" calcext:value-type="string">
            <text:p>10</text:p>
          </table:table-cell>
          <table:table-cell table:formula="of:=DEC2HEX([.AA27])" office:value-type="string" office:string-value="11" calcext:value-type="string">
            <text:p>11</text:p>
          </table:table-cell>
          <table:table-cell table:number-columns-repeated="2"/>
          <table:table-cell table:formula="of:=DEC2HEX([.AD27])" office:value-type="string" office:string-value="61" calcext:value-type="string">
            <text:p>61</text:p>
          </table:table-cell>
          <table:table-cell table:formula="of:=DEC2HEX([.AE27])" office:value-type="string" office:string-value="12" calcext:value-type="string">
            <text:p>12</text:p>
          </table:table-cell>
          <table:table-cell table:formula="of:=DEC2HEX([.AF27])" office:value-type="string" office:string-value="2C" calcext:value-type="string">
            <text:p>2C</text:p>
          </table:table-cell>
          <table:table-cell table:formula="of:=DEC2HEX([.AG27])" office:value-type="string" office:string-value="2328" calcext:value-type="string">
            <text:p>2328</text:p>
          </table:table-cell>
          <table:table-cell/>
          <table:table-cell table:formula="of:=DEC2HEX([.AI27])" office:value-type="string" office:string-value="7D0" calcext:value-type="string">
            <text:p>7D0</text:p>
          </table:table-cell>
          <table:table-cell table:formula="of:=DEC2HEX([.AJ27])" office:value-type="string" office:string-value="F423F" calcext:value-type="string">
            <text:p>F423F</text:p>
          </table:table-cell>
          <table:table-cell table:formula="of:=DEC2HEX([.AK27])" office:value-type="string" office:string-value="10" calcext:value-type="string">
            <text:p>10</text:p>
          </table:table-cell>
          <table:table-cell table:formula="of:=DEC2HEX([.AL27])" office:value-type="string" office:string-value="11" calcext:value-type="string">
            <text:p>11</text:p>
          </table:table-cell>
          <table:table-cell table:number-columns-repeated="2"/>
          <table:table-cell table:style-name="ce31" table:formula="of:=DEC2HEX([.AO28])" office:value-type="string" office:string-value="1BC1" calcext:value-type="string">
            <text:p>1BC1</text:p>
          </table:table-cell>
          <table:table-cell table:style-name="ce31" table:formula="of:=DEC2HEX([.AP28])" office:value-type="string" office:string-value="1902" calcext:value-type="string">
            <text:p>1902</text:p>
          </table:table-cell>
          <table:table-cell table:style-name="ce31" table:formula="of:=DEC2HEX([.AQ28])" office:value-type="string" office:string-value="F8E" calcext:value-type="string">
            <text:p>F8E</text:p>
          </table:table-cell>
          <table:table-cell table:style-name="ce31" table:formula="of:=DEC2HEX([.AR28])" office:value-type="string" office:string-value="1C53" calcext:value-type="string">
            <text:p>1C53</text:p>
          </table:table-cell>
          <table:table-cell table:style-name="ce31" table:formula="of:=DEC2HEX([.AS28])" office:value-type="string" office:string-value="177A" calcext:value-type="string">
            <text:p>177A</text:p>
          </table:table-cell>
          <table:table-cell table:style-name="ce31" table:formula="of:=DEC2HEX([.AT28])" office:value-type="string" office:string-value="15B3" calcext:value-type="string">
            <text:p>15B3</text:p>
          </table:table-cell>
          <table:table-cell table:style-name="ce31" table:formula="of:=DEC2HEX([.AU28])" office:value-type="string" office:string-value="1246" calcext:value-type="string">
            <text:p>1246</text:p>
          </table:table-cell>
          <table:table-cell table:style-name="ce31" table:formula="of:=DEC2HEX([.AV28])" office:value-type="string" office:string-value="247E" calcext:value-type="string">
            <text:p>247E</text:p>
          </table:table-cell>
          <table:table-cell/>
          <table:table-cell table:style-name="ce32" table:formula="of:=DEC2HEX([.AX28])" office:value-type="string" office:string-value="1ED4" calcext:value-type="string">
            <text:p>1ED4</text:p>
          </table:table-cell>
          <table:table-cell table:style-name="ce32" table:formula="of:=DEC2HEX([.AY28])" office:value-type="string" office:string-value="D52" calcext:value-type="string">
            <text:p>D52</text:p>
          </table:table-cell>
          <table:table-cell table:style-name="ce32" table:formula="of:=DEC2HEX([.AZ28])" office:value-type="string" office:string-value="1A2D" calcext:value-type="string">
            <text:p>1A2D</text:p>
          </table:table-cell>
          <table:table-cell table:style-name="ce32" table:formula="of:=DEC2HEX([.BA28])" office:value-type="string" office:string-value="89D" calcext:value-type="string">
            <text:p>89D</text:p>
          </table:table-cell>
          <table:table-cell table:style-name="ce32" table:formula="of:=DEC2HEX([.BB28])" office:value-type="string" office:string-value="1D10" calcext:value-type="string">
            <text:p>1D10</text:p>
          </table:table-cell>
          <table:table-cell table:style-name="ce32" table:formula="of:=DEC2HEX([.BC28])" office:value-type="string" office:string-value="ED9" calcext:value-type="string">
            <text:p>ED9</text:p>
          </table:table-cell>
          <table:table-cell table:style-name="ce32" table:formula="of:=DEC2HEX([.BD28])" office:value-type="string" office:string-value="1B14" calcext:value-type="string">
            <text:p>1B14</text:p>
          </table:table-cell>
          <table:table-cell table:style-name="ce32" table:formula="of:=DEC2HEX([.BE28])" office:value-type="string" office:string-value="15CD" calcext:value-type="string">
            <text:p>15CD</text:p>
          </table:table-cell>
          <table:table-cell/>
          <table:table-cell table:formula="of:=DEC2HEX([.BG28])" office:value-type="string" office:string-value="F623C6F" calcext:value-type="string">
            <text:p>F623C6F</text:p>
          </table:table-cell>
          <table:table-cell table:formula="of:=DEC2HEX([.BH28])" office:value-type="string" office:string-value="FF6ECB4" calcext:value-type="string">
            <text:p>FF6ECB4</text:p>
          </table:table-cell>
          <table:table-cell table:formula="of:=DEC2HEX([.BI28])" office:value-type="string" office:string-value="15234190" calcext:value-type="string">
            <text:p>15234190</text:p>
          </table:table-cell>
          <table:table-cell table:formula="of:=DEC2HEX([.BJ28])" office:value-type="string" office:string-value="FE8B2A1" calcext:value-type="string">
            <text:p>FE8B2A1</text:p>
          </table:table-cell>
          <table:table-cell table:formula="of:=DEC2HEX([.BK28])" office:value-type="string" office:string-value="10292E6D" calcext:value-type="string">
            <text:p>10292E6D</text:p>
          </table:table-cell>
          <table:table-cell table:formula="of:=DEC2HEX([.BL28])" office:value-type="string" office:string-value="10334561" calcext:value-type="string">
            <text:p>10334561</text:p>
          </table:table-cell>
          <table:table-cell table:formula="of:=DEC2HEX([.BM28])" office:value-type="string" office:string-value="FB3E4FF" calcext:value-type="string">
            <text:p>FB3E4FF</text:p>
          </table:table-cell>
          <table:table-cell table:formula="of:=DEC2HEX([.BN28])" office:value-type="string" office:string-value="105CD2EC" calcext:value-type="string">
            <text:p>105CD2EC</text:p>
          </table:table-cell>
        </table:table-row>
        <table:table-row table:style-name="ro1">
          <table:table-cell table:number-columns-repeated="18"/>
          <table:table-cell table:formula="of:=DEC2HEX([.S28])" office:value-type="string" office:string-value="F1" calcext:value-type="string">
            <text:p>F1</text:p>
          </table:table-cell>
          <table:table-cell table:formula="of:=DEC2HEX([.T28])" office:value-type="string" office:string-value="20E" calcext:value-type="string">
            <text:p>20E</text:p>
          </table:table-cell>
          <table:table-cell table:formula="of:=DEC2HEX([.U28])" office:value-type="string" office:string-value="1388" calcext:value-type="string">
            <text:p>1388</text:p>
          </table:table-cell>
          <table:table-cell table:formula="of:=DEC2HEX([.V28])" office:value-type="string" office:string-value="C" calcext:value-type="string">
            <text:p>C</text:p>
          </table:table-cell>
          <table:table-cell/>
          <table:table-cell table:formula="of:=DEC2HEX([.X28])" office:value-type="string" office:string-value="40" calcext:value-type="string">
            <text:p>40</text:p>
          </table:table-cell>
          <table:table-cell table:formula="of:=DEC2HEX([.Y28])" office:value-type="string" office:string-value="2D" calcext:value-type="string">
            <text:p>2D</text:p>
          </table:table-cell>
          <table:table-cell table:formula="of:=DEC2HEX([.Z28])" office:value-type="string" office:string-value="14" calcext:value-type="string">
            <text:p>14</text:p>
          </table:table-cell>
          <table:table-cell table:formula="of:=DEC2HEX([.AA28])" office:value-type="string" office:string-value="15" calcext:value-type="string">
            <text:p>15</text:p>
          </table:table-cell>
          <table:table-cell table:number-columns-repeated="2"/>
          <table:table-cell table:formula="of:=DEC2HEX([.AD28])" office:value-type="string" office:string-value="F1" calcext:value-type="string">
            <text:p>F1</text:p>
          </table:table-cell>
          <table:table-cell table:formula="of:=DEC2HEX([.AE28])" office:value-type="string" office:string-value="20E" calcext:value-type="string">
            <text:p>20E</text:p>
          </table:table-cell>
          <table:table-cell table:formula="of:=DEC2HEX([.AF28])" office:value-type="string" office:string-value="2AF8" calcext:value-type="string">
            <text:p>2AF8</text:p>
          </table:table-cell>
          <table:table-cell table:formula="of:=DEC2HEX([.AG28])" office:value-type="string" office:string-value="C" calcext:value-type="string">
            <text:p>C</text:p>
          </table:table-cell>
          <table:table-cell/>
          <table:table-cell table:formula="of:=DEC2HEX([.AI28])" office:value-type="string" office:string-value="40" calcext:value-type="string">
            <text:p>40</text:p>
          </table:table-cell>
          <table:table-cell table:formula="of:=DEC2HEX([.AJ28])" office:value-type="string" office:string-value="2D" calcext:value-type="string">
            <text:p>2D</text:p>
          </table:table-cell>
          <table:table-cell table:formula="of:=DEC2HEX([.AK28])" office:value-type="string" office:string-value="14" calcext:value-type="string">
            <text:p>14</text:p>
          </table:table-cell>
          <table:table-cell table:formula="of:=DEC2HEX([.AL28])" office:value-type="string" office:string-value="15" calcext:value-type="string">
            <text:p>15</text:p>
          </table:table-cell>
          <table:table-cell table:number-columns-repeated="2"/>
          <table:table-cell table:style-name="ce31" table:formula="of:=DEC2HEX([.AO29])" office:value-type="string" office:string-value="1087" calcext:value-type="string">
            <text:p>1087</text:p>
          </table:table-cell>
          <table:table-cell table:style-name="ce31" table:formula="of:=DEC2HEX([.AP29])" office:value-type="string" office:string-value="D0C" calcext:value-type="string">
            <text:p>D0C</text:p>
          </table:table-cell>
          <table:table-cell table:style-name="ce31" table:formula="of:=DEC2HEX([.AQ29])" office:value-type="string" office:string-value="1B6D" calcext:value-type="string">
            <text:p>1B6D</text:p>
          </table:table-cell>
          <table:table-cell table:style-name="ce31" table:formula="of:=DEC2HEX([.AR29])" office:value-type="string" office:string-value="1AEA" calcext:value-type="string">
            <text:p>1AEA</text:p>
          </table:table-cell>
          <table:table-cell table:style-name="ce31" table:formula="of:=DEC2HEX([.AS29])" office:value-type="string" office:string-value="151B" calcext:value-type="string">
            <text:p>151B</text:p>
          </table:table-cell>
          <table:table-cell table:style-name="ce31" table:formula="of:=DEC2HEX([.AT29])" office:value-type="string" office:string-value="BAF" calcext:value-type="string">
            <text:p>BAF</text:p>
          </table:table-cell>
          <table:table-cell table:style-name="ce31" table:formula="of:=DEC2HEX([.AU29])" office:value-type="string" office:string-value="1FA8" calcext:value-type="string">
            <text:p>1FA8</text:p>
          </table:table-cell>
          <table:table-cell table:style-name="ce31" table:formula="of:=DEC2HEX([.AV29])" office:value-type="string" office:string-value="1FB8" calcext:value-type="string">
            <text:p>1FB8</text:p>
          </table:table-cell>
          <table:table-cell/>
          <table:table-cell table:style-name="ce32" table:formula="of:=DEC2HEX([.AX29])" office:value-type="string" office:string-value="BEB" calcext:value-type="string">
            <text:p>BEB</text:p>
          </table:table-cell>
          <table:table-cell table:style-name="ce32" table:formula="of:=DEC2HEX([.AY29])" office:value-type="string" office:string-value="2699" calcext:value-type="string">
            <text:p>2699</text:p>
          </table:table-cell>
          <table:table-cell table:style-name="ce32" table:formula="of:=DEC2HEX([.AZ29])" office:value-type="string" office:string-value="13E6" calcext:value-type="string">
            <text:p>13E6</text:p>
          </table:table-cell>
          <table:table-cell table:style-name="ce32" table:formula="of:=DEC2HEX([.BA29])" office:value-type="string" office:string-value="1770" calcext:value-type="string">
            <text:p>1770</text:p>
          </table:table-cell>
          <table:table-cell table:style-name="ce32" table:formula="of:=DEC2HEX([.BB29])" office:value-type="string" office:string-value="1B63" calcext:value-type="string">
            <text:p>1B63</text:p>
          </table:table-cell>
          <table:table-cell table:style-name="ce32" table:formula="of:=DEC2HEX([.BC29])" office:value-type="string" office:string-value="EEE" calcext:value-type="string">
            <text:p>EEE</text:p>
          </table:table-cell>
          <table:table-cell table:style-name="ce32" table:formula="of:=DEC2HEX([.BD29])" office:value-type="string" office:string-value="10D6" calcext:value-type="string">
            <text:p>10D6</text:p>
          </table:table-cell>
          <table:table-cell table:style-name="ce32" table:formula="of:=DEC2HEX([.BE29])" office:value-type="string" office:string-value="125C" calcext:value-type="string">
            <text:p>125C</text:p>
          </table:table-cell>
          <table:table-cell/>
          <table:table-cell table:formula="of:=DEC2HEX([.BG29])" office:value-type="string" office:string-value="D42354A" calcext:value-type="string">
            <text:p>D42354A</text:p>
          </table:table-cell>
          <table:table-cell table:formula="of:=DEC2HEX([.BH29])" office:value-type="string" office:string-value="10DD5D32" calcext:value-type="string">
            <text:p>10DD5D32</text:p>
          </table:table-cell>
          <table:table-cell table:formula="of:=DEC2HEX([.BI29])" office:value-type="string" office:string-value="11E433C4" calcext:value-type="string">
            <text:p>11E433C4</text:p>
          </table:table-cell>
          <table:table-cell table:formula="of:=DEC2HEX([.BJ29])" office:value-type="string" office:string-value="FFDEED4" calcext:value-type="string">
            <text:p>FFDEED4</text:p>
          </table:table-cell>
          <table:table-cell table:formula="of:=DEC2HEX([.BK29])" office:value-type="string" office:string-value="FA165C7" calcext:value-type="string">
            <text:p>FA165C7</text:p>
          </table:table-cell>
          <table:table-cell table:formula="of:=DEC2HEX([.BL29])" office:value-type="string" office:string-value="F61412C" calcext:value-type="string">
            <text:p>F61412C</text:p>
          </table:table-cell>
          <table:table-cell table:formula="of:=DEC2HEX([.BM29])" office:value-type="string" office:string-value="DE6D57D" calcext:value-type="string">
            <text:p>DE6D57D</text:p>
          </table:table-cell>
          <table:table-cell table:formula="of:=DEC2HEX([.BN29])" office:value-type="string" office:string-value="D5DA99E" calcext:value-type="string">
            <text:p>D5DA99E</text:p>
          </table:table-cell>
        </table:table-row>
        <table:table-row table:style-name="ro1">
          <table:table-cell table:number-columns-repeated="18"/>
          <table:table-cell table:formula="of:=DEC2HEX([.S29])" office:value-type="string" office:string-value="68" calcext:value-type="string">
            <text:p>68</text:p>
          </table:table-cell>
          <table:table-cell table:formula="of:=DEC2HEX([.T29])" office:value-type="string" office:string-value="9B" calcext:value-type="string">
            <text:p>9B</text:p>
          </table:table-cell>
          <table:table-cell table:formula="of:=DEC2HEX([.U29])" office:value-type="string" office:string-value="3E8" calcext:value-type="string">
            <text:p>3E8</text:p>
          </table:table-cell>
          <table:table-cell table:formula="of:=DEC2HEX([.V29])" office:value-type="string" office:string-value="3E8" calcext:value-type="string">
            <text:p>3E8</text:p>
          </table:table-cell>
          <table:table-cell/>
          <table:table-cell table:formula="of:=DEC2HEX([.X29])" office:value-type="string" office:string-value="3E8" calcext:value-type="string">
            <text:p>3E8</text:p>
          </table:table-cell>
          <table:table-cell table:formula="of:=DEC2HEX([.Y29])" office:value-type="string" office:string-value="9DD" calcext:value-type="string">
            <text:p>9DD</text:p>
          </table:table-cell>
          <table:table-cell table:formula="of:=DEC2HEX([.Z29])" office:value-type="string" office:string-value="18" calcext:value-type="string">
            <text:p>18</text:p>
          </table:table-cell>
          <table:table-cell table:formula="of:=DEC2HEX([.AA29])" office:value-type="string" office:string-value="19" calcext:value-type="string">
            <text:p>19</text:p>
          </table:table-cell>
          <table:table-cell table:number-columns-repeated="2"/>
          <table:table-cell table:formula="of:=DEC2HEX([.AD29])" office:value-type="string" office:string-value="68" calcext:value-type="string">
            <text:p>68</text:p>
          </table:table-cell>
          <table:table-cell table:formula="of:=DEC2HEX([.AE29])" office:value-type="string" office:string-value="9B" calcext:value-type="string">
            <text:p>9B</text:p>
          </table:table-cell>
          <table:table-cell table:formula="of:=DEC2HEX([.AF29])" office:value-type="string" office:string-value="3A98" calcext:value-type="string">
            <text:p>3A98</text:p>
          </table:table-cell>
          <table:table-cell table:formula="of:=DEC2HEX([.AG29])" office:value-type="string" office:string-value="F4240" calcext:value-type="string">
            <text:p>F4240</text:p>
          </table:table-cell>
          <table:table-cell/>
          <table:table-cell table:formula="of:=DEC2HEX([.AI29])" office:value-type="string" office:string-value="61A8" calcext:value-type="string">
            <text:p>61A8</text:p>
          </table:table-cell>
          <table:table-cell table:formula="of:=DEC2HEX([.AJ29])" office:value-type="string" office:string-value="3D090" calcext:value-type="string">
            <text:p>3D090</text:p>
          </table:table-cell>
          <table:table-cell table:formula="of:=DEC2HEX([.AK29])" office:value-type="string" office:string-value="18" calcext:value-type="string">
            <text:p>18</text:p>
          </table:table-cell>
          <table:table-cell table:formula="of:=DEC2HEX([.AL29])" office:value-type="string" office:string-value="19" calcext:value-type="string">
            <text:p>19</text:p>
          </table:table-cell>
          <table:table-cell table:number-columns-repeated="2"/>
          <table:table-cell table:style-name="ce31" table:formula="of:=DEC2HEX([.AO30])" office:value-type="string" office:string-value="1B08" calcext:value-type="string">
            <text:p>1B08</text:p>
          </table:table-cell>
          <table:table-cell table:style-name="ce31" table:formula="of:=DEC2HEX([.AP30])" office:value-type="string" office:string-value="1EAA" calcext:value-type="string">
            <text:p>1EAA</text:p>
          </table:table-cell>
          <table:table-cell table:style-name="ce31" table:formula="of:=DEC2HEX([.AQ30])" office:value-type="string" office:string-value="1771" calcext:value-type="string">
            <text:p>1771</text:p>
          </table:table-cell>
          <table:table-cell table:style-name="ce31" table:formula="of:=DEC2HEX([.AR30])" office:value-type="string" office:string-value="1010" calcext:value-type="string">
            <text:p>1010</text:p>
          </table:table-cell>
          <table:table-cell table:style-name="ce31" table:formula="of:=DEC2HEX([.AS30])" office:value-type="string" office:string-value="DA2" calcext:value-type="string">
            <text:p>DA2</text:p>
          </table:table-cell>
          <table:table-cell table:style-name="ce31" table:formula="of:=DEC2HEX([.AT30])" office:value-type="string" office:string-value="1DE6" calcext:value-type="string">
            <text:p>1DE6</text:p>
          </table:table-cell>
          <table:table-cell table:style-name="ce31" table:formula="of:=DEC2HEX([.AU30])" office:value-type="string" office:string-value="8A1" calcext:value-type="string">
            <text:p>8A1</text:p>
          </table:table-cell>
          <table:table-cell table:style-name="ce31" table:formula="of:=DEC2HEX([.AV30])" office:value-type="string" office:string-value="11B4" calcext:value-type="string">
            <text:p>11B4</text:p>
          </table:table-cell>
          <table:table-cell/>
          <table:table-cell table:style-name="ce32" table:formula="of:=DEC2HEX([.AX30])" office:value-type="string" office:string-value="17E8" calcext:value-type="string">
            <text:p>17E8</text:p>
          </table:table-cell>
          <table:table-cell table:style-name="ce32" table:formula="of:=DEC2HEX([.AY30])" office:value-type="string" office:string-value="1006" calcext:value-type="string">
            <text:p>1006</text:p>
          </table:table-cell>
          <table:table-cell table:style-name="ce32" table:formula="of:=DEC2HEX([.AZ30])" office:value-type="string" office:string-value="1B67" calcext:value-type="string">
            <text:p>1B67</text:p>
          </table:table-cell>
          <table:table-cell table:style-name="ce32" table:formula="of:=DEC2HEX([.BA30])" office:value-type="string" office:string-value="16A9" calcext:value-type="string">
            <text:p>16A9</text:p>
          </table:table-cell>
          <table:table-cell table:style-name="ce32" table:formula="of:=DEC2HEX([.BB30])" office:value-type="string" office:string-value="B54" calcext:value-type="string">
            <text:p>B54</text:p>
          </table:table-cell>
          <table:table-cell table:style-name="ce32" table:formula="of:=DEC2HEX([.BC30])" office:value-type="string" office:string-value="1B77" calcext:value-type="string">
            <text:p>1B77</text:p>
          </table:table-cell>
          <table:table-cell table:style-name="ce32" table:formula="of:=DEC2HEX([.BD30])" office:value-type="string" office:string-value="21FC" calcext:value-type="string">
            <text:p>21FC</text:p>
          </table:table-cell>
          <table:table-cell table:style-name="ce32" table:formula="of:=DEC2HEX([.BE30])" office:value-type="string" office:string-value="D7A" calcext:value-type="string">
            <text:p>D7A</text:p>
          </table:table-cell>
          <table:table-cell/>
          <table:table-cell table:formula="of:=DEC2HEX([.BG30])" office:value-type="string" office:string-value="DBA5BB5" calcext:value-type="string">
            <text:p>DBA5BB5</text:p>
          </table:table-cell>
          <table:table-cell table:formula="of:=DEC2HEX([.BH30])" office:value-type="string" office:string-value="CA91B86" calcext:value-type="string">
            <text:p>CA91B86</text:p>
          </table:table-cell>
          <table:table-cell table:formula="of:=DEC2HEX([.BI30])" office:value-type="string" office:string-value="124E84CA" calcext:value-type="string">
            <text:p>124E84CA</text:p>
          </table:table-cell>
          <table:table-cell table:formula="of:=DEC2HEX([.BJ30])" office:value-type="string" office:string-value="C900F1E" calcext:value-type="string">
            <text:p>C900F1E</text:p>
          </table:table-cell>
          <table:table-cell table:formula="of:=DEC2HEX([.BK30])" office:value-type="string" office:string-value="D00A1DE" calcext:value-type="string">
            <text:p>D00A1DE</text:p>
          </table:table-cell>
          <table:table-cell table:formula="of:=DEC2HEX([.BL30])" office:value-type="string" office:string-value="D89F3CC" calcext:value-type="string">
            <text:p>D89F3CC</text:p>
          </table:table-cell>
          <table:table-cell table:formula="of:=DEC2HEX([.BM30])" office:value-type="string" office:string-value="DA31AD0" calcext:value-type="string">
            <text:p>DA31AD0</text:p>
          </table:table-cell>
          <table:table-cell table:formula="of:=DEC2HEX([.BN30])" office:value-type="string" office:string-value="EB792F8" calcext:value-type="string">
            <text:p>EB792F8</text:p>
          </table:table-cell>
        </table:table-row>
        <table:table-row table:style-name="ro1">
          <table:table-cell table:number-columns-repeated="40"/>
          <table:table-cell table:style-name="ce31" table:formula="of:=DEC2HEX([.AO31])" office:value-type="string" office:string-value="3FF" calcext:value-type="string">
            <text:p>3FF</text:p>
          </table:table-cell>
          <table:table-cell table:style-name="ce31" table:formula="of:=DEC2HEX([.AP31])" office:value-type="string" office:string-value="1071" calcext:value-type="string">
            <text:p>1071</text:p>
          </table:table-cell>
          <table:table-cell table:style-name="ce31" table:formula="of:=DEC2HEX([.AQ31])" office:value-type="string" office:string-value="1403" calcext:value-type="string">
            <text:p>1403</text:p>
          </table:table-cell>
          <table:table-cell table:style-name="ce31" table:formula="of:=DEC2HEX([.AR31])" office:value-type="string" office:string-value="18A7" calcext:value-type="string">
            <text:p>18A7</text:p>
          </table:table-cell>
          <table:table-cell table:style-name="ce31" table:formula="of:=DEC2HEX([.AS31])" office:value-type="string" office:string-value="1F2C" calcext:value-type="string">
            <text:p>1F2C</text:p>
          </table:table-cell>
          <table:table-cell table:style-name="ce31" table:formula="of:=DEC2HEX([.AT31])" office:value-type="string" office:string-value="CD7" calcext:value-type="string">
            <text:p>CD7</text:p>
          </table:table-cell>
          <table:table-cell table:style-name="ce31" table:formula="of:=DEC2HEX([.AU31])" office:value-type="string" office:string-value="198C" calcext:value-type="string">
            <text:p>198C</text:p>
          </table:table-cell>
          <table:table-cell table:style-name="ce31" table:formula="of:=DEC2HEX([.AV31])" office:value-type="string" office:string-value="2347" calcext:value-type="string">
            <text:p>2347</text:p>
          </table:table-cell>
          <table:table-cell/>
          <table:table-cell table:style-name="ce32" table:formula="of:=DEC2HEX([.AX31])" office:value-type="string" office:string-value="12C2" calcext:value-type="string">
            <text:p>12C2</text:p>
          </table:table-cell>
          <table:table-cell table:style-name="ce32" table:formula="of:=DEC2HEX([.AY31])" office:value-type="string" office:string-value="196F" calcext:value-type="string">
            <text:p>196F</text:p>
          </table:table-cell>
          <table:table-cell table:style-name="ce32" table:formula="of:=DEC2HEX([.AZ31])" office:value-type="string" office:string-value="1F57" calcext:value-type="string">
            <text:p>1F57</text:p>
          </table:table-cell>
          <table:table-cell table:style-name="ce32" table:formula="of:=DEC2HEX([.BA31])" office:value-type="string" office:string-value="1BC0" calcext:value-type="string">
            <text:p>1BC0</text:p>
          </table:table-cell>
          <table:table-cell table:style-name="ce32" table:formula="of:=DEC2HEX([.BB31])" office:value-type="string" office:string-value="2329" calcext:value-type="string">
            <text:p>2329</text:p>
          </table:table-cell>
          <table:table-cell table:style-name="ce32" table:formula="of:=DEC2HEX([.BC31])" office:value-type="string" office:string-value="1196" calcext:value-type="string">
            <text:p>1196</text:p>
          </table:table-cell>
          <table:table-cell table:style-name="ce32" table:formula="of:=DEC2HEX([.BD31])" office:value-type="string" office:string-value="ED8" calcext:value-type="string">
            <text:p>ED8</text:p>
          </table:table-cell>
          <table:table-cell table:style-name="ce32" table:formula="of:=DEC2HEX([.BE31])" office:value-type="string" office:string-value="4BA" calcext:value-type="string">
            <text:p>4BA</text:p>
          </table:table-cell>
          <table:table-cell/>
          <table:table-cell table:formula="of:=DEC2HEX([.BG31])" office:value-type="string" office:string-value="CD09899" calcext:value-type="string">
            <text:p>CD09899</text:p>
          </table:table-cell>
          <table:table-cell table:formula="of:=DEC2HEX([.BH31])" office:value-type="string" office:string-value="101631AB" calcext:value-type="string">
            <text:p>101631AB</text:p>
          </table:table-cell>
          <table:table-cell table:formula="of:=DEC2HEX([.BI31])" office:value-type="string" office:string-value="10DB4637" calcext:value-type="string">
            <text:p>10DB4637</text:p>
          </table:table-cell>
          <table:table-cell table:formula="of:=DEC2HEX([.BJ31])" office:value-type="string" office:string-value="F0FCCBF" calcext:value-type="string">
            <text:p>F0FCCBF</text:p>
          </table:table-cell>
          <table:table-cell table:formula="of:=DEC2HEX([.BK31])" office:value-type="string" office:string-value="FC8FCB9" calcext:value-type="string">
            <text:p>FC8FCB9</text:p>
          </table:table-cell>
          <table:table-cell table:formula="of:=DEC2HEX([.BL31])" office:value-type="string" office:string-value="DD84562" calcext:value-type="string">
            <text:p>DD84562</text:p>
          </table:table-cell>
          <table:table-cell table:formula="of:=DEC2HEX([.BM31])" office:value-type="string" office:string-value="C3E8768" calcext:value-type="string">
            <text:p>C3E8768</text:p>
          </table:table-cell>
          <table:table-cell table:formula="of:=DEC2HEX([.BN31])" office:value-type="string" office:string-value="C0CE6E7" calcext:value-type="string">
            <text:p>C0CE6E7</text:p>
          </table:table-cell>
        </table:table-row>
        <table:table-row table:style-name="ro1">
          <table:table-cell table:number-columns-repeated="40"/>
          <table:table-cell table:style-name="ce31" table:formula="of:=DEC2HEX([.AO32])" office:value-type="string" office:string-value="2081" calcext:value-type="string">
            <text:p>2081</text:p>
          </table:table-cell>
          <table:table-cell table:style-name="ce31" table:formula="of:=DEC2HEX([.AP32])" office:value-type="string" office:string-value="1AF4" calcext:value-type="string">
            <text:p>1AF4</text:p>
          </table:table-cell>
          <table:table-cell table:style-name="ce31" table:formula="of:=DEC2HEX([.AQ32])" office:value-type="string" office:string-value="83F" calcext:value-type="string">
            <text:p>83F</text:p>
          </table:table-cell>
          <table:table-cell table:style-name="ce31" table:formula="of:=DEC2HEX([.AR32])" office:value-type="string" office:string-value="1243" calcext:value-type="string">
            <text:p>1243</text:p>
          </table:table-cell>
          <table:table-cell table:style-name="ce31" table:formula="of:=DEC2HEX([.AS32])" office:value-type="string" office:string-value="15F4" calcext:value-type="string">
            <text:p>15F4</text:p>
          </table:table-cell>
          <table:table-cell table:style-name="ce31" table:formula="of:=DEC2HEX([.AT32])" office:value-type="string" office:string-value="1338" calcext:value-type="string">
            <text:p>1338</text:p>
          </table:table-cell>
          <table:table-cell table:style-name="ce31" table:formula="of:=DEC2HEX([.AU32])" office:value-type="string" office:string-value="F32" calcext:value-type="string">
            <text:p>F32</text:p>
          </table:table-cell>
          <table:table-cell table:style-name="ce31" table:formula="of:=DEC2HEX([.AV32])" office:value-type="string" office:string-value="F0E" calcext:value-type="string">
            <text:p>F0E</text:p>
          </table:table-cell>
          <table:table-cell/>
          <table:table-cell table:style-name="ce32" table:formula="of:=DEC2HEX([.AX32])" office:value-type="string" office:string-value="1AEA" calcext:value-type="string">
            <text:p>1AEA</text:p>
          </table:table-cell>
          <table:table-cell table:style-name="ce32" table:formula="of:=DEC2HEX([.AY32])" office:value-type="string" office:string-value="8B6" calcext:value-type="string">
            <text:p>8B6</text:p>
          </table:table-cell>
          <table:table-cell table:style-name="ce32" table:formula="of:=DEC2HEX([.AZ32])" office:value-type="string" office:string-value="1F69" calcext:value-type="string">
            <text:p>1F69</text:p>
          </table:table-cell>
          <table:table-cell table:style-name="ce32" table:formula="of:=DEC2HEX([.BA32])" office:value-type="string" office:string-value="12AC" calcext:value-type="string">
            <text:p>12AC</text:p>
          </table:table-cell>
          <table:table-cell table:style-name="ce32" table:formula="of:=DEC2HEX([.BB32])" office:value-type="string" office:string-value="44D" calcext:value-type="string">
            <text:p>44D</text:p>
          </table:table-cell>
          <table:table-cell table:style-name="ce32" table:formula="of:=DEC2HEX([.BC32])" office:value-type="string" office:string-value="1A86" calcext:value-type="string">
            <text:p>1A86</text:p>
          </table:table-cell>
          <table:table-cell table:style-name="ce32" table:formula="of:=DEC2HEX([.BD32])" office:value-type="string" office:string-value="C8A" calcext:value-type="string">
            <text:p>C8A</text:p>
          </table:table-cell>
          <table:table-cell table:style-name="ce32" table:formula="of:=DEC2HEX([.BE32])" office:value-type="string" office:string-value="1DB0" calcext:value-type="string">
            <text:p>1DB0</text:p>
          </table:table-cell>
          <table:table-cell/>
          <table:table-cell table:formula="of:=DEC2HEX([.BG32])" office:value-type="string" office:string-value="D08FAF0" calcext:value-type="string">
            <text:p>D08FAF0</text:p>
          </table:table-cell>
          <table:table-cell table:formula="of:=DEC2HEX([.BH32])" office:value-type="string" office:string-value="B61FEC9" calcext:value-type="string">
            <text:p>B61FEC9</text:p>
          </table:table-cell>
          <table:table-cell table:formula="of:=DEC2HEX([.BI32])" office:value-type="string" office:string-value="11AEF91B" calcext:value-type="string">
            <text:p>11AEF91B</text:p>
          </table:table-cell>
          <table:table-cell table:formula="of:=DEC2HEX([.BJ32])" office:value-type="string" office:string-value="C58CC57" calcext:value-type="string">
            <text:p>C58CC57</text:p>
          </table:table-cell>
          <table:table-cell table:formula="of:=DEC2HEX([.BK32])" office:value-type="string" office:string-value="C8F174F" calcext:value-type="string">
            <text:p>C8F174F</text:p>
          </table:table-cell>
          <table:table-cell table:formula="of:=DEC2HEX([.BL32])" office:value-type="string" office:string-value="D6FF66B" calcext:value-type="string">
            <text:p>D6FF66B</text:p>
          </table:table-cell>
          <table:table-cell table:formula="of:=DEC2HEX([.BM32])" office:value-type="string" office:string-value="D927907" calcext:value-type="string">
            <text:p>D927907</text:p>
          </table:table-cell>
          <table:table-cell table:formula="of:=DEC2HEX([.BN32])" office:value-type="string" office:string-value="CE2834E" calcext:value-type="string">
            <text:p>CE2834E</text:p>
          </table:table-cell>
        </table:table-row>
        <table:table-row table:style-name="ro1">
          <table:table-cell table:number-columns-repeated="40"/>
          <table:table-cell table:style-name="ce31" table:formula="of:=DEC2HEX([.AO33])" office:value-type="string" office:string-value="1D9C" calcext:value-type="string">
            <text:p>1D9C</text:p>
          </table:table-cell>
          <table:table-cell table:style-name="ce31" table:formula="of:=DEC2HEX([.AP33])" office:value-type="string" office:string-value="177B" calcext:value-type="string">
            <text:p>177B</text:p>
          </table:table-cell>
          <table:table-cell table:style-name="ce31" table:formula="of:=DEC2HEX([.AQ33])" office:value-type="string" office:string-value="1B80" calcext:value-type="string">
            <text:p>1B80</text:p>
          </table:table-cell>
          <table:table-cell table:style-name="ce31" table:formula="of:=DEC2HEX([.AR33])" office:value-type="string" office:string-value="F93" calcext:value-type="string">
            <text:p>F93</text:p>
          </table:table-cell>
          <table:table-cell table:style-name="ce31" table:formula="of:=DEC2HEX([.AS33])" office:value-type="string" office:string-value="14DE" calcext:value-type="string">
            <text:p>14DE</text:p>
          </table:table-cell>
          <table:table-cell table:style-name="ce31" table:formula="of:=DEC2HEX([.AT33])" office:value-type="string" office:string-value="1857" calcext:value-type="string">
            <text:p>1857</text:p>
          </table:table-cell>
          <table:table-cell table:style-name="ce31" table:formula="of:=DEC2HEX([.AU33])" office:value-type="string" office:string-value="5A0" calcext:value-type="string">
            <text:p>5A0</text:p>
          </table:table-cell>
          <table:table-cell table:style-name="ce31" table:formula="of:=DEC2HEX([.AV33])" office:value-type="string" office:string-value="1C20" calcext:value-type="string">
            <text:p>1C20</text:p>
          </table:table-cell>
          <table:table-cell/>
          <table:table-cell table:style-name="ce32" table:formula="of:=DEC2HEX([.AX33])" office:value-type="string" office:string-value="14B6" calcext:value-type="string">
            <text:p>14B6</text:p>
          </table:table-cell>
          <table:table-cell table:style-name="ce32" table:formula="of:=DEC2HEX([.AY33])" office:value-type="string" office:string-value="1B57" calcext:value-type="string">
            <text:p>1B57</text:p>
          </table:table-cell>
          <table:table-cell table:style-name="ce32" table:formula="of:=DEC2HEX([.AZ33])" office:value-type="string" office:string-value="107E" calcext:value-type="string">
            <text:p>107E</text:p>
          </table:table-cell>
          <table:table-cell table:style-name="ce32" table:formula="of:=DEC2HEX([.BA33])" office:value-type="string" office:string-value="1FA8" calcext:value-type="string">
            <text:p>1FA8</text:p>
          </table:table-cell>
          <table:table-cell table:style-name="ce32" table:formula="of:=DEC2HEX([.BB33])" office:value-type="string" office:string-value="1627" calcext:value-type="string">
            <text:p>1627</text:p>
          </table:table-cell>
          <table:table-cell table:style-name="ce32" table:formula="of:=DEC2HEX([.BC33])" office:value-type="string" office:string-value="2334" calcext:value-type="string">
            <text:p>2334</text:p>
          </table:table-cell>
          <table:table-cell table:style-name="ce32" table:formula="of:=DEC2HEX([.BD33])" office:value-type="string" office:string-value="133A" calcext:value-type="string">
            <text:p>133A</text:p>
          </table:table-cell>
          <table:table-cell table:style-name="ce32" table:formula="of:=DEC2HEX([.BE33])" office:value-type="string" office:string-value="856" calcext:value-type="string">
            <text:p>856</text:p>
          </table:table-cell>
          <table:table-cell/>
          <table:table-cell table:formula="of:=DEC2HEX([.BG33])" office:value-type="string" office:string-value="D5CCC52" calcext:value-type="string">
            <text:p>D5CCC52</text:p>
          </table:table-cell>
          <table:table-cell table:formula="of:=DEC2HEX([.BH33])" office:value-type="string" office:string-value="E6FB5DC" calcext:value-type="string">
            <text:p>E6FB5DC</text:p>
          </table:table-cell>
          <table:table-cell table:formula="of:=DEC2HEX([.BI33])" office:value-type="string" office:string-value="13387065" calcext:value-type="string">
            <text:p>13387065</text:p>
          </table:table-cell>
          <table:table-cell table:formula="of:=DEC2HEX([.BJ33])" office:value-type="string" office:string-value="DA51E16" calcext:value-type="string">
            <text:p>DA51E16</text:p>
          </table:table-cell>
          <table:table-cell table:formula="of:=DEC2HEX([.BK33])" office:value-type="string" office:string-value="E7B45ED" calcext:value-type="string">
            <text:p>E7B45ED</text:p>
          </table:table-cell>
          <table:table-cell table:formula="of:=DEC2HEX([.BL33])" office:value-type="string" office:string-value="D913916" calcext:value-type="string">
            <text:p>D913916</text:p>
          </table:table-cell>
          <table:table-cell table:formula="of:=DEC2HEX([.BM33])" office:value-type="string" office:string-value="DA1B52A" calcext:value-type="string">
            <text:p>DA1B52A</text:p>
          </table:table-cell>
          <table:table-cell table:formula="of:=DEC2HEX([.BN33])" office:value-type="string" office:string-value="F6A8039" calcext:value-type="string">
            <text:p>F6A8039</text:p>
          </table:table-cell>
        </table:table-row>
        <table:table-row table:style-name="ro1">
          <table:table-cell table:number-columns-repeated="18"/>
          <table:table-cell table:number-matrix-columns-spanned="4" table:number-matrix-rows-spanned="4" table:formula="of:=MMULT([.S26:.V29];[.X26:.AA29])" office:value-type="float" office:value="330000" calcext:value-type="float">
            <text:p>330000</text:p>
          </table:table-cell>
          <table:table-cell office:value-type="float" office:value="539210" calcext:value-type="float">
            <text:p>539210</text:p>
          </table:table-cell>
          <table:table-cell office:value-type="float" office:value="42828" calcext:value-type="float">
            <text:p>42828</text:p>
          </table:table-cell>
          <table:table-cell office:value-type="float" office:value="44980" calcext:value-type="float">
            <text:p>44980</text:p>
          </table:table-cell>
          <table:table-cell/>
          <table:table-cell table:formula="of:=DEC2HEX([.S43])" office:value-type="string" office:string-value="50910" calcext:value-type="string">
            <text:p>50910</text:p>
          </table:table-cell>
          <table:table-cell table:formula="of:=DEC2HEX([.T43])" office:value-type="string" office:string-value="83A4A" calcext:value-type="string">
            <text:p>83A4A</text:p>
          </table:table-cell>
          <table:table-cell table:formula="of:=DEC2HEX([.U43])" office:value-type="string" office:string-value="A74C" calcext:value-type="string">
            <text:p>A74C</text:p>
          </table:table-cell>
          <table:table-cell table:formula="of:=DEC2HEX([.V43])" office:value-type="string" office:string-value="AFB4" calcext:value-type="string">
            <text:p>AFB4</text:p>
          </table:table-cell>
          <table:table-cell table:number-columns-repeated="13"/>
          <table:table-cell table:style-name="ce31" table:formula="of:=DEC2HEX([.AO34])" office:value-type="string" office:string-value="C3A" calcext:value-type="string">
            <text:p>C3A</text:p>
          </table:table-cell>
          <table:table-cell table:style-name="ce31" table:formula="of:=DEC2HEX([.AP34])" office:value-type="string" office:string-value="1D9C" calcext:value-type="string">
            <text:p>1D9C</text:p>
          </table:table-cell>
          <table:table-cell table:style-name="ce31" table:formula="of:=DEC2HEX([.AQ34])" office:value-type="string" office:string-value="177B" calcext:value-type="string">
            <text:p>177B</text:p>
          </table:table-cell>
          <table:table-cell table:style-name="ce31" table:formula="of:=DEC2HEX([.AR34])" office:value-type="string" office:string-value="1B80" calcext:value-type="string">
            <text:p>1B80</text:p>
          </table:table-cell>
          <table:table-cell table:style-name="ce31" table:formula="of:=DEC2HEX([.AS34])" office:value-type="string" office:string-value="15F4" calcext:value-type="string">
            <text:p>15F4</text:p>
          </table:table-cell>
          <table:table-cell table:style-name="ce31" table:formula="of:=DEC2HEX([.AT34])" office:value-type="string" office:string-value="10C2" calcext:value-type="string">
            <text:p>10C2</text:p>
          </table:table-cell>
          <table:table-cell table:style-name="ce31" table:formula="of:=DEC2HEX([.AU34])" office:value-type="string" office:string-value="F32" calcext:value-type="string">
            <text:p>F32</text:p>
          </table:table-cell>
          <table:table-cell table:style-name="ce31" table:formula="of:=DEC2HEX([.AV34])" office:value-type="string" office:string-value="C3A" calcext:value-type="string">
            <text:p>C3A</text:p>
          </table:table-cell>
          <table:table-cell/>
          <table:table-cell table:style-name="ce32" table:formula="of:=DEC2HEX([.AX34])" office:value-type="string" office:string-value="BE1" calcext:value-type="string">
            <text:p>BE1</text:p>
          </table:table-cell>
          <table:table-cell table:style-name="ce32" table:formula="of:=DEC2HEX([.AY34])" office:value-type="string" office:string-value="1ED0" calcext:value-type="string">
            <text:p>1ED0</text:p>
          </table:table-cell>
          <table:table-cell table:style-name="ce32" table:formula="of:=DEC2HEX([.AZ34])" office:value-type="string" office:string-value="1844" calcext:value-type="string">
            <text:p>1844</text:p>
          </table:table-cell>
          <table:table-cell table:style-name="ce32" table:formula="of:=DEC2HEX([.BA34])" office:value-type="string" office:string-value="13EB" calcext:value-type="string">
            <text:p>13EB</text:p>
          </table:table-cell>
          <table:table-cell table:style-name="ce32" table:formula="of:=DEC2HEX([.BB34])" office:value-type="string" office:string-value="1B81" calcext:value-type="string">
            <text:p>1B81</text:p>
          </table:table-cell>
          <table:table-cell table:style-name="ce32" table:formula="of:=DEC2HEX([.BC34])" office:value-type="string" office:string-value="C6C" calcext:value-type="string">
            <text:p>C6C</text:p>
          </table:table-cell>
          <table:table-cell table:style-name="ce32" table:formula="of:=DEC2HEX([.BD34])" office:value-type="string" office:string-value="7D1" calcext:value-type="string">
            <text:p>7D1</text:p>
          </table:table-cell>
          <table:table-cell table:style-name="ce32" table:formula="of:=DEC2HEX([.BE34])" office:value-type="string" office:string-value="20E4" calcext:value-type="string">
            <text:p>20E4</text:p>
          </table:table-cell>
          <table:table-cell/>
          <table:table-cell table:formula="of:=DEC2HEX([.BG34])" office:value-type="string" office:string-value="D3331D5" calcext:value-type="string">
            <text:p>D3331D5</text:p>
          </table:table-cell>
          <table:table-cell table:formula="of:=DEC2HEX([.BH34])" office:value-type="string" office:string-value="D255A3D" calcext:value-type="string">
            <text:p>D255A3D</text:p>
          </table:table-cell>
          <table:table-cell table:formula="of:=DEC2HEX([.BI34])" office:value-type="string" office:string-value="10837550" calcext:value-type="string">
            <text:p>10837550</text:p>
          </table:table-cell>
          <table:table-cell table:formula="of:=DEC2HEX([.BJ34])" office:value-type="string" office:string-value="CDA902E" calcext:value-type="string">
            <text:p>CDA902E</text:p>
          </table:table-cell>
          <table:table-cell table:formula="of:=DEC2HEX([.BK34])" office:value-type="string" office:string-value="D981663" calcext:value-type="string">
            <text:p>D981663</text:p>
          </table:table-cell>
          <table:table-cell table:formula="of:=DEC2HEX([.BL34])" office:value-type="string" office:string-value="D22BE0A" calcext:value-type="string">
            <text:p>D22BE0A</text:p>
          </table:table-cell>
          <table:table-cell table:formula="of:=DEC2HEX([.BM34])" office:value-type="string" office:string-value="D6AB9BA" calcext:value-type="string">
            <text:p>D6AB9BA</text:p>
          </table:table-cell>
          <table:table-cell table:formula="of:=DEC2HEX([.BN34])" office:value-type="string" office:string-value="B8FEB74" calcext:value-type="string">
            <text:p>B8FEB74</text:p>
          </table:table-cell>
        </table:table-row>
        <table:table-row table:style-name="ro1">
          <table:table-cell table:number-columns-repeated="18"/>
          <table:table-cell office:value-type="float" office:value="9135816" calcext:value-type="float">
            <text:p>9135816</text:p>
          </table:table-cell>
          <table:table-cell office:value-type="float" office:value="22832097" calcext:value-type="float">
            <text:p>22832097</text:p>
          </table:table-cell>
          <table:table-cell office:value-type="float" office:value="218332" calcext:value-type="float">
            <text:p>218332</text:p>
          </table:table-cell>
          <table:table-cell office:value-type="float" office:value="227491" calcext:value-type="float">
            <text:p>227491</text:p>
          </table:table-cell>
          <table:table-cell/>
          <table:table-cell table:formula="of:=DEC2HEX([.S44])" office:value-type="string" office:string-value="8B66C8" calcext:value-type="string">
            <text:p>8B66C8</text:p>
          </table:table-cell>
          <table:table-cell table:formula="of:=DEC2HEX([.T44])" office:value-type="string" office:string-value="15C63E1" calcext:value-type="string">
            <text:p>15C63E1</text:p>
          </table:table-cell>
          <table:table-cell table:formula="of:=DEC2HEX([.U44])" office:value-type="string" office:string-value="354DC" calcext:value-type="string">
            <text:p>354DC</text:p>
          </table:table-cell>
          <table:table-cell table:formula="of:=DEC2HEX([.V44])" office:value-type="string" office:string-value="378A3" calcext:value-type="string">
            <text:p>378A3</text:p>
          </table:table-cell>
          <table:table-cell table:number-columns-repeated="39"/>
        </table:table-row>
        <table:table-row table:style-name="ro1">
          <table:table-cell table:number-columns-repeated="18"/>
          <table:table-cell office:value-type="float" office:value="1625000" calcext:value-type="float">
            <text:p>1625000</text:p>
          </table:table-cell>
          <table:table-cell office:value-type="float" office:value="3194781" calcext:value-type="float">
            <text:p>3194781</text:p>
          </table:table-cell>
          <table:table-cell office:value-type="float" office:value="111596" calcext:value-type="float">
            <text:p>111596</text:p>
          </table:table-cell>
          <table:table-cell office:value-type="float" office:value="117375" calcext:value-type="float">
            <text:p>117375</text:p>
          </table:table-cell>
          <table:table-cell/>
          <table:table-cell table:formula="of:=DEC2HEX([.S45])" office:value-type="string" office:string-value="18CBA8" calcext:value-type="string">
            <text:p>18CBA8</text:p>
          </table:table-cell>
          <table:table-cell table:formula="of:=DEC2HEX([.T45])" office:value-type="string" office:string-value="30BF9D" calcext:value-type="string">
            <text:p>30BF9D</text:p>
          </table:table-cell>
          <table:table-cell table:formula="of:=DEC2HEX([.U45])" office:value-type="string" office:string-value="1B3EC" calcext:value-type="string">
            <text:p>1B3EC</text:p>
          </table:table-cell>
          <table:table-cell table:formula="of:=DEC2HEX([.V45])" office:value-type="string" office:string-value="1CA7F" calcext:value-type="string">
            <text:p>1CA7F</text:p>
          </table:table-cell>
          <table:table-cell table:number-columns-repeated="39"/>
        </table:table-row>
        <table:table-row table:style-name="ro1">
          <table:table-cell table:number-columns-repeated="18"/>
          <table:table-cell office:value-type="float" office:value="1478000" calcext:value-type="float">
            <text:p>1478000</text:p>
          </table:table-cell>
          <table:table-cell office:value-type="float" office:value="3437879" calcext:value-type="float">
            <text:p>3437879</text:p>
          </table:table-cell>
          <table:table-cell office:value-type="float" office:value="47728" calcext:value-type="float">
            <text:p>47728</text:p>
          </table:table-cell>
          <table:table-cell office:value-type="float" office:value="49987" calcext:value-type="float">
            <text:p>49987</text:p>
          </table:table-cell>
          <table:table-cell/>
          <table:table-cell table:formula="of:=DEC2HEX([.S46])" office:value-type="string" office:string-value="168D70" calcext:value-type="string">
            <text:p>168D70</text:p>
          </table:table-cell>
          <table:table-cell table:formula="of:=DEC2HEX([.T46])" office:value-type="string" office:string-value="347537" calcext:value-type="string">
            <text:p>347537</text:p>
          </table:table-cell>
          <table:table-cell table:formula="of:=DEC2HEX([.U46])" office:value-type="string" office:string-value="BA70" calcext:value-type="string">
            <text:p>BA70</text:p>
          </table:table-cell>
          <table:table-cell table:formula="of:=DEC2HEX([.V46])" office:value-type="string" office:string-value="C343" calcext:value-type="string">
            <text:p>C343</text:p>
          </table:table-cell>
          <table:table-cell table:number-columns-repeated="39"/>
        </table:table-row>
        <table:table-row table:style-name="ro1">
          <table:table-cell table:number-columns-repeated="23"/>
          <table:table-cell table:formula="of:=DEC2HEX([.S47])" office:value-type="string" office:string-value="0" calcext:value-type="string">
            <text:p>0</text:p>
          </table:table-cell>
          <table:table-cell table:formula="of:=DEC2HEX([.T47])" office:value-type="string" office:string-value="0" calcext:value-type="string">
            <text:p>0</text:p>
          </table:table-cell>
          <table:table-cell table:formula="of:=DEC2HEX([.U47])" office:value-type="string" office:string-value="0" calcext:value-type="string">
            <text:p>0</text:p>
          </table:table-cell>
          <table:table-cell table:formula="of:=DEC2HEX([.V47])" office:value-type="string" office:string-value="0" calcext:value-type="string">
            <text:p>0</text:p>
          </table:table-cell>
          <table:table-cell table:number-columns-repeated="39"/>
        </table:table-row>
        <table:table-row table:style-name="ro1" table:number-rows-repeated="4">
          <table:table-cell table:number-columns-repeated="66"/>
        </table:table-row>
        <table:table-row table:style-name="ro1">
          <table:table-cell table:number-columns-repeated="7"/>
          <table:table-cell office:value-type="string" calcext:value-type="string">
            <text:p>MAT A</text:p>
          </table:table-cell>
          <table:table-cell table:number-columns-repeated="9"/>
          <table:table-cell office:value-type="string" calcext:value-type="string">
            <text:p>MAT B</text:p>
          </table:table-cell>
          <table:table-cell table:number-columns-repeated="48"/>
        </table:table-row>
        <table:table-row table:style-name="ro1" table:number-rows-repeated="3">
          <table:table-cell table:number-columns-repeated="66"/>
        </table:table-row>
        <table:table-row table:style-name="ro1"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44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6"/>
          <table:table-cell office:value-type="string" calcext:value-type="string">
            <text:p>Direct Mult</text:p>
          </table:table-cell>
          <table:table-cell table:number-columns-repeated="8"/>
          <table:table-cell office:value-type="string" calcext:value-type="string">
            <text:p>BLOCK MULT</text:p>
          </table:table-cell>
          <table:table-cell office:value-type="string" calcext:value-type="string">
            <text:p>PARTIAL PRODUCT</text:p>
          </table:table-cell>
          <table:table-cell table:number-columns-repeated="49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4"/>
          <table:table-cell table:style-name="ce1" table:number-matrix-columns-spanned="8" table:number-matrix-rows-spanned="8" table:formula="of:=MMULT([.E56:.L63];[.O56:.V63])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2"/>
          <table:table-cell table:number-matrix-columns-spanned="4" table:number-matrix-rows-spanned="4" table:formula="of:=MMULT([.E56:.H59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2"/>
          <table:table-cell table:number-matrix-columns-spanned="4" table:number-matrix-rows-spanned="4" table:formula="of:=MMULT([.E56:.H59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43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43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43"/>
        </table:table-row>
        <table:table-row table:style-name="ro1">
          <table:table-cell table:number-columns-repeated="11"/>
          <table:table-cell office:value-type="string" calcext:value-type="string">
            <text:p>img_add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43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43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43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43"/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43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43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4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15"/>
          <table:table-cell office:value-type="string" calcext:value-type="string">
            <text:p>AFTER ADDING</text:p>
          </table:table-cell>
          <table:table-cell table:number-columns-repeated="50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style-name="ce1" table:formula="of:=SUM([.O72];[.T72])" office:value-type="float" office:value="148" calcext:value-type="float">
            <text:p>148</text:p>
          </table:table-cell>
          <table:table-cell table:style-name="ce1" table:formula="of:=SUM([.P72];[.U72])" office:value-type="float" office:value="176" calcext:value-type="float">
            <text:p>176</text:p>
          </table:table-cell>
          <table:table-cell table:style-name="ce1" table:formula="of:=SUM([.Q72];[.V72])" office:value-type="float" office:value="84" calcext:value-type="float">
            <text:p>84</text:p>
          </table:table-cell>
          <table:table-cell table:style-name="ce1" table:formula="of:=SUM([.R72];[.W72])" office:value-type="float" office:value="112" calcext:value-type="float">
            <text:p>112</text:p>
          </table:table-cell>
          <table:table-cell office:value-type="string" calcext:value-type="string">
            <text:p>R12</text:p>
          </table:table-cell>
          <table:table-cell table:style-name="ce15" table:formula="of:=SUM([.O77];[.T77])" office:value-type="float" office:value="148" calcext:value-type="float">
            <text:p>148</text:p>
          </table:table-cell>
          <table:table-cell table:style-name="ce15" table:formula="of:=SUM([.P77];[.U77])" office:value-type="float" office:value="176" calcext:value-type="float">
            <text:p>176</text:p>
          </table:table-cell>
          <table:table-cell table:style-name="ce15" table:formula="of:=SUM([.Q77];[.V77])" office:value-type="float" office:value="84" calcext:value-type="float">
            <text:p>84</text:p>
          </table:table-cell>
          <table:table-cell table:style-name="ce15" table:formula="of:=SUM([.R77];[.W77])" office:value-type="float" office:value="112" calcext:value-type="float">
            <text:p>112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1" table:formula="of:=SUM([.O73];[.T73])" office:value-type="float" office:value="212" calcext:value-type="float">
            <text:p>212</text:p>
          </table:table-cell>
          <table:table-cell table:style-name="ce1" table:formula="of:=SUM([.P73];[.U73])" office:value-type="float" office:value="256" calcext:value-type="float">
            <text:p>256</text:p>
          </table:table-cell>
          <table:table-cell table:style-name="ce1" table:formula="of:=SUM([.Q73];[.V73])" office:value-type="float" office:value="148" calcext:value-type="float">
            <text:p>148</text:p>
          </table:table-cell>
          <table:table-cell table:style-name="ce1" table:formula="of:=SUM([.R73];[.W73])" office:value-type="float" office:value="192" calcext:value-type="float">
            <text:p>192</text:p>
          </table:table-cell>
          <table:table-cell/>
          <table:table-cell table:style-name="ce15" table:formula="of:=SUM([.O78];[.T78])" office:value-type="float" office:value="212" calcext:value-type="float">
            <text:p>212</text:p>
          </table:table-cell>
          <table:table-cell table:style-name="ce15" table:formula="of:=SUM([.P78];[.U78])" office:value-type="float" office:value="256" calcext:value-type="float">
            <text:p>256</text:p>
          </table:table-cell>
          <table:table-cell table:style-name="ce15" table:formula="of:=SUM([.Q78];[.V78])" office:value-type="float" office:value="148" calcext:value-type="float">
            <text:p>148</text:p>
          </table:table-cell>
          <table:table-cell table:style-name="ce15" table:formula="of:=SUM([.R78];[.W78])" office:value-type="float" office:value="192" calcext:value-type="float">
            <text:p>192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1" table:formula="of:=SUM([.O74];[.T74])" office:value-type="float" office:value="84" calcext:value-type="float">
            <text:p>84</text:p>
          </table:table-cell>
          <table:table-cell table:style-name="ce1" table:formula="of:=SUM([.P74];[.U74])" office:value-type="float" office:value="112" calcext:value-type="float">
            <text:p>112</text:p>
          </table:table-cell>
          <table:table-cell table:style-name="ce1" table:formula="of:=SUM([.Q74];[.V74])" office:value-type="float" office:value="148" calcext:value-type="float">
            <text:p>148</text:p>
          </table:table-cell>
          <table:table-cell table:style-name="ce1" table:formula="of:=SUM([.R74];[.W74])" office:value-type="float" office:value="176" calcext:value-type="float">
            <text:p>176</text:p>
          </table:table-cell>
          <table:table-cell/>
          <table:table-cell table:style-name="ce15" table:formula="of:=SUM([.O79];[.T79])" office:value-type="float" office:value="84" calcext:value-type="float">
            <text:p>84</text:p>
          </table:table-cell>
          <table:table-cell table:style-name="ce15" table:formula="of:=SUM([.P79];[.U79])" office:value-type="float" office:value="112" calcext:value-type="float">
            <text:p>112</text:p>
          </table:table-cell>
          <table:table-cell table:style-name="ce15" table:formula="of:=SUM([.Q79];[.V79])" office:value-type="float" office:value="148" calcext:value-type="float">
            <text:p>148</text:p>
          </table:table-cell>
          <table:table-cell table:style-name="ce15" table:formula="of:=SUM([.R79];[.W79])" office:value-type="float" office:value="176" calcext:value-type="float">
            <text:p>176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1" table:formula="of:=SUM([.O75];[.T75])" office:value-type="float" office:value="148" calcext:value-type="float">
            <text:p>148</text:p>
          </table:table-cell>
          <table:table-cell table:style-name="ce1" table:formula="of:=SUM([.P75];[.U75])" office:value-type="float" office:value="192" calcext:value-type="float">
            <text:p>192</text:p>
          </table:table-cell>
          <table:table-cell table:style-name="ce1" table:formula="of:=SUM([.Q75];[.V75])" office:value-type="float" office:value="212" calcext:value-type="float">
            <text:p>212</text:p>
          </table:table-cell>
          <table:table-cell table:style-name="ce1" table:formula="of:=SUM([.R75];[.W75])" office:value-type="float" office:value="256" calcext:value-type="float">
            <text:p>256</text:p>
          </table:table-cell>
          <table:table-cell/>
          <table:table-cell table:style-name="ce15" table:formula="of:=SUM([.O80];[.T80])" office:value-type="float" office:value="148" calcext:value-type="float">
            <text:p>148</text:p>
          </table:table-cell>
          <table:table-cell table:style-name="ce15" table:formula="of:=SUM([.P80];[.U80])" office:value-type="float" office:value="192" calcext:value-type="float">
            <text:p>192</text:p>
          </table:table-cell>
          <table:table-cell table:style-name="ce15" table:formula="of:=SUM([.Q80];[.V80])" office:value-type="float" office:value="212" calcext:value-type="float">
            <text:p>212</text:p>
          </table:table-cell>
          <table:table-cell table:style-name="ce15" table:formula="of:=SUM([.R80];[.W80])" office:value-type="float" office:value="256" calcext:value-type="float">
            <text:p>256</text:p>
          </table:table-cell>
          <table:table-cell table:number-columns-repeated="4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style-name="ce20" table:formula="of:=SUM([.O82];[.T82])" office:value-type="float" office:value="148" calcext:value-type="float">
            <text:p>148</text:p>
          </table:table-cell>
          <table:table-cell table:style-name="ce20" table:formula="of:=SUM([.P82];[.U82])" office:value-type="float" office:value="176" calcext:value-type="float">
            <text:p>176</text:p>
          </table:table-cell>
          <table:table-cell table:style-name="ce20" table:formula="of:=SUM([.Q82];[.V82])" office:value-type="float" office:value="84" calcext:value-type="float">
            <text:p>84</text:p>
          </table:table-cell>
          <table:table-cell table:style-name="ce20" table:formula="of:=SUM([.R82];[.W82])" office:value-type="float" office:value="112" calcext:value-type="float">
            <text:p>112</text:p>
          </table:table-cell>
          <table:table-cell office:value-type="string" calcext:value-type="string">
            <text:p>R22</text:p>
          </table:table-cell>
          <table:table-cell table:style-name="ce21" table:formula="of:=SUM([.O87];[.T87])" office:value-type="float" office:value="148" calcext:value-type="float">
            <text:p>148</text:p>
          </table:table-cell>
          <table:table-cell table:style-name="ce21" table:formula="of:=SUM([.P87];[.U87])" office:value-type="float" office:value="176" calcext:value-type="float">
            <text:p>176</text:p>
          </table:table-cell>
          <table:table-cell table:style-name="ce21" table:formula="of:=SUM([.Q87];[.V87])" office:value-type="float" office:value="84" calcext:value-type="float">
            <text:p>84</text:p>
          </table:table-cell>
          <table:table-cell table:style-name="ce21" table:formula="of:=SUM([.R87];[.W87])" office:value-type="float" office:value="112" calcext:value-type="float">
            <text:p>112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20" table:formula="of:=SUM([.O83];[.T83])" office:value-type="float" office:value="212" calcext:value-type="float">
            <text:p>212</text:p>
          </table:table-cell>
          <table:table-cell table:style-name="ce20" table:formula="of:=SUM([.P83];[.U83])" office:value-type="float" office:value="256" calcext:value-type="float">
            <text:p>256</text:p>
          </table:table-cell>
          <table:table-cell table:style-name="ce20" table:formula="of:=SUM([.Q83];[.V83])" office:value-type="float" office:value="148" calcext:value-type="float">
            <text:p>148</text:p>
          </table:table-cell>
          <table:table-cell table:style-name="ce20" table:formula="of:=SUM([.R83];[.W83])" office:value-type="float" office:value="192" calcext:value-type="float">
            <text:p>192</text:p>
          </table:table-cell>
          <table:table-cell/>
          <table:table-cell table:style-name="ce21" table:formula="of:=SUM([.O88];[.T88])" office:value-type="float" office:value="212" calcext:value-type="float">
            <text:p>212</text:p>
          </table:table-cell>
          <table:table-cell table:style-name="ce21" table:formula="of:=SUM([.P88];[.U88])" office:value-type="float" office:value="256" calcext:value-type="float">
            <text:p>256</text:p>
          </table:table-cell>
          <table:table-cell table:style-name="ce21" table:formula="of:=SUM([.Q88];[.V88])" office:value-type="float" office:value="148" calcext:value-type="float">
            <text:p>148</text:p>
          </table:table-cell>
          <table:table-cell table:style-name="ce21" table:formula="of:=SUM([.R88];[.W88])" office:value-type="float" office:value="192" calcext:value-type="float">
            <text:p>192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20" table:formula="of:=SUM([.O84];[.T84])" office:value-type="float" office:value="84" calcext:value-type="float">
            <text:p>84</text:p>
          </table:table-cell>
          <table:table-cell table:style-name="ce20" table:formula="of:=SUM([.P84];[.U84])" office:value-type="float" office:value="112" calcext:value-type="float">
            <text:p>112</text:p>
          </table:table-cell>
          <table:table-cell table:style-name="ce20" table:formula="of:=SUM([.Q84];[.V84])" office:value-type="float" office:value="148" calcext:value-type="float">
            <text:p>148</text:p>
          </table:table-cell>
          <table:table-cell table:style-name="ce20" table:formula="of:=SUM([.R84];[.W84])" office:value-type="float" office:value="176" calcext:value-type="float">
            <text:p>176</text:p>
          </table:table-cell>
          <table:table-cell/>
          <table:table-cell table:style-name="ce21" table:formula="of:=SUM([.O89];[.T89])" office:value-type="float" office:value="84" calcext:value-type="float">
            <text:p>84</text:p>
          </table:table-cell>
          <table:table-cell table:style-name="ce21" table:formula="of:=SUM([.P89];[.U89])" office:value-type="float" office:value="112" calcext:value-type="float">
            <text:p>112</text:p>
          </table:table-cell>
          <table:table-cell table:style-name="ce21" table:formula="of:=SUM([.Q89];[.V89])" office:value-type="float" office:value="148" calcext:value-type="float">
            <text:p>148</text:p>
          </table:table-cell>
          <table:table-cell table:style-name="ce21" table:formula="of:=SUM([.R89];[.W89])" office:value-type="float" office:value="176" calcext:value-type="float">
            <text:p>176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20" table:formula="of:=SUM([.O85];[.T85])" office:value-type="float" office:value="148" calcext:value-type="float">
            <text:p>148</text:p>
          </table:table-cell>
          <table:table-cell table:style-name="ce20" table:formula="of:=SUM([.P85];[.U85])" office:value-type="float" office:value="192" calcext:value-type="float">
            <text:p>192</text:p>
          </table:table-cell>
          <table:table-cell table:style-name="ce20" table:formula="of:=SUM([.Q85];[.V85])" office:value-type="float" office:value="212" calcext:value-type="float">
            <text:p>212</text:p>
          </table:table-cell>
          <table:table-cell table:style-name="ce20" table:formula="of:=SUM([.R85];[.W85])" office:value-type="float" office:value="256" calcext:value-type="float">
            <text:p>256</text:p>
          </table:table-cell>
          <table:table-cell/>
          <table:table-cell table:style-name="ce21" table:formula="of:=SUM([.O90];[.T90])" office:value-type="float" office:value="148" calcext:value-type="float">
            <text:p>148</text:p>
          </table:table-cell>
          <table:table-cell table:style-name="ce21" table:formula="of:=SUM([.P90];[.U90])" office:value-type="float" office:value="192" calcext:value-type="float">
            <text:p>192</text:p>
          </table:table-cell>
          <table:table-cell table:style-name="ce21" table:formula="of:=SUM([.Q90];[.V90])" office:value-type="float" office:value="212" calcext:value-type="float">
            <text:p>212</text:p>
          </table:table-cell>
          <table:table-cell table:style-name="ce21" table:formula="of:=SUM([.R90];[.W90])" office:value-type="float" office:value="256" calcext:value-type="float">
            <text:p>256</text:p>
          </table:table-cell>
          <table:table-cell table:number-columns-repeated="4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14"/>
          <table:table-cell office:value-type="string" calcext:value-type="string">
            <text:p>IN HEX</text:p>
          </table:table-cell>
          <table:table-cell table:number-columns-repeated="51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formula="of:=DEC2HEX([.O94])" office:value-type="string" office:string-value="94" calcext:value-type="string">
            <text:p>94</text:p>
          </table:table-cell>
          <table:table-cell table:formula="of:=DEC2HEX([.P94])" office:value-type="string" office:string-value="B0" calcext:value-type="string">
            <text:p>B0</text:p>
          </table:table-cell>
          <table:table-cell table:formula="of:=DEC2HEX([.Q94])" office:value-type="string" office:string-value="54" calcext:value-type="string">
            <text:p>54</text:p>
          </table:table-cell>
          <table:table-cell table:formula="of:=DEC2HEX([.R94])" office:value-type="string" office:string-value="70" calcext:value-type="string">
            <text:p>70</text:p>
          </table:table-cell>
          <table:table-cell office:value-type="string" calcext:value-type="string">
            <text:p>R12</text:p>
          </table:table-cell>
          <table:table-cell table:formula="of:=DEC2HEX([.T94])" office:value-type="string" office:string-value="94" calcext:value-type="string">
            <text:p>94</text:p>
          </table:table-cell>
          <table:table-cell table:formula="of:=DEC2HEX([.U94])" office:value-type="string" office:string-value="B0" calcext:value-type="string">
            <text:p>B0</text:p>
          </table:table-cell>
          <table:table-cell table:formula="of:=DEC2HEX([.V94])" office:value-type="string" office:string-value="54" calcext:value-type="string">
            <text:p>54</text:p>
          </table:table-cell>
          <table:table-cell table:formula="of:=DEC2HEX([.W94])" office:value-type="string" office:string-value="70" calcext:value-type="string">
            <text:p>70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formula="of:=DEC2HEX([.O95])" office:value-type="string" office:string-value="D4" calcext:value-type="string">
            <text:p>D4</text:p>
          </table:table-cell>
          <table:table-cell table:formula="of:=DEC2HEX([.P95])" office:value-type="string" office:string-value="100" calcext:value-type="string">
            <text:p>100</text:p>
          </table:table-cell>
          <table:table-cell table:formula="of:=DEC2HEX([.Q95])" office:value-type="string" office:string-value="94" calcext:value-type="string">
            <text:p>94</text:p>
          </table:table-cell>
          <table:table-cell table:formula="of:=DEC2HEX([.R95])" office:value-type="string" office:string-value="C0" calcext:value-type="string">
            <text:p>C0</text:p>
          </table:table-cell>
          <table:table-cell/>
          <table:table-cell table:formula="of:=DEC2HEX([.T95])" office:value-type="string" office:string-value="D4" calcext:value-type="string">
            <text:p>D4</text:p>
          </table:table-cell>
          <table:table-cell table:formula="of:=DEC2HEX([.U95])" office:value-type="string" office:string-value="100" calcext:value-type="string">
            <text:p>100</text:p>
          </table:table-cell>
          <table:table-cell table:formula="of:=DEC2HEX([.V95])" office:value-type="string" office:string-value="94" calcext:value-type="string">
            <text:p>94</text:p>
          </table:table-cell>
          <table:table-cell table:formula="of:=DEC2HEX([.W95])" office:value-type="string" office:string-value="C0" calcext:value-type="string">
            <text:p>C0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formula="of:=DEC2HEX([.O96])" office:value-type="string" office:string-value="54" calcext:value-type="string">
            <text:p>54</text:p>
          </table:table-cell>
          <table:table-cell table:formula="of:=DEC2HEX([.P96])" office:value-type="string" office:string-value="70" calcext:value-type="string">
            <text:p>70</text:p>
          </table:table-cell>
          <table:table-cell table:formula="of:=DEC2HEX([.Q96])" office:value-type="string" office:string-value="94" calcext:value-type="string">
            <text:p>94</text:p>
          </table:table-cell>
          <table:table-cell table:formula="of:=DEC2HEX([.R96])" office:value-type="string" office:string-value="B0" calcext:value-type="string">
            <text:p>B0</text:p>
          </table:table-cell>
          <table:table-cell/>
          <table:table-cell table:formula="of:=DEC2HEX([.T96])" office:value-type="string" office:string-value="54" calcext:value-type="string">
            <text:p>54</text:p>
          </table:table-cell>
          <table:table-cell table:formula="of:=DEC2HEX([.U96])" office:value-type="string" office:string-value="70" calcext:value-type="string">
            <text:p>70</text:p>
          </table:table-cell>
          <table:table-cell table:formula="of:=DEC2HEX([.V96])" office:value-type="string" office:string-value="94" calcext:value-type="string">
            <text:p>94</text:p>
          </table:table-cell>
          <table:table-cell table:formula="of:=DEC2HEX([.W96])" office:value-type="string" office:string-value="B0" calcext:value-type="string">
            <text:p>B0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formula="of:=DEC2HEX([.O97])" office:value-type="string" office:string-value="94" calcext:value-type="string">
            <text:p>94</text:p>
          </table:table-cell>
          <table:table-cell table:formula="of:=DEC2HEX([.P97])" office:value-type="string" office:string-value="C0" calcext:value-type="string">
            <text:p>C0</text:p>
          </table:table-cell>
          <table:table-cell table:formula="of:=DEC2HEX([.Q97])" office:value-type="string" office:string-value="D4" calcext:value-type="string">
            <text:p>D4</text:p>
          </table:table-cell>
          <table:table-cell table:formula="of:=DEC2HEX([.R97])" office:value-type="string" office:string-value="100" calcext:value-type="string">
            <text:p>100</text:p>
          </table:table-cell>
          <table:table-cell/>
          <table:table-cell table:formula="of:=DEC2HEX([.T97])" office:value-type="string" office:string-value="94" calcext:value-type="string">
            <text:p>94</text:p>
          </table:table-cell>
          <table:table-cell table:formula="of:=DEC2HEX([.U97])" office:value-type="string" office:string-value="C0" calcext:value-type="string">
            <text:p>C0</text:p>
          </table:table-cell>
          <table:table-cell table:formula="of:=DEC2HEX([.V97])" office:value-type="string" office:string-value="D4" calcext:value-type="string">
            <text:p>D4</text:p>
          </table:table-cell>
          <table:table-cell table:formula="of:=DEC2HEX([.W97])" office:value-type="string" office:string-value="100" calcext:value-type="string">
            <text:p>100</text:p>
          </table:table-cell>
          <table:table-cell table:number-columns-repeated="4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formula="of:=DEC2HEX([.O100])" office:value-type="string" office:string-value="94" calcext:value-type="string">
            <text:p>94</text:p>
          </table:table-cell>
          <table:table-cell table:formula="of:=DEC2HEX([.P100])" office:value-type="string" office:string-value="B0" calcext:value-type="string">
            <text:p>B0</text:p>
          </table:table-cell>
          <table:table-cell table:formula="of:=DEC2HEX([.Q100])" office:value-type="string" office:string-value="54" calcext:value-type="string">
            <text:p>54</text:p>
          </table:table-cell>
          <table:table-cell table:formula="of:=DEC2HEX([.R100])" office:value-type="string" office:string-value="70" calcext:value-type="string">
            <text:p>70</text:p>
          </table:table-cell>
          <table:table-cell office:value-type="string" calcext:value-type="string">
            <text:p>R22</text:p>
          </table:table-cell>
          <table:table-cell table:formula="of:=DEC2HEX([.T100])" office:value-type="string" office:string-value="94" calcext:value-type="string">
            <text:p>94</text:p>
          </table:table-cell>
          <table:table-cell table:formula="of:=DEC2HEX([.U100])" office:value-type="string" office:string-value="B0" calcext:value-type="string">
            <text:p>B0</text:p>
          </table:table-cell>
          <table:table-cell table:formula="of:=DEC2HEX([.V100])" office:value-type="string" office:string-value="54" calcext:value-type="string">
            <text:p>54</text:p>
          </table:table-cell>
          <table:table-cell table:formula="of:=DEC2HEX([.W100])" office:value-type="string" office:string-value="70" calcext:value-type="string">
            <text:p>70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formula="of:=DEC2HEX([.O101])" office:value-type="string" office:string-value="D4" calcext:value-type="string">
            <text:p>D4</text:p>
          </table:table-cell>
          <table:table-cell table:formula="of:=DEC2HEX([.P101])" office:value-type="string" office:string-value="100" calcext:value-type="string">
            <text:p>100</text:p>
          </table:table-cell>
          <table:table-cell table:formula="of:=DEC2HEX([.Q101])" office:value-type="string" office:string-value="94" calcext:value-type="string">
            <text:p>94</text:p>
          </table:table-cell>
          <table:table-cell table:formula="of:=DEC2HEX([.R101])" office:value-type="string" office:string-value="C0" calcext:value-type="string">
            <text:p>C0</text:p>
          </table:table-cell>
          <table:table-cell/>
          <table:table-cell table:formula="of:=DEC2HEX([.T101])" office:value-type="string" office:string-value="D4" calcext:value-type="string">
            <text:p>D4</text:p>
          </table:table-cell>
          <table:table-cell table:formula="of:=DEC2HEX([.U101])" office:value-type="string" office:string-value="100" calcext:value-type="string">
            <text:p>100</text:p>
          </table:table-cell>
          <table:table-cell table:formula="of:=DEC2HEX([.V101])" office:value-type="string" office:string-value="94" calcext:value-type="string">
            <text:p>94</text:p>
          </table:table-cell>
          <table:table-cell table:formula="of:=DEC2HEX([.W101])" office:value-type="string" office:string-value="C0" calcext:value-type="string">
            <text:p>C0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formula="of:=DEC2HEX([.O102])" office:value-type="string" office:string-value="54" calcext:value-type="string">
            <text:p>54</text:p>
          </table:table-cell>
          <table:table-cell table:formula="of:=DEC2HEX([.P102])" office:value-type="string" office:string-value="70" calcext:value-type="string">
            <text:p>70</text:p>
          </table:table-cell>
          <table:table-cell table:formula="of:=DEC2HEX([.Q102])" office:value-type="string" office:string-value="94" calcext:value-type="string">
            <text:p>94</text:p>
          </table:table-cell>
          <table:table-cell table:formula="of:=DEC2HEX([.R102])" office:value-type="string" office:string-value="B0" calcext:value-type="string">
            <text:p>B0</text:p>
          </table:table-cell>
          <table:table-cell/>
          <table:table-cell table:formula="of:=DEC2HEX([.T102])" office:value-type="string" office:string-value="54" calcext:value-type="string">
            <text:p>54</text:p>
          </table:table-cell>
          <table:table-cell table:formula="of:=DEC2HEX([.U102])" office:value-type="string" office:string-value="70" calcext:value-type="string">
            <text:p>70</text:p>
          </table:table-cell>
          <table:table-cell table:formula="of:=DEC2HEX([.V102])" office:value-type="string" office:string-value="94" calcext:value-type="string">
            <text:p>94</text:p>
          </table:table-cell>
          <table:table-cell table:formula="of:=DEC2HEX([.W102])" office:value-type="string" office:string-value="B0" calcext:value-type="string">
            <text:p>B0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formula="of:=DEC2HEX([.O103])" office:value-type="string" office:string-value="94" calcext:value-type="string">
            <text:p>94</text:p>
          </table:table-cell>
          <table:table-cell table:formula="of:=DEC2HEX([.P103])" office:value-type="string" office:string-value="C0" calcext:value-type="string">
            <text:p>C0</text:p>
          </table:table-cell>
          <table:table-cell table:formula="of:=DEC2HEX([.Q103])" office:value-type="string" office:string-value="D4" calcext:value-type="string">
            <text:p>D4</text:p>
          </table:table-cell>
          <table:table-cell table:formula="of:=DEC2HEX([.R103])" office:value-type="string" office:string-value="100" calcext:value-type="string">
            <text:p>100</text:p>
          </table:table-cell>
          <table:table-cell/>
          <table:table-cell table:formula="of:=DEC2HEX([.T103])" office:value-type="string" office:string-value="94" calcext:value-type="string">
            <text:p>94</text:p>
          </table:table-cell>
          <table:table-cell table:formula="of:=DEC2HEX([.U103])" office:value-type="string" office:string-value="C0" calcext:value-type="string">
            <text:p>C0</text:p>
          </table:table-cell>
          <table:table-cell table:formula="of:=DEC2HEX([.V103])" office:value-type="string" office:string-value="D4" calcext:value-type="string">
            <text:p>D4</text:p>
          </table:table-cell>
          <table:table-cell table:formula="of:=DEC2HEX([.W103])" office:value-type="string" office:string-value="100" calcext:value-type="string">
            <text:p>100</text:p>
          </table:table-cell>
          <table:table-cell table:number-columns-repeated="4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1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number-columns-repeated="1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3"/>
          <table:table-cell table:number-matrix-columns-spanned="2" table:number-matrix-rows-spanned="2" table:formula="of:=MMULT([.M123:.T124];[.V123:.W130]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51"/>
        </table:table-row>
        <table:table-row table:style-name="ro1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1"/>
          <table:table-cell table:number-matrix-columns-spanned="2" table:number-matrix-rows-spanned="2" table:formula="of:=MMULT([.J136:.K137];[.M136:.N13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53"/>
        </table:table-row>
        <table:table-row table:style-name="ro1" table:number-rows-repeated="39">
          <table:table-cell table:number-columns-repeated="66"/>
        </table:table-row>
        <table:table-row table:style-name="ro1">
          <table:table-cell table:number-columns-repeated="19"/>
          <table:table-cell table:style-name="ce33" table:number-columns-repeated="2"/>
          <table:table-cell table:style-name="ce34" table:number-columns-repeated="16"/>
          <table:table-cell table:number-columns-repeated="29"/>
        </table:table-row>
        <table:table-row table:style-name="ro1" table:number-rows-repeated="2">
          <table:table-cell table:number-columns-repeated="19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 table:number-columns-repeated="13"/>
          <table:table-cell table:number-columns-repeated="29"/>
        </table:table-row>
        <table:table-row table:style-name="ro1">
          <table:table-cell table:number-columns-repeated="19"/>
          <table:table-cell table:style-name="ce34" table:number-columns-repeated="18"/>
          <table:table-cell table:number-columns-repeated="29"/>
        </table:table-row>
        <table:table-row table:style-name="ro1">
          <table:table-cell table:number-columns-repeated="19"/>
          <table:table-cell table:style-name="ce33" table:number-columns-repeated="2"/>
          <table:table-cell table:style-name="ce34" table:number-columns-repeated="16"/>
          <table:table-cell table:number-columns-repeated="29"/>
        </table:table-row>
        <table:table-row table:style-name="ro1" table:number-rows-repeated="4">
          <table:table-cell table:number-columns-repeated="19"/>
          <table:table-cell table:style-name="ce33" table:number-columns-repeated="4"/>
          <table:table-cell table:style-name="ce34"/>
          <table:table-cell table:style-name="ce33" table:number-columns-repeated="4"/>
          <table:table-cell table:style-name="ce34" table:number-columns-repeated="9"/>
          <table:table-cell table:number-columns-repeated="29"/>
        </table:table-row>
        <table:table-row table:style-name="ro1">
          <table:table-cell table:number-columns-repeated="19"/>
          <table:table-cell table:style-name="ce34" table:number-columns-repeated="18"/>
          <table:table-cell table:number-columns-repeated="29"/>
        </table:table-row>
        <table:table-row table:style-name="ro1">
          <table:table-cell table:number-columns-repeated="19"/>
          <table:table-cell table:style-name="ce33" table:number-columns-repeated="2"/>
          <table:table-cell table:style-name="ce34" table:number-columns-repeated="16"/>
          <table:table-cell table:number-columns-repeated="29"/>
        </table:table-row>
        <table:table-row table:style-name="ro1" table:number-rows-repeated="8">
          <table:table-cell table:number-columns-repeated="19"/>
          <table:table-cell table:style-name="ce33" table:number-columns-repeated="8"/>
          <table:table-cell table:style-name="ce34"/>
          <table:table-cell table:style-name="ce33" table:number-columns-repeated="8"/>
          <table:table-cell table:style-name="ce34"/>
          <table:table-cell table:number-columns-repeated="29"/>
        </table:table-row>
        <table:table-row table:style-name="ro1">
          <table:table-cell table:number-columns-repeated="19"/>
          <table:table-cell table:style-name="ce34" table:number-columns-repeated="18"/>
          <table:table-cell table:number-columns-repeated="29"/>
        </table:table-row>
        <table:table-row table:style-name="ro1">
          <table:table-cell table:number-columns-repeated="19"/>
          <table:table-cell table:style-name="ce34" table:number-columns-repeated="18"/>
          <table:table-cell table:number-columns-repeated="29"/>
        </table:table-row>
      </table:table>
      <table:table table:name="Truth_Table_Mat_Mult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lock_Cycl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_VIVA " table:style-name="ta1">
        <table:table-column table:style-name="co1" table:number-columns-repeated="38" table:default-cell-style-name="Default"/>
        <table:table-row table:style-name="ro1" table:number-rows-repeated="7">
          <table:table-cell table:number-columns-repeated="38"/>
        </table:table-row>
        <table:table-row table:style-name="ro1">
          <table:table-cell table:number-columns-repeated="9"/>
          <table:table-cell office:value-type="string" calcext:value-type="string">
            <text:p>MAT A</text:p>
          </table:table-cell>
          <table:table-cell table:number-columns-repeated="2"/>
          <table:table-cell office:value-type="string" calcext:value-type="string">
            <text:p>MAT B</text:p>
          </table:table-cell>
          <table:table-cell table:number-columns-repeated="2"/>
          <table:table-cell office:value-type="string" calcext:value-type="string">
            <text:p>ANS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33" office:value-type="string" calcext:value-type="string">
            <text:p>Decimal</text:p>
          </table:table-cell>
          <table:table-cell table:style-name="ce33" office:value-type="string" calcext:value-type="string">
            <text:p>2x2</text:p>
          </table:table-cell>
          <table:table-cell table:style-name="ce34" table:number-columns-repeated="16"/>
          <table:table-cell table:number-columns-repeated="17"/>
        </table:table-row>
        <table:table-row table:style-name="ro1">
          <table:table-cell table:number-columns-repeated="3"/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60" calcext:value-type="float">
            <text:p>260</text:p>
          </table:table-cell>
          <table:table-cell table:style-name="ce34"/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3" calcext:value-type="float">
            <text:p>53</text:p>
          </table:table-cell>
          <table:table-cell table:style-name="ce34"/>
          <table:table-cell table:style-name="ce40" table:formula="of:=DEC2HEX([.D10])" office:value-type="string" office:string-value="55" calcext:value-type="string">
            <text:p>55</text:p>
          </table:table-cell>
          <table:table-cell table:style-name="ce40" table:formula="of:=DEC2HEX([.E10])" office:value-type="string" office:string-value="104" calcext:value-type="string">
            <text:p>104</text:p>
          </table:table-cell>
          <table:table-cell table:style-name="ce34"/>
          <table:table-cell table:style-name="ce40" table:formula="of:=DEC2HEX([.G10])" office:value-type="string" office:string-value="1C" calcext:value-type="string">
            <text:p>1C</text:p>
          </table:table-cell>
          <table:table-cell table:style-name="ce40" table:formula="of:=DEC2HEX([.H10])" office:value-type="string" office:string-value="35" calcext:value-type="string">
            <text:p>35</text:p>
          </table:table-cell>
          <table:table-cell table:style-name="ce34"/>
          <table:table-cell table:style-name="ce34" table:number-matrix-columns-spanned="2" table:number-matrix-rows-spanned="2" table:formula="of:=MMULT([.D10:.E11];[.G10:.H11])" office:value-type="float" office:value="181780" calcext:value-type="float">
            <text:p>181780</text:p>
          </table:table-cell>
          <table:table-cell table:style-name="ce34" office:value-type="float" office:value="103825" calcext:value-type="float">
            <text:p>103825</text:p>
          </table:table-cell>
          <table:table-cell table:style-name="ce34"/>
          <table:table-cell table:style-name="ce34" table:formula="of:=DEC2HEX([.P10])" office:value-type="string" office:string-value="2C614" calcext:value-type="string">
            <text:p>2C614</text:p>
          </table:table-cell>
          <table:table-cell table:style-name="ce34" table:formula="of:=DEC2HEX([.Q10])" office:value-type="string" office:string-value="19591" calcext:value-type="string">
            <text:p>19591</text:p>
          </table:table-cell>
          <table:table-cell table:style-name="ce34"/>
          <table:table-cell table:number-columns-repeated="17"/>
        </table:table-row>
        <table:table-row table:style-name="ro1">
          <table:table-cell table:number-columns-repeated="3"/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516" calcext:value-type="float">
            <text:p>516</text:p>
          </table:table-cell>
          <table:table-cell table:style-name="ce34"/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382" calcext:value-type="float">
            <text:p>382</text:p>
          </table:table-cell>
          <table:table-cell table:style-name="ce34"/>
          <table:table-cell table:style-name="ce40" table:formula="of:=DEC2HEX([.D11])" office:value-type="string" office:string-value="2CE" calcext:value-type="string">
            <text:p>2CE</text:p>
          </table:table-cell>
          <table:table-cell table:style-name="ce40" table:formula="of:=DEC2HEX([.E11])" office:value-type="string" office:string-value="204" calcext:value-type="string">
            <text:p>204</text:p>
          </table:table-cell>
          <table:table-cell table:style-name="ce34"/>
          <table:table-cell table:style-name="ce40" table:formula="of:=DEC2HEX([.G11])" office:value-type="string" office:string-value="2B2" calcext:value-type="string">
            <text:p>2B2</text:p>
          </table:table-cell>
          <table:table-cell table:style-name="ce40" table:formula="of:=DEC2HEX([.H11])" office:value-type="string" office:string-value="17E" calcext:value-type="string">
            <text:p>17E</text:p>
          </table:table-cell>
          <table:table-cell table:style-name="ce34"/>
          <table:table-cell table:style-name="ce34" office:value-type="float" office:value="376144" calcext:value-type="float">
            <text:p>376144</text:p>
          </table:table-cell>
          <table:table-cell table:style-name="ce34" office:value-type="float" office:value="235166" calcext:value-type="float">
            <text:p>235166</text:p>
          </table:table-cell>
          <table:table-cell table:style-name="ce34"/>
          <table:table-cell table:style-name="ce34" table:formula="of:=DEC2HEX([.P11])" office:value-type="string" office:string-value="5BD50" calcext:value-type="string">
            <text:p>5BD50</text:p>
          </table:table-cell>
          <table:table-cell table:style-name="ce34" table:formula="of:=DEC2HEX([.Q11])" office:value-type="string" office:string-value="3969E" calcext:value-type="string">
            <text:p>3969E</text:p>
          </table:table-cell>
          <table:table-cell table:style-name="ce34"/>
          <table:table-cell table:number-columns-repeated="17"/>
        </table:table-row>
        <table:table-row table:style-name="ro1">
          <table:table-cell table:number-columns-repeated="3"/>
          <table:table-cell table:style-name="ce34" table:number-columns-repeated="18"/>
          <table:table-cell table:number-columns-repeated="17"/>
        </table:table-row>
        <table:table-row table:style-name="ro1">
          <table:table-cell table:number-columns-repeated="3"/>
          <table:table-cell table:style-name="ce33" office:value-type="string" calcext:value-type="string">
            <text:p>Decimal</text:p>
          </table:table-cell>
          <table:table-cell table:style-name="ce33" office:value-type="string" calcext:value-type="string">
            <text:p>4x4</text:p>
          </table:table-cell>
          <table:table-cell table:style-name="ce34" table:number-columns-repeated="9"/>
          <table:table-cell table:style-name="ce34" office:value-type="string" calcext:value-type="string">
            <text:p>MAT A</text:p>
          </table:table-cell>
          <table:table-cell table:style-name="ce34" table:number-columns-repeated="4"/>
          <table:table-cell table:style-name="ce34" office:value-type="string" calcext:value-type="string">
            <text:p>MAT B</text:p>
          </table:table-cell>
          <table:table-cell table:style-name="ce34"/>
          <table:table-cell table:number-columns-repeated="17"/>
        </table:table-row>
        <table:table-row table:style-name="ro1">
          <table:table-cell table:number-columns-repeated="3"/>
          <table:table-cell table:number-columns-repeated="2" table:style-name="ce33" office:value-type="float" office:value="696" calcext:value-type="float">
            <text:p>696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669" calcext:value-type="float">
            <text:p>669</text:p>
          </table:table-cell>
          <table:table-cell table:style-name="ce33"/>
          <table:table-cell table:style-name="ce34"/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00" calcext:value-type="float">
            <text:p>400</text:p>
          </table:table-cell>
          <table:table-cell table:style-name="ce34"/>
          <table:table-cell table:style-name="ce40" table:formula="of:=DEC2HEX([.D14])" office:value-type="string" office:string-value="2B8" calcext:value-type="string">
            <text:p>2B8</text:p>
          </table:table-cell>
          <table:table-cell table:style-name="ce40" table:formula="of:=DEC2HEX([.E14])" office:value-type="string" office:string-value="2B8" calcext:value-type="string">
            <text:p>2B8</text:p>
          </table:table-cell>
          <table:table-cell table:style-name="ce40" table:formula="of:=DEC2HEX([.F14])" office:value-type="string" office:string-value="1B4" calcext:value-type="string">
            <text:p>1B4</text:p>
          </table:table-cell>
          <table:table-cell table:style-name="ce40" table:formula="of:=DEC2HEX([.G14])" office:value-type="string" office:string-value="29D" calcext:value-type="string">
            <text:p>29D</text:p>
          </table:table-cell>
          <table:table-cell table:style-name="ce34"/>
          <table:table-cell table:style-name="ce40" table:formula="of:=DEC2HEX([.J14])" office:value-type="string" office:string-value="24B" calcext:value-type="string">
            <text:p>24B</text:p>
          </table:table-cell>
          <table:table-cell table:style-name="ce40" table:formula="of:=DEC2HEX([.K14])" office:value-type="string" office:string-value="1DF" calcext:value-type="string">
            <text:p>1DF</text:p>
          </table:table-cell>
          <table:table-cell table:style-name="ce40" table:formula="of:=DEC2HEX([.L14])" office:value-type="string" office:string-value="220" calcext:value-type="string">
            <text:p>220</text:p>
          </table:table-cell>
          <table:table-cell table:style-name="ce40" table:formula="of:=DEC2HEX([.M14])" office:value-type="string" office:string-value="190" calcext:value-type="string">
            <text:p>190</text:p>
          </table:table-cell>
          <table:table-cell/>
          <table:table-cell table:number-matrix-columns-spanned="4" table:number-matrix-rows-spanned="4" table:formula="of:=MMULT([.D14:.G17];[.J14:.M17])" office:value-type="float" office:value="1339965" calcext:value-type="float">
            <text:p>1339965</text:p>
          </table:table-cell>
          <table:table-cell office:value-type="float" office:value="939379" calcext:value-type="float">
            <text:p>939379</text:p>
          </table:table-cell>
          <table:table-cell office:value-type="float" office:value="1235983" calcext:value-type="float">
            <text:p>1235983</text:p>
          </table:table-cell>
          <table:table-cell office:value-type="float" office:value="962982" calcext:value-type="float">
            <text:p>96298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09" calcext:value-type="float">
            <text:p>409</text:p>
          </table:table-cell>
          <table:table-cell table:style-name="ce33"/>
          <table:table-cell table:style-name="ce34"/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26" calcext:value-type="float">
            <text:p>26</text:p>
          </table:table-cell>
          <table:table-cell table:style-name="ce34"/>
          <table:table-cell table:style-name="ce40" table:formula="of:=DEC2HEX([.D15])" office:value-type="string" office:string-value="8C" calcext:value-type="string">
            <text:p>8C</text:p>
          </table:table-cell>
          <table:table-cell table:style-name="ce40" table:formula="of:=DEC2HEX([.E15])" office:value-type="string" office:string-value="13C" calcext:value-type="string">
            <text:p>13C</text:p>
          </table:table-cell>
          <table:table-cell table:style-name="ce40" table:formula="of:=DEC2HEX([.F15])" office:value-type="string" office:string-value="1CD" calcext:value-type="string">
            <text:p>1CD</text:p>
          </table:table-cell>
          <table:table-cell table:style-name="ce40" table:formula="of:=DEC2HEX([.G15])" office:value-type="string" office:string-value="199" calcext:value-type="string">
            <text:p>199</text:p>
          </table:table-cell>
          <table:table-cell table:style-name="ce34"/>
          <table:table-cell table:style-name="ce40" table:formula="of:=DEC2HEX([.J15])" office:value-type="string" office:string-value="20C" calcext:value-type="string">
            <text:p>20C</text:p>
          </table:table-cell>
          <table:table-cell table:style-name="ce40" table:formula="of:=DEC2HEX([.K15])" office:value-type="string" office:string-value="A0" calcext:value-type="string">
            <text:p>A0</text:p>
          </table:table-cell>
          <table:table-cell table:style-name="ce40" table:formula="of:=DEC2HEX([.L15])" office:value-type="string" office:string-value="1EB" calcext:value-type="string">
            <text:p>1EB</text:p>
          </table:table-cell>
          <table:table-cell table:style-name="ce40" table:formula="of:=DEC2HEX([.M15])" office:value-type="string" office:string-value="1A" calcext:value-type="string">
            <text:p>1A</text:p>
          </table:table-cell>
          <table:table-cell/>
          <table:table-cell office:value-type="float" office:value="775063" calcext:value-type="float">
            <text:p>775063</text:p>
          </table:table-cell>
          <table:table-cell office:value-type="float" office:value="449965" calcext:value-type="float">
            <text:p>449965</text:p>
          </table:table-cell>
          <table:table-cell office:value-type="float" office:value="584659" calcext:value-type="float">
            <text:p>584659</text:p>
          </table:table-cell>
          <table:table-cell office:value-type="float" office:value="572597" calcext:value-type="float">
            <text:p>57259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/>
          <table:table-cell table:style-name="ce34"/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519" calcext:value-type="float">
            <text:p>519</text:p>
          </table:table-cell>
          <table:table-cell table:style-name="ce34"/>
          <table:table-cell table:style-name="ce40" table:formula="of:=DEC2HEX([.D16])" office:value-type="string" office:string-value="1B3" calcext:value-type="string">
            <text:p>1B3</text:p>
          </table:table-cell>
          <table:table-cell table:style-name="ce40" table:formula="of:=DEC2HEX([.E16])" office:value-type="string" office:string-value="11A" calcext:value-type="string">
            <text:p>11A</text:p>
          </table:table-cell>
          <table:table-cell table:style-name="ce40" table:formula="of:=DEC2HEX([.F16])" office:value-type="string" office:string-value="212" calcext:value-type="string">
            <text:p>212</text:p>
          </table:table-cell>
          <table:table-cell table:style-name="ce40" table:formula="of:=DEC2HEX([.G16])" office:value-type="string" office:string-value="84" calcext:value-type="string">
            <text:p>84</text:p>
          </table:table-cell>
          <table:table-cell table:style-name="ce34"/>
          <table:table-cell table:style-name="ce40" table:formula="of:=DEC2HEX([.J16])" office:value-type="string" office:string-value="3A2" calcext:value-type="string">
            <text:p>3A2</text:p>
          </table:table-cell>
          <table:table-cell table:style-name="ce40" table:formula="of:=DEC2HEX([.K16])" office:value-type="string" office:string-value="9A" calcext:value-type="string">
            <text:p>9A</text:p>
          </table:table-cell>
          <table:table-cell table:style-name="ce40" table:formula="of:=DEC2HEX([.L16])" office:value-type="string" office:string-value="C4" calcext:value-type="string">
            <text:p>C4</text:p>
          </table:table-cell>
          <table:table-cell table:style-name="ce40" table:formula="of:=DEC2HEX([.M16])" office:value-type="string" office:string-value="207" calcext:value-type="string">
            <text:p>207</text:p>
          </table:table-cell>
          <table:table-cell/>
          <table:table-cell office:value-type="float" office:value="927825" calcext:value-type="float">
            <text:p>927825</text:p>
          </table:table-cell>
          <table:table-cell office:value-type="float" office:value="419453" calcext:value-type="float">
            <text:p>419453</text:p>
          </table:table-cell>
          <table:table-cell office:value-type="float" office:value="563858" calcext:value-type="float">
            <text:p>563858</text:p>
          </table:table-cell>
          <table:table-cell office:value-type="float" office:value="543258" calcext:value-type="float">
            <text:p>54325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/>
          <table:table-cell table:style-name="ce34"/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58" calcext:value-type="float">
            <text:p>658</text:p>
          </table:table-cell>
          <table:table-cell table:style-name="ce34"/>
          <table:table-cell table:style-name="ce40" table:formula="of:=DEC2HEX([.D17])" office:value-type="string" office:string-value="126" calcext:value-type="string">
            <text:p>126</text:p>
          </table:table-cell>
          <table:table-cell table:style-name="ce40" table:formula="of:=DEC2HEX([.E17])" office:value-type="string" office:string-value="34C" calcext:value-type="string">
            <text:p>34C</text:p>
          </table:table-cell>
          <table:table-cell table:style-name="ce40" table:formula="of:=DEC2HEX([.F17])" office:value-type="string" office:string-value="185" calcext:value-type="string">
            <text:p>185</text:p>
          </table:table-cell>
          <table:table-cell table:style-name="ce40" table:formula="of:=DEC2HEX([.G17])" office:value-type="string" office:string-value="6E" calcext:value-type="string">
            <text:p>6E</text:p>
          </table:table-cell>
          <table:table-cell table:style-name="ce34"/>
          <table:table-cell table:style-name="ce40" table:formula="of:=DEC2HEX([.J17])" office:value-type="string" office:string-value="F1" calcext:value-type="string">
            <text:p>F1</text:p>
          </table:table-cell>
          <table:table-cell table:style-name="ce40" table:formula="of:=DEC2HEX([.K17])" office:value-type="string" office:string-value="27F" calcext:value-type="string">
            <text:p>27F</text:p>
          </table:table-cell>
          <table:table-cell table:style-name="ce40" table:formula="of:=DEC2HEX([.L17])" office:value-type="string" office:string-value="283" calcext:value-type="string">
            <text:p>283</text:p>
          </table:table-cell>
          <table:table-cell table:style-name="ce40" table:formula="of:=DEC2HEX([.M17])" office:value-type="string" office:string-value="292" calcext:value-type="string">
            <text:p>292</text:p>
          </table:table-cell>
          <table:table-cell/>
          <table:table-cell office:value-type="float" office:value="1003114" calcext:value-type="float">
            <text:p>1003114</text:p>
          </table:table-cell>
          <table:table-cell office:value-type="float" office:value="406062" calcext:value-type="float">
            <text:p>406062</text:p>
          </table:table-cell>
          <table:table-cell office:value-type="float" office:value="721314" calcext:value-type="float">
            <text:p>721314</text:p>
          </table:table-cell>
          <table:table-cell office:value-type="float" office:value="413815" calcext:value-type="float">
            <text:p>41381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4" table:number-columns-repeated="18"/>
          <table:table-cell table:number-columns-repeated="17"/>
        </table:table-row>
        <table:table-row table:style-name="ro1">
          <table:table-cell table:number-columns-repeated="3"/>
          <table:table-cell table:style-name="ce33" office:value-type="string" calcext:value-type="string">
            <text:p>Decimal</text:p>
          </table:table-cell>
          <table:table-cell table:style-name="ce33" office:value-type="string" calcext:value-type="string">
            <text:p>8x8</text:p>
          </table:table-cell>
          <table:table-cell table:style-name="ce34" table:number-columns-repeated="16"/>
          <table:table-cell office:value-type="string" calcext:value-type="string">
            <text:p>MAT A</text:p>
          </table:table-cell>
          <table:table-cell table:number-columns-repeated="8"/>
          <table:table-cell office:value-type="string" calcext:value-type="string">
            <text:p>MAT B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569" calcext:value-type="float">
            <text:p>569</text:p>
          </table:table-cell>
          <table:table-cell table:style-name="ce34"/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8" calcext:value-type="float">
            <text:p>28</text:p>
          </table:table-cell>
          <table:table-cell table:style-name="ce34"/>
          <table:table-cell table:style-name="ce15" table:formula="of:=DEC2HEX([.D20])" office:value-type="string" office:string-value="CC" calcext:value-type="string">
            <text:p>CC</text:p>
          </table:table-cell>
          <table:table-cell table:style-name="ce15" table:formula="of:=DEC2HEX([.E20])" office:value-type="string" office:string-value="30A" calcext:value-type="string">
            <text:p>30A</text:p>
          </table:table-cell>
          <table:table-cell table:style-name="ce15" table:formula="of:=DEC2HEX([.F20])" office:value-type="string" office:string-value="336" calcext:value-type="string">
            <text:p>336</text:p>
          </table:table-cell>
          <table:table-cell table:style-name="ce15" table:formula="of:=DEC2HEX([.G20])" office:value-type="string" office:string-value="38A" calcext:value-type="string">
            <text:p>38A</text:p>
          </table:table-cell>
          <table:table-cell table:style-name="ce15" table:formula="of:=DEC2HEX([.H20])" office:value-type="string" office:string-value="1F8" calcext:value-type="string">
            <text:p>1F8</text:p>
          </table:table-cell>
          <table:table-cell table:style-name="ce15" table:formula="of:=DEC2HEX([.I20])" office:value-type="string" office:string-value="101" calcext:value-type="string">
            <text:p>101</text:p>
          </table:table-cell>
          <table:table-cell table:style-name="ce15" table:formula="of:=DEC2HEX([.J20])" office:value-type="string" office:string-value="296" calcext:value-type="string">
            <text:p>296</text:p>
          </table:table-cell>
          <table:table-cell table:style-name="ce15" table:formula="of:=DEC2HEX([.K20])" office:value-type="string" office:string-value="239" calcext:value-type="string">
            <text:p>239</text:p>
          </table:table-cell>
          <table:table-cell/>
          <table:table-cell table:style-name="ce42" table:formula="of:=DEC2HEX([.M20])" office:value-type="string" office:string-value="168" calcext:value-type="string">
            <text:p>168</text:p>
          </table:table-cell>
          <table:table-cell table:style-name="ce42" table:formula="of:=DEC2HEX([.N20])" office:value-type="string" office:string-value="347" calcext:value-type="string">
            <text:p>347</text:p>
          </table:table-cell>
          <table:table-cell table:style-name="ce15" table:formula="of:=DEC2HEX([.O20])" office:value-type="string" office:string-value="36D" calcext:value-type="string">
            <text:p>36D</text:p>
          </table:table-cell>
          <table:table-cell table:style-name="ce15" table:formula="of:=DEC2HEX([.P20])" office:value-type="string" office:string-value="2B7" calcext:value-type="string">
            <text:p>2B7</text:p>
          </table:table-cell>
          <table:table-cell table:style-name="ce38" table:formula="of:=DEC2HEX([.Q20])" office:value-type="string" office:string-value="18C" calcext:value-type="string">
            <text:p>18C</text:p>
          </table:table-cell>
          <table:table-cell table:style-name="ce38" table:formula="of:=DEC2HEX([.R20])" office:value-type="string" office:string-value="19" calcext:value-type="string">
            <text:p>19</text:p>
          </table:table-cell>
          <table:table-cell table:style-name="ce1" table:formula="of:=DEC2HEX([.S20])" office:value-type="string" office:string-value="D1" calcext:value-type="string">
            <text:p>D1</text:p>
          </table:table-cell>
          <table:table-cell table:style-name="ce1" table:formula="of:=DEC2HEX([.T20])" office:value-type="string" office:string-value="1C" calcext:value-type="string">
            <text:p>1C</text:p>
          </table:table-cell>
        </table:table-row>
        <table:table-row table:style-name="ro1">
          <table:table-cell table:number-columns-repeated="3"/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95" calcext:value-type="float">
            <text:p>995</text:p>
          </table:table-cell>
          <table:table-cell table:style-name="ce34"/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96" calcext:value-type="float">
            <text:p>496</text:p>
          </table:table-cell>
          <table:table-cell table:style-name="ce34"/>
          <table:table-cell table:style-name="ce15" table:formula="of:=DEC2HEX([.D21])" office:value-type="string" office:string-value="41" calcext:value-type="string">
            <text:p>41</text:p>
          </table:table-cell>
          <table:table-cell table:style-name="ce15" table:formula="of:=DEC2HEX([.E21])" office:value-type="string" office:string-value="1CB" calcext:value-type="string">
            <text:p>1CB</text:p>
          </table:table-cell>
          <table:table-cell table:style-name="ce15" table:formula="of:=DEC2HEX([.F21])" office:value-type="string" office:string-value="153" calcext:value-type="string">
            <text:p>153</text:p>
          </table:table-cell>
          <table:table-cell table:style-name="ce15" table:formula="of:=DEC2HEX([.G21])" office:value-type="string" office:string-value="1BC" calcext:value-type="string">
            <text:p>1BC</text:p>
          </table:table-cell>
          <table:table-cell table:style-name="ce15" table:formula="of:=DEC2HEX([.H21])" office:value-type="string" office:string-value="1F" calcext:value-type="string">
            <text:p>1F</text:p>
          </table:table-cell>
          <table:table-cell table:style-name="ce15" table:formula="of:=DEC2HEX([.I21])" office:value-type="string" office:string-value="B2" calcext:value-type="string">
            <text:p>B2</text:p>
          </table:table-cell>
          <table:table-cell table:style-name="ce15" table:formula="of:=DEC2HEX([.J21])" office:value-type="string" office:string-value="B4" calcext:value-type="string">
            <text:p>B4</text:p>
          </table:table-cell>
          <table:table-cell table:style-name="ce15" table:formula="of:=DEC2HEX([.K21])" office:value-type="string" office:string-value="3E3" calcext:value-type="string">
            <text:p>3E3</text:p>
          </table:table-cell>
          <table:table-cell/>
          <table:table-cell table:style-name="ce42" table:formula="of:=DEC2HEX([.M21])" office:value-type="string" office:string-value="3BA" calcext:value-type="string">
            <text:p>3BA</text:p>
          </table:table-cell>
          <table:table-cell table:style-name="ce42" table:formula="of:=DEC2HEX([.N21])" office:value-type="string" office:string-value="C9" calcext:value-type="string">
            <text:p>C9</text:p>
          </table:table-cell>
          <table:table-cell table:style-name="ce15" table:formula="of:=DEC2HEX([.O21])" office:value-type="string" office:string-value="192" calcext:value-type="string">
            <text:p>192</text:p>
          </table:table-cell>
          <table:table-cell table:style-name="ce15" table:formula="of:=DEC2HEX([.P21])" office:value-type="string" office:string-value="C8" calcext:value-type="string">
            <text:p>C8</text:p>
          </table:table-cell>
          <table:table-cell table:style-name="ce38" table:formula="of:=DEC2HEX([.Q21])" office:value-type="string" office:string-value="21" calcext:value-type="string">
            <text:p>21</text:p>
          </table:table-cell>
          <table:table-cell table:style-name="ce38" table:formula="of:=DEC2HEX([.R21])" office:value-type="string" office:string-value="14C" calcext:value-type="string">
            <text:p>14C</text:p>
          </table:table-cell>
          <table:table-cell table:style-name="ce1" table:formula="of:=DEC2HEX([.S21])" office:value-type="string" office:string-value="1A9" calcext:value-type="string">
            <text:p>1A9</text:p>
          </table:table-cell>
          <table:table-cell table:style-name="ce1" table:formula="of:=DEC2HEX([.T21])" office:value-type="string" office:string-value="1F0" calcext:value-type="string">
            <text:p>1F0</text:p>
          </table:table-cell>
        </table:table-row>
        <table:table-row table:style-name="ro1">
          <table:table-cell table:number-columns-repeated="3"/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448" calcext:value-type="float">
            <text:p>448</text:p>
          </table:table-cell>
          <table:table-cell table:style-name="ce34"/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49" calcext:value-type="float">
            <text:p>749</text:p>
          </table:table-cell>
          <table:table-cell table:style-name="ce34"/>
          <table:table-cell table:style-name="ce41" table:formula="of:=DEC2HEX([.D22])" office:value-type="string" office:string-value="38B" calcext:value-type="string">
            <text:p>38B</text:p>
          </table:table-cell>
          <table:table-cell table:style-name="ce41" table:formula="of:=DEC2HEX([.E22])" office:value-type="string" office:string-value="2BA" calcext:value-type="string">
            <text:p>2BA</text:p>
          </table:table-cell>
          <table:table-cell table:style-name="ce41" table:formula="of:=DEC2HEX([.F22])" office:value-type="string" office:string-value="37D" calcext:value-type="string">
            <text:p>37D</text:p>
          </table:table-cell>
          <table:table-cell table:style-name="ce41" table:formula="of:=DEC2HEX([.G22])" office:value-type="string" office:string-value="B4" calcext:value-type="string">
            <text:p>B4</text:p>
          </table:table-cell>
          <table:table-cell table:style-name="ce41" table:formula="of:=DEC2HEX([.H22])" office:value-type="string" office:string-value="1A2" calcext:value-type="string">
            <text:p>1A2</text:p>
          </table:table-cell>
          <table:table-cell table:style-name="ce41" table:formula="of:=DEC2HEX([.I22])" office:value-type="string" office:string-value="29E" calcext:value-type="string">
            <text:p>29E</text:p>
          </table:table-cell>
          <table:table-cell table:style-name="ce41" table:formula="of:=DEC2HEX([.J22])" office:value-type="string" office:string-value="2CA" calcext:value-type="string">
            <text:p>2CA</text:p>
          </table:table-cell>
          <table:table-cell table:style-name="ce41" table:formula="of:=DEC2HEX([.K22])" office:value-type="string" office:string-value="1C0" calcext:value-type="string">
            <text:p>1C0</text:p>
          </table:table-cell>
          <table:table-cell/>
          <table:table-cell table:style-name="ce42" table:formula="of:=DEC2HEX([.M22])" office:value-type="string" office:string-value="35D" calcext:value-type="string">
            <text:p>35D</text:p>
          </table:table-cell>
          <table:table-cell table:style-name="ce42" table:formula="of:=DEC2HEX([.N22])" office:value-type="string" office:string-value="322" calcext:value-type="string">
            <text:p>322</text:p>
          </table:table-cell>
          <table:table-cell table:style-name="ce15" table:formula="of:=DEC2HEX([.O22])" office:value-type="string" office:string-value="FD" calcext:value-type="string">
            <text:p>FD</text:p>
          </table:table-cell>
          <table:table-cell table:style-name="ce15" table:formula="of:=DEC2HEX([.P22])" office:value-type="string" office:string-value="134" calcext:value-type="string">
            <text:p>134</text:p>
          </table:table-cell>
          <table:table-cell table:style-name="ce38" table:formula="of:=DEC2HEX([.Q22])" office:value-type="string" office:string-value="113" calcext:value-type="string">
            <text:p>113</text:p>
          </table:table-cell>
          <table:table-cell table:style-name="ce38" table:formula="of:=DEC2HEX([.R22])" office:value-type="string" office:string-value="1D8" calcext:value-type="string">
            <text:p>1D8</text:p>
          </table:table-cell>
          <table:table-cell table:style-name="ce1" table:formula="of:=DEC2HEX([.S22])" office:value-type="string" office:string-value="73" calcext:value-type="string">
            <text:p>73</text:p>
          </table:table-cell>
          <table:table-cell table:style-name="ce1" table:formula="of:=DEC2HEX([.T22])" office:value-type="string" office:string-value="2ED" calcext:value-type="string">
            <text:p>2ED</text:p>
          </table:table-cell>
        </table:table-row>
        <table:table-row table:style-name="ro1">
          <table:table-cell table:number-columns-repeated="3"/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487" calcext:value-type="float">
            <text:p>487</text:p>
          </table:table-cell>
          <table:table-cell table:style-name="ce34"/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38" calcext:value-type="float">
            <text:p>338</text:p>
          </table:table-cell>
          <table:table-cell table:style-name="ce34"/>
          <table:table-cell table:style-name="ce41" table:formula="of:=DEC2HEX([.D23])" office:value-type="string" office:string-value="36C" calcext:value-type="string">
            <text:p>36C</text:p>
          </table:table-cell>
          <table:table-cell table:style-name="ce41" table:formula="of:=DEC2HEX([.E23])" office:value-type="string" office:string-value="74" calcext:value-type="string">
            <text:p>74</text:p>
          </table:table-cell>
          <table:table-cell table:style-name="ce41" table:formula="of:=DEC2HEX([.F23])" office:value-type="string" office:string-value="3AB" calcext:value-type="string">
            <text:p>3AB</text:p>
          </table:table-cell>
          <table:table-cell table:style-name="ce41" table:formula="of:=DEC2HEX([.G23])" office:value-type="string" office:string-value="95" calcext:value-type="string">
            <text:p>95</text:p>
          </table:table-cell>
          <table:table-cell table:style-name="ce41" table:formula="of:=DEC2HEX([.H23])" office:value-type="string" office:string-value="1A8" calcext:value-type="string">
            <text:p>1A8</text:p>
          </table:table-cell>
          <table:table-cell table:style-name="ce41" table:formula="of:=DEC2HEX([.I23])" office:value-type="string" office:string-value="37A" calcext:value-type="string">
            <text:p>37A</text:p>
          </table:table-cell>
          <table:table-cell table:style-name="ce41" table:formula="of:=DEC2HEX([.J23])" office:value-type="string" office:string-value="384" calcext:value-type="string">
            <text:p>384</text:p>
          </table:table-cell>
          <table:table-cell table:style-name="ce41" table:formula="of:=DEC2HEX([.K23])" office:value-type="string" office:string-value="1E7" calcext:value-type="string">
            <text:p>1E7</text:p>
          </table:table-cell>
          <table:table-cell/>
          <table:table-cell table:style-name="ce42" table:formula="of:=DEC2HEX([.M23])" office:value-type="string" office:string-value="AE" calcext:value-type="string">
            <text:p>AE</text:p>
          </table:table-cell>
          <table:table-cell table:style-name="ce42" table:formula="of:=DEC2HEX([.N23])" office:value-type="string" office:string-value="391" calcext:value-type="string">
            <text:p>391</text:p>
          </table:table-cell>
          <table:table-cell table:style-name="ce15" table:formula="of:=DEC2HEX([.O23])" office:value-type="string" office:string-value="1B4" calcext:value-type="string">
            <text:p>1B4</text:p>
          </table:table-cell>
          <table:table-cell table:style-name="ce15" table:formula="of:=DEC2HEX([.P23])" office:value-type="string" office:string-value="3A3" calcext:value-type="string">
            <text:p>3A3</text:p>
          </table:table-cell>
          <table:table-cell table:style-name="ce38" table:formula="of:=DEC2HEX([.Q23])" office:value-type="string" office:string-value="3BE" calcext:value-type="string">
            <text:p>3BE</text:p>
          </table:table-cell>
          <table:table-cell table:style-name="ce38" table:formula="of:=DEC2HEX([.R23])" office:value-type="string" office:string-value="133" calcext:value-type="string">
            <text:p>133</text:p>
          </table:table-cell>
          <table:table-cell table:style-name="ce1" table:formula="of:=DEC2HEX([.S23])" office:value-type="string" office:string-value="5A" calcext:value-type="string">
            <text:p>5A</text:p>
          </table:table-cell>
          <table:table-cell table:style-name="ce1" table:formula="of:=DEC2HEX([.T23])" office:value-type="string" office:string-value="152" calcext:value-type="string">
            <text:p>152</text:p>
          </table:table-cell>
        </table:table-row>
        <table:table-row table:style-name="ro1">
          <table:table-cell table:number-columns-repeated="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433" calcext:value-type="float">
            <text:p>433</text:p>
          </table:table-cell>
          <table:table-cell table:style-name="ce34"/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95" calcext:value-type="float">
            <text:p>295</text:p>
          </table:table-cell>
          <table:table-cell table:style-name="ce34"/>
          <table:table-cell table:style-name="ce42" table:formula="of:=DEC2HEX([.D24])" office:value-type="string" office:string-value="4" calcext:value-type="string">
            <text:p>4</text:p>
          </table:table-cell>
          <table:table-cell table:style-name="ce42" table:formula="of:=DEC2HEX([.E24])" office:value-type="string" office:string-value="92" calcext:value-type="string">
            <text:p>92</text:p>
          </table:table-cell>
          <table:table-cell table:style-name="ce42" table:formula="of:=DEC2HEX([.F24])" office:value-type="string" office:string-value="105" calcext:value-type="string">
            <text:p>105</text:p>
          </table:table-cell>
          <table:table-cell table:style-name="ce42" table:formula="of:=DEC2HEX([.G24])" office:value-type="string" office:string-value="1E6" calcext:value-type="string">
            <text:p>1E6</text:p>
          </table:table-cell>
          <table:table-cell table:style-name="ce42" table:formula="of:=DEC2HEX([.H24])" office:value-type="string" office:string-value="1" calcext:value-type="string">
            <text:p>1</text:p>
          </table:table-cell>
          <table:table-cell table:style-name="ce42" table:formula="of:=DEC2HEX([.I24])" office:value-type="string" office:string-value="203" calcext:value-type="string">
            <text:p>203</text:p>
          </table:table-cell>
          <table:table-cell table:style-name="ce42" table:formula="of:=DEC2HEX([.J24])" office:value-type="string" office:string-value="27A" calcext:value-type="string">
            <text:p>27A</text:p>
          </table:table-cell>
          <table:table-cell table:style-name="ce42" table:formula="of:=DEC2HEX([.K24])" office:value-type="string" office:string-value="1B1" calcext:value-type="string">
            <text:p>1B1</text:p>
          </table:table-cell>
          <table:table-cell/>
          <table:table-cell table:style-name="ce42" table:formula="of:=DEC2HEX([.M24])" office:value-type="string" office:string-value="2D4" calcext:value-type="string">
            <text:p>2D4</text:p>
          </table:table-cell>
          <table:table-cell table:style-name="ce42" table:formula="of:=DEC2HEX([.N24])" office:value-type="string" office:string-value="1CE" calcext:value-type="string">
            <text:p>1CE</text:p>
          </table:table-cell>
          <table:table-cell table:style-name="ce15" table:formula="of:=DEC2HEX([.O24])" office:value-type="string" office:string-value="1D" calcext:value-type="string">
            <text:p>1D</text:p>
          </table:table-cell>
          <table:table-cell table:style-name="ce15" table:formula="of:=DEC2HEX([.P24])" office:value-type="string" office:string-value="354" calcext:value-type="string">
            <text:p>354</text:p>
          </table:table-cell>
          <table:table-cell table:style-name="ce38" table:formula="of:=DEC2HEX([.Q24])" office:value-type="string" office:string-value="313" calcext:value-type="string">
            <text:p>313</text:p>
          </table:table-cell>
          <table:table-cell table:style-name="ce38" table:formula="of:=DEC2HEX([.R24])" office:value-type="string" office:string-value="163" calcext:value-type="string">
            <text:p>163</text:p>
          </table:table-cell>
          <table:table-cell table:style-name="ce1" table:formula="of:=DEC2HEX([.S24])" office:value-type="string" office:string-value="11F" calcext:value-type="string">
            <text:p>11F</text:p>
          </table:table-cell>
          <table:table-cell table:style-name="ce1" table:formula="of:=DEC2HEX([.T24])" office:value-type="string" office:string-value="127" calcext:value-type="string">
            <text:p>127</text:p>
          </table:table-cell>
        </table:table-row>
        <table:table-row table:style-name="ro1">
          <table:table-cell table:number-columns-repeated="3"/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178" calcext:value-type="float">
            <text:p>178</text:p>
          </table:table-cell>
          <table:table-cell table:style-name="ce34"/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703" calcext:value-type="float">
            <text:p>703</text:p>
          </table:table-cell>
          <table:table-cell table:style-name="ce34"/>
          <table:table-cell table:style-name="ce42" table:formula="of:=DEC2HEX([.D25])" office:value-type="string" office:string-value="303" calcext:value-type="string">
            <text:p>303</text:p>
          </table:table-cell>
          <table:table-cell table:style-name="ce42" table:formula="of:=DEC2HEX([.E25])" office:value-type="string" office:string-value="E" calcext:value-type="string">
            <text:p>E</text:p>
          </table:table-cell>
          <table:table-cell table:style-name="ce42" table:formula="of:=DEC2HEX([.F25])" office:value-type="string" office:string-value="1BC" calcext:value-type="string">
            <text:p>1BC</text:p>
          </table:table-cell>
          <table:table-cell table:style-name="ce42" table:formula="of:=DEC2HEX([.G25])" office:value-type="string" office:string-value="19" calcext:value-type="string">
            <text:p>19</text:p>
          </table:table-cell>
          <table:table-cell table:style-name="ce42" table:formula="of:=DEC2HEX([.H25])" office:value-type="string" office:string-value="CB" calcext:value-type="string">
            <text:p>CB</text:p>
          </table:table-cell>
          <table:table-cell table:style-name="ce42" table:formula="of:=DEC2HEX([.I25])" office:value-type="string" office:string-value="2E5" calcext:value-type="string">
            <text:p>2E5</text:p>
          </table:table-cell>
          <table:table-cell table:style-name="ce42" table:formula="of:=DEC2HEX([.J25])" office:value-type="string" office:string-value="2DE" calcext:value-type="string">
            <text:p>2DE</text:p>
          </table:table-cell>
          <table:table-cell table:style-name="ce42" table:formula="of:=DEC2HEX([.K25])" office:value-type="string" office:string-value="B2" calcext:value-type="string">
            <text:p>B2</text:p>
          </table:table-cell>
          <table:table-cell/>
          <table:table-cell table:style-name="ce42" table:formula="of:=DEC2HEX([.M25])" office:value-type="string" office:string-value="15C" calcext:value-type="string">
            <text:p>15C</text:p>
          </table:table-cell>
          <table:table-cell table:style-name="ce42" table:formula="of:=DEC2HEX([.N25])" office:value-type="string" office:string-value="362" calcext:value-type="string">
            <text:p>362</text:p>
          </table:table-cell>
          <table:table-cell table:style-name="ce15" table:formula="of:=DEC2HEX([.O25])" office:value-type="string" office:string-value="31B" calcext:value-type="string">
            <text:p>31B</text:p>
          </table:table-cell>
          <table:table-cell table:style-name="ce15" table:formula="of:=DEC2HEX([.P25])" office:value-type="string" office:string-value="1D" calcext:value-type="string">
            <text:p>1D</text:p>
          </table:table-cell>
          <table:table-cell table:style-name="ce38" table:formula="of:=DEC2HEX([.Q25])" office:value-type="string" office:string-value="309" calcext:value-type="string">
            <text:p>309</text:p>
          </table:table-cell>
          <table:table-cell table:style-name="ce38" table:formula="of:=DEC2HEX([.R25])" office:value-type="string" office:string-value="1B4" calcext:value-type="string">
            <text:p>1B4</text:p>
          </table:table-cell>
          <table:table-cell table:style-name="ce1" table:formula="of:=DEC2HEX([.S25])" office:value-type="string" office:string-value="1E2" calcext:value-type="string">
            <text:p>1E2</text:p>
          </table:table-cell>
          <table:table-cell table:style-name="ce1" table:formula="of:=DEC2HEX([.T25])" office:value-type="string" office:string-value="2BF" calcext:value-type="string">
            <text:p>2BF</text:p>
          </table:table-cell>
        </table:table-row>
        <table:table-row table:style-name="ro1">
          <table:table-cell table:number-columns-repeated="3"/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302" calcext:value-type="float">
            <text:p>302</text:p>
          </table:table-cell>
          <table:table-cell table:style-name="ce34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327" calcext:value-type="float">
            <text:p>327</text:p>
          </table:table-cell>
          <table:table-cell table:style-name="ce34"/>
          <table:table-cell table:style-name="ce1" table:formula="of:=DEC2HEX([.D26])" office:value-type="string" office:string-value="1FF" calcext:value-type="string">
            <text:p>1FF</text:p>
          </table:table-cell>
          <table:table-cell table:style-name="ce1" table:formula="of:=DEC2HEX([.E26])" office:value-type="string" office:string-value="2BE" calcext:value-type="string">
            <text:p>2BE</text:p>
          </table:table-cell>
          <table:table-cell table:style-name="ce1" table:formula="of:=DEC2HEX([.F26])" office:value-type="string" office:string-value="3D3" calcext:value-type="string">
            <text:p>3D3</text:p>
          </table:table-cell>
          <table:table-cell table:style-name="ce1" table:formula="of:=DEC2HEX([.G26])" office:value-type="string" office:string-value="E0" calcext:value-type="string">
            <text:p>E0</text:p>
          </table:table-cell>
          <table:table-cell table:style-name="ce1" table:formula="of:=DEC2HEX([.H26])" office:value-type="string" office:string-value="36B" calcext:value-type="string">
            <text:p>36B</text:p>
          </table:table-cell>
          <table:table-cell table:style-name="ce1" table:formula="of:=DEC2HEX([.I26])" office:value-type="string" office:string-value="3A" calcext:value-type="string">
            <text:p>3A</text:p>
          </table:table-cell>
          <table:table-cell table:style-name="ce1" table:formula="of:=DEC2HEX([.J26])" office:value-type="string" office:string-value="28D" calcext:value-type="string">
            <text:p>28D</text:p>
          </table:table-cell>
          <table:table-cell table:style-name="ce1" table:formula="of:=DEC2HEX([.K26])" office:value-type="string" office:string-value="12E" calcext:value-type="string">
            <text:p>12E</text:p>
          </table:table-cell>
          <table:table-cell/>
          <table:table-cell table:style-name="ce42" table:formula="of:=DEC2HEX([.M26])" office:value-type="string" office:string-value="15" calcext:value-type="string">
            <text:p>15</text:p>
          </table:table-cell>
          <table:table-cell table:style-name="ce42" table:formula="of:=DEC2HEX([.N26])" office:value-type="string" office:string-value="305" calcext:value-type="string">
            <text:p>305</text:p>
          </table:table-cell>
          <table:table-cell table:style-name="ce15" table:formula="of:=DEC2HEX([.O26])" office:value-type="string" office:string-value="2BF" calcext:value-type="string">
            <text:p>2BF</text:p>
          </table:table-cell>
          <table:table-cell table:style-name="ce15" table:formula="of:=DEC2HEX([.P26])" office:value-type="string" office:string-value="1C4" calcext:value-type="string">
            <text:p>1C4</text:p>
          </table:table-cell>
          <table:table-cell table:style-name="ce38" table:formula="of:=DEC2HEX([.Q26])" office:value-type="string" office:string-value="20F" calcext:value-type="string">
            <text:p>20F</text:p>
          </table:table-cell>
          <table:table-cell table:style-name="ce38" table:formula="of:=DEC2HEX([.R26])" office:value-type="string" office:string-value="34D" calcext:value-type="string">
            <text:p>34D</text:p>
          </table:table-cell>
          <table:table-cell table:style-name="ce1" table:formula="of:=DEC2HEX([.S26])" office:value-type="string" office:string-value="3CD" calcext:value-type="string">
            <text:p>3CD</text:p>
          </table:table-cell>
          <table:table-cell table:style-name="ce1" table:formula="of:=DEC2HEX([.T26])" office:value-type="string" office:string-value="147" calcext:value-type="string">
            <text:p>147</text:p>
          </table:table-cell>
        </table:table-row>
        <table:table-row table:style-name="ro1">
          <table:table-cell table:number-columns-repeated="3"/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91" calcext:value-type="float">
            <text:p>291</text:p>
          </table:table-cell>
          <table:table-cell table:style-name="ce34"/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969" calcext:value-type="float">
            <text:p>969</text:p>
          </table:table-cell>
          <table:table-cell table:style-name="ce34"/>
          <table:table-cell table:style-name="ce1" table:formula="of:=DEC2HEX([.D27])" office:value-type="string" office:string-value="286" calcext:value-type="string">
            <text:p>286</text:p>
          </table:table-cell>
          <table:table-cell table:style-name="ce1" table:formula="of:=DEC2HEX([.E27])" office:value-type="string" office:string-value="366" calcext:value-type="string">
            <text:p>366</text:p>
          </table:table-cell>
          <table:table-cell table:style-name="ce1" table:formula="of:=DEC2HEX([.F27])" office:value-type="string" office:string-value="3CD" calcext:value-type="string">
            <text:p>3CD</text:p>
          </table:table-cell>
          <table:table-cell table:style-name="ce1" table:formula="of:=DEC2HEX([.G27])" office:value-type="string" office:string-value="3E" calcext:value-type="string">
            <text:p>3E</text:p>
          </table:table-cell>
          <table:table-cell table:style-name="ce1" table:formula="of:=DEC2HEX([.H27])" office:value-type="string" office:string-value="337" calcext:value-type="string">
            <text:p>337</text:p>
          </table:table-cell>
          <table:table-cell table:style-name="ce1" table:formula="of:=DEC2HEX([.I27])" office:value-type="string" office:string-value="2B6" calcext:value-type="string">
            <text:p>2B6</text:p>
          </table:table-cell>
          <table:table-cell table:style-name="ce1" table:formula="of:=DEC2HEX([.J27])" office:value-type="string" office:string-value="133" calcext:value-type="string">
            <text:p>133</text:p>
          </table:table-cell>
          <table:table-cell table:style-name="ce1" table:formula="of:=DEC2HEX([.K27])" office:value-type="string" office:string-value="123" calcext:value-type="string">
            <text:p>123</text:p>
          </table:table-cell>
          <table:table-cell/>
          <table:table-cell table:style-name="ce42" table:formula="of:=DEC2HEX([.M27])" office:value-type="string" office:string-value="377" calcext:value-type="string">
            <text:p>377</text:p>
          </table:table-cell>
          <table:table-cell table:style-name="ce42" table:formula="of:=DEC2HEX([.N27])" office:value-type="string" office:string-value="9F" calcext:value-type="string">
            <text:p>9F</text:p>
          </table:table-cell>
          <table:table-cell table:style-name="ce15" table:formula="of:=DEC2HEX([.O27])" office:value-type="string" office:string-value="1B2" calcext:value-type="string">
            <text:p>1B2</text:p>
          </table:table-cell>
          <table:table-cell table:style-name="ce15" table:formula="of:=DEC2HEX([.P27])" office:value-type="string" office:string-value="142" calcext:value-type="string">
            <text:p>142</text:p>
          </table:table-cell>
          <table:table-cell table:style-name="ce38" table:formula="of:=DEC2HEX([.Q27])" office:value-type="string" office:string-value="4" calcext:value-type="string">
            <text:p>4</text:p>
          </table:table-cell>
          <table:table-cell table:style-name="ce38" table:formula="of:=DEC2HEX([.R27])" office:value-type="string" office:string-value="357" calcext:value-type="string">
            <text:p>357</text:p>
          </table:table-cell>
          <table:table-cell table:style-name="ce1" table:formula="of:=DEC2HEX([.S27])" office:value-type="string" office:string-value="E0" calcext:value-type="string">
            <text:p>E0</text:p>
          </table:table-cell>
          <table:table-cell table:style-name="ce1" table:formula="of:=DEC2HEX([.T27])" office:value-type="string" office:string-value="3C9" calcext:value-type="string">
            <text:p>3C9</text:p>
          </table:table-cell>
        </table:table-row>
        <table:table-row table:style-name="ro1" table:number-rows-repeated="2">
          <table:table-cell table:number-columns-repeated="3"/>
          <table:table-cell table:style-name="ce34" table:number-columns-repeated="18"/>
          <table:table-cell table:number-columns-repeated="1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3"/>
          <table:table-cell table:number-matrix-columns-spanned="8" table:number-matrix-rows-spanned="8" table:formula="of:=MMULT([.D20:.K27];[.M20:.T27])" office:value-type="float" office:value="2653975" calcext:value-type="float">
            <text:p>2653975</text:p>
          </table:table-cell>
          <table:table-cell office:value-type="float" office:value="2871563" calcext:value-type="float">
            <text:p>2871563</text:p>
          </table:table-cell>
          <table:table-cell office:value-type="float" office:value="2025909" calcext:value-type="float">
            <text:p>2025909</text:p>
          </table:table-cell>
          <table:table-cell office:value-type="float" office:value="2313345" calcext:value-type="float">
            <text:p>2313345</text:p>
          </table:table-cell>
          <table:table-cell office:value-type="float" office:value="2147943" calcext:value-type="float">
            <text:p>2147943</text:p>
          </table:table-cell>
          <table:table-cell office:value-type="float" office:value="2266379" calcext:value-type="float">
            <text:p>2266379</text:p>
          </table:table-cell>
          <table:table-cell office:value-type="float" office:value="1589460" calcext:value-type="float">
            <text:p>1589460</text:p>
          </table:table-cell>
          <table:table-cell office:value-type="float" office:value="2410692" calcext:value-type="float">
            <text:p>2410692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1801154" calcext:value-type="float">
            <text:p>1801154</text:p>
          </table:table-cell>
          <table:table-cell office:value-type="float" office:value="1289859" calcext:value-type="float">
            <text:p>1289859</text:p>
          </table:table-cell>
          <table:table-cell office:value-type="float" office:value="1221653" calcext:value-type="float">
            <text:p>1221653</text:p>
          </table:table-cell>
          <table:table-cell office:value-type="float" office:value="1088075" calcext:value-type="float">
            <text:p>1088075</text:p>
          </table:table-cell>
          <table:table-cell office:value-type="float" office:value="821007" calcext:value-type="float">
            <text:p>821007</text:p>
          </table:table-cell>
          <table:table-cell office:value-type="float" office:value="1541767" calcext:value-type="float">
            <text:p>1541767</text:p>
          </table:table-cell>
          <table:table-cell office:value-type="float" office:value="780318" calcext:value-type="float">
            <text:p>780318</text:p>
          </table:table-cell>
          <table:table-cell office:value-type="float" office:value="1790761" calcext:value-type="float">
            <text:p>1790761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2740767" calcext:value-type="float">
            <text:p>2740767</text:p>
          </table:table-cell>
          <table:table-cell office:value-type="float" office:value="3178287" calcext:value-type="float">
            <text:p>3178287</text:p>
          </table:table-cell>
          <table:table-cell office:value-type="float" office:value="2621590" calcext:value-type="float">
            <text:p>2621590</text:p>
          </table:table-cell>
          <table:table-cell office:value-type="float" office:value="2055139" calcext:value-type="float">
            <text:p>2055139</text:p>
          </table:table-cell>
          <table:table-cell office:value-type="float" office:value="2027847" calcext:value-type="float">
            <text:p>2027847</text:p>
          </table:table-cell>
          <table:table-cell office:value-type="float" office:value="2158047" calcext:value-type="float">
            <text:p>2158047</text:p>
          </table:table-cell>
          <table:table-cell office:value-type="float" office:value="1843088" calcext:value-type="float">
            <text:p>1843088</text:p>
          </table:table-cell>
          <table:table-cell office:value-type="float" office:value="2363211" calcext:value-type="float">
            <text:p>2363211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2327994" calcext:value-type="float">
            <text:p>2327994</text:p>
          </table:table-cell>
          <table:table-cell office:value-type="float" office:value="3387156" calcext:value-type="float">
            <text:p>3387156</text:p>
          </table:table-cell>
          <table:table-cell office:value-type="float" office:value="2681319" calcext:value-type="float">
            <text:p>2681319</text:p>
          </table:table-cell>
          <table:table-cell office:value-type="float" office:value="2010623" calcext:value-type="float">
            <text:p>2010623</text:p>
          </table:table-cell>
          <table:table-cell office:value-type="float" office:value="2253157" calcext:value-type="float">
            <text:p>2253157</text:p>
          </table:table-cell>
          <table:table-cell office:value-type="float" office:value="2264808" calcext:value-type="float">
            <text:p>2264808</text:p>
          </table:table-cell>
          <table:table-cell office:value-type="float" office:value="1889235" calcext:value-type="float">
            <text:p>1889235</text:p>
          </table:table-cell>
          <table:table-cell office:value-type="float" office:value="2352690" calcext:value-type="float">
            <text:p>235269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1027338" calcext:value-type="float">
            <text:p>1027338</text:p>
          </table:table-cell>
          <table:table-cell office:value-type="float" office:value="1691123" calcext:value-type="float">
            <text:p>1691123</text:p>
          </table:table-cell>
          <table:table-cell office:value-type="float" office:value="1383207" calcext:value-type="float">
            <text:p>1383207</text:p>
          </table:table-cell>
          <table:table-cell office:value-type="float" office:value="1006615" calcext:value-type="float">
            <text:p>1006615</text:p>
          </table:table-cell>
          <table:table-cell office:value-type="float" office:value="1280557" calcext:value-type="float">
            <text:p>1280557</text:p>
          </table:table-cell>
          <table:table-cell office:value-type="float" office:value="1451806" calcext:value-type="float">
            <text:p>1451806</text:p>
          </table:table-cell>
          <table:table-cell office:value-type="float" office:value="1099032" calcext:value-type="float">
            <text:p>1099032</text:p>
          </table:table-cell>
          <table:table-cell office:value-type="float" office:value="1421520" calcext:value-type="float">
            <text:p>1421520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1255690" calcext:value-type="float">
            <text:p>1255690</text:p>
          </table:table-cell>
          <table:table-cell office:value-type="float" office:value="2359772" calcext:value-type="float">
            <text:p>2359772</text:p>
          </table:table-cell>
          <table:table-cell office:value-type="float" office:value="1993263" calcext:value-type="float">
            <text:p>1993263</text:p>
          </table:table-cell>
          <table:table-cell office:value-type="float" office:value="1282201" calcext:value-type="float">
            <text:p>1282201</text:p>
          </table:table-cell>
          <table:table-cell office:value-type="float" office:value="1574876" calcext:value-type="float">
            <text:p>1574876</text:p>
          </table:table-cell>
          <table:table-cell office:value-type="float" office:value="1408727" calcext:value-type="float">
            <text:p>1408727</text:p>
          </table:table-cell>
          <table:table-cell office:value-type="float" office:value="1389876" calcext:value-type="float">
            <text:p>1389876</text:p>
          </table:table-cell>
          <table:table-cell office:value-type="float" office:value="1362846" calcext:value-type="float">
            <text:p>1362846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2670834" calcext:value-type="float">
            <text:p>2670834</text:p>
          </table:table-cell>
          <table:table-cell office:value-type="float" office:value="2566766" calcext:value-type="float">
            <text:p>2566766</text:p>
          </table:table-cell>
          <table:table-cell office:value-type="float" office:value="1737314" calcext:value-type="float">
            <text:p>1737314</text:p>
          </table:table-cell>
          <table:table-cell office:value-type="float" office:value="2145203" calcext:value-type="float">
            <text:p>2145203</text:p>
          </table:table-cell>
          <table:table-cell office:value-type="float" office:value="1788369" calcext:value-type="float">
            <text:p>1788369</text:p>
          </table:table-cell>
          <table:table-cell office:value-type="float" office:value="1922603" calcext:value-type="float">
            <text:p>1922603</text:p>
          </table:table-cell>
          <table:table-cell office:value-type="float" office:value="1519992" calcext:value-type="float">
            <text:p>1519992</text:p>
          </table:table-cell>
          <table:table-cell office:value-type="float" office:value="1976551" calcext:value-type="float">
            <text:p>1976551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float" office:value="3013009" calcext:value-type="float">
            <text:p>3013009</text:p>
          </table:table-cell>
          <table:table-cell office:value-type="float" office:value="2818626" calcext:value-type="float">
            <text:p>2818626</text:p>
          </table:table-cell>
          <table:table-cell office:value-type="float" office:value="2107195" calcext:value-type="float">
            <text:p>2107195</text:p>
          </table:table-cell>
          <table:table-cell office:value-type="float" office:value="1934164" calcext:value-type="float">
            <text:p>1934164</text:p>
          </table:table-cell>
          <table:table-cell office:value-type="float" office:value="1961389" calcext:value-type="float">
            <text:p>1961389</text:p>
          </table:table-cell>
          <table:table-cell office:value-type="float" office:value="1886249" calcext:value-type="float">
            <text:p>1886249</text:p>
          </table:table-cell>
          <table:table-cell office:value-type="float" office:value="1556843" calcext:value-type="float">
            <text:p>1556843</text:p>
          </table:table-cell>
          <table:table-cell office:value-type="float" office:value="2312376" calcext:value-type="float">
            <text:p>2312376</text:p>
          </table:table-cell>
          <table:table-cell table:number-columns-repeated="27"/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3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27"/>
        </table:table-row>
        <table:table-row table:style-name="ro1">
          <table:table-cell table:number-columns-repeated="3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number-columns-repeated="27"/>
        </table:table-row>
        <table:table-row table:style-name="ro1">
          <table:table-cell table:number-columns-repeated="3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39" table:number-columns-repeated="2"/>
          <table:table-cell table:number-columns-repeated="2"/>
          <table:table-cell table:style-name="ce1" table:number-columns-repeated="2"/>
          <table:table-cell table:number-columns-repeated="29"/>
        </table:table-row>
        <table:table-row table:style-name="ro1" table:number-rows-repeated="10">
          <table:table-cell table:number-columns-repeated="38"/>
        </table:table-row>
        <table:table-row table:style-name="ro1">
          <table:table-cell table:number-columns-repeated="12"/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496" calcext:value-type="float">
            <text:p>496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49" calcext:value-type="float">
            <text:p>749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38" calcext:value-type="float">
            <text:p>338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703" calcext:value-type="float">
            <text:p>703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327" calcext:value-type="float">
            <text:p>327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969" calcext:value-type="float">
            <text:p>969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52" calcext:value-type="float">
            <text:p>85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452" calcext:value-type="float">
            <text:p>45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22" calcext:value-type="float">
            <text:p>32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5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 loext:blank-width-char="("> $</number:text>
      <number:fill-character> </number:fill-character>
      <number:text>- _)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3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1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1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1">
      <number:text loext:blank-width-char=" "> </number:text>
      <number:text-content/>
      <number:text loext:blank-width-char=" 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5P2" style:volatile="true">
      <number:text loext:blank-width-char=" "> </number:text>
      <number:fill-character> </number:fill-character>
      <number:text>- _ </number:text>
    </number:number-style>
    <number:text-style style:name="N175">
      <number:text loext:blank-width-char=" "> </number:text>
      <number:text-content/>
      <number:text loext:blank-width-char=" 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1:11:07.213676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35:34.173858985</meta:creation-date>
    <dc:date>2025-07-18T15:04:42.886331289</dc:date>
    <meta:editing-duration>P1DT12H42M31S</meta:editing-duration>
    <meta:editing-cycles>20</meta:editing-cycles>
    <meta:generator>LibreOffice/25.2.2.2$Linux_X86_64 LibreOffice_project/520$Build-2</meta:generator>
    <meta:document-statistic meta:table-count="3" meta:cell-count="1874" meta:object-count="0"/>
  </office:meta>
</office:document-meta>
</file>